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rial" svg:font-family="arial" style:font-family-generic="swiss"/>
    <style:font-face style:name="monospace" svg:font-family="monospace"/>
    <style:font-face style:name="sans-serif" svg:font-family="sans-serif"/>
    <style:font-face style:name="serif" svg:font-family="serif"/>
  </office:font-face-decls>
  <office:automatic-styles>
    <style:style style:name="Tableau1" style:family="table">
      <style:table-properties style:width="5.249cm" fo:margin-left="0.951cm" fo:margin-top="0cm" fo:margin-bottom="0cm" table:align="left" style:writing-mode="lr-tb"/>
    </style:style>
    <style:style style:name="Tableau1.A" style:family="table-column">
      <style:table-column-properties style:column-width="1.247cm"/>
    </style:style>
    <style:style style:name="Tableau1.B" style:family="table-column">
      <style:table-column-properties style:column-width="4.001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1.588cm" fo:keep-together="auto"/>
    </style:style>
    <style:style style:name="Tableau1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2" style:family="table">
      <style:table-properties style:width="6.75cm" fo:margin-left="0.951cm" fo:margin-top="0cm" fo:margin-bottom="0cm" table:align="left" style:writing-mode="lr-tb"/>
    </style:style>
    <style:style style:name="Tableau2.A" style:family="table-column">
      <style:table-column-properties style:column-width="1.247cm"/>
    </style:style>
    <style:style style:name="Tableau2.B" style:family="table-column">
      <style:table-column-properties style:column-width="5.502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2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2.2" style:family="table-row">
      <style:table-row-properties style:min-row-height="1.543cm" fo:keep-together="auto"/>
    </style:style>
    <style:style style:name="Tableau2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.B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3" style:family="table">
      <style:table-properties style:width="9.25cm" fo:margin-left="0.951cm" fo:margin-top="0cm" fo:margin-bottom="0cm" table:align="left" style:writing-mode="lr-tb"/>
    </style:style>
    <style:style style:name="Tableau3.A" style:family="table-column">
      <style:table-column-properties style:column-width="1.247cm"/>
    </style:style>
    <style:style style:name="Tableau3.B" style:family="table-column">
      <style:table-column-properties style:column-width="8.001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3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3.2" style:family="table-row">
      <style:table-row-properties style:min-row-height="1.543cm" fo:keep-together="auto"/>
    </style:style>
    <style:style style:name="Tableau3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3.B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style:font-name="arial" officeooo:rsid="00017883" officeooo:paragraph-rsid="00017883"/>
    </style:style>
    <style:style style:name="P2" style:family="paragraph" style:parent-style-name="Standard">
      <style:text-properties style:font-name="arial" officeooo:rsid="00017883" officeooo:paragraph-rsid="0009c861"/>
    </style:style>
    <style:style style:name="P3" style:family="paragraph" style:parent-style-name="Standard">
      <style:text-properties style:font-name="arial" officeooo:rsid="00017883" officeooo:paragraph-rsid="000cb44e"/>
    </style:style>
    <style:style style:name="P4" style:family="paragraph" style:parent-style-name="Standard">
      <style:text-properties style:font-name="arial" officeooo:rsid="0004a4f7" officeooo:paragraph-rsid="0004a4f7"/>
    </style:style>
    <style:style style:name="P5" style:family="paragraph" style:parent-style-name="Standard">
      <style:text-properties style:font-name="arial" officeooo:rsid="0004a4f7" officeooo:paragraph-rsid="000cd171"/>
    </style:style>
    <style:style style:name="P6" style:family="paragraph" style:parent-style-name="Standard">
      <style:paragraph-properties fo:margin-top="0cm" fo:margin-bottom="0cm" style:contextual-spacing="false"/>
      <style:text-properties style:font-name="Arial" officeooo:rsid="0005f199" officeooo:paragraph-rsid="0007fb88"/>
    </style:style>
    <style:style style:name="P7" style:family="paragraph" style:parent-style-name="Standard">
      <style:paragraph-properties fo:margin-top="0cm" fo:margin-bottom="0cm" style:contextual-spacing="false"/>
      <style:text-properties style:font-name="Arial" officeooo:paragraph-rsid="0007fb88"/>
    </style:style>
    <style:style style:name="P8" style:family="paragraph" style:parent-style-name="Standard">
      <style:text-properties style:font-name="Arial" officeooo:paragraph-rsid="0005f199"/>
    </style:style>
    <style:style style:name="P9" style:family="paragraph" style:parent-style-name="Standard">
      <style:paragraph-properties fo:margin-top="0cm" fo:margin-bottom="0cm" style:contextual-spacing="false"/>
      <style:text-properties style:use-window-font-color="true" loext:opacity="0%" officeooo:paragraph-rsid="0007fb88"/>
    </style:style>
    <style:style style:name="P10" style:family="paragraph" style:parent-style-name="Standard">
      <style:paragraph-properties fo:margin-top="0cm" fo:margin-bottom="0cm" style:contextual-spacing="false"/>
      <style:text-properties style:use-window-font-color="true" loext:opacity="0%" style:font-name="Arial" officeooo:paragraph-rsid="0007fb88"/>
    </style:style>
    <style:style style:name="P11" style:family="paragraph" style:parent-style-name="Standard">
      <style:paragraph-properties fo:margin-top="0cm" fo:margin-bottom="0cm" style:contextual-spacing="false" fo:orphans="0" fo:widows="0"/>
      <style:text-properties style:use-window-font-color="true" loext:opacity="0%" style:font-name="Arial" officeooo:paragraph-rsid="0007fb88"/>
    </style:style>
    <style:style style:name="P12" style:family="paragraph" style:parent-style-name="Standard">
      <style:paragraph-properties fo:margin-top="0cm" fo:margin-bottom="0cm" style:contextual-spacing="false"/>
      <style:text-properties style:use-window-font-color="true" loext:opacity="0%" style:font-name="Arial" officeooo:paragraph-rsid="0007fb88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use-window-font-color="true" loext:opacity="0%" officeooo:paragraph-rsid="0007fb88"/>
    </style:style>
    <style:style style:name="P14" style:family="paragraph" style:parent-style-name="Standard">
      <style:paragraph-properties fo:margin-top="0cm" fo:margin-bottom="0cm" style:contextual-spacing="false" fo:orphans="0" fo:widows="0"/>
      <style:text-properties style:use-window-font-color="true" loext:opacity="0%" officeooo:paragraph-rsid="0007fb88"/>
    </style:style>
    <style:style style:name="P15" style:family="paragraph" style:parent-style-name="Standard">
      <style:paragraph-properties fo:margin-left="0cm" fo:margin-right="-0.191cm" fo:margin-top="0cm" fo:margin-bottom="0cm" style:contextual-spacing="false" fo:orphans="0" fo:widows="0" fo:text-indent="0cm" style:auto-text-indent="false"/>
      <style:text-properties style:use-window-font-color="true" loext:opacity="0%" officeooo:paragraph-rsid="0007fb88"/>
    </style:style>
    <style:style style:name="P16" style:family="paragraph" style:parent-style-name="Standard">
      <style:paragraph-properties fo:margin-top="0cm" fo:margin-bottom="0cm" style:contextual-spacing="false" fo:orphans="0" fo:widows="0"/>
      <style:text-properties style:use-window-font-color="true" loext:opacity="0%" officeooo:rsid="0007fb88" officeooo:paragraph-rsid="0009c861"/>
    </style:style>
    <style:style style:name="P17" style:family="paragraph" style:parent-style-name="Standard">
      <style:paragraph-properties fo:margin-top="0cm" fo:margin-bottom="0cm" style:contextual-spacing="false" fo:orphans="0" fo:widows="0"/>
      <style:text-properties style:use-window-font-color="true" loext:opacity="0%" officeooo:rsid="0007fb88" officeooo:paragraph-rsid="000cb44e"/>
    </style:style>
    <style:style style:name="P18" style:family="paragraph" style:parent-style-name="Standard">
      <style:paragraph-properties fo:margin-top="0cm" fo:margin-bottom="0cm" style:contextual-spacing="false"/>
      <style:text-properties style:use-window-font-color="true" loext:opacity="0%" officeooo:paragraph-rsid="0009c861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0000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00ff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loext:graphic-properties draw:fill="none"/>
      <style:paragraph-properties fo:text-align="start"/>
      <style:text-properties fo:font-size="12pt"/>
    </style:style>
    <style:style style:name="P26" style:family="paragraph">
      <style:paragraph-properties fo:margin-top="0cm" fo:margin-bottom="0cm" fo:line-height="100%" fo:text-align="start"/>
      <style:text-properties fo:font-size="12pt"/>
    </style:style>
    <style:style style:name="P27" style:family="paragraph">
      <loext:graphic-properties draw:fill="none"/>
      <style:paragraph-properties fo:margin-top="0cm" fo:margin-bottom="0cm" fo:line-height="100%" fo:text-align="start"/>
      <style:text-properties fo:font-size="12pt"/>
    </style:style>
    <style:style style:name="P28" style:family="paragraph">
      <loext:graphic-properties draw:fill="none"/>
      <style:paragraph-properties fo:text-align="start" style:writing-mode="lr-tb"/>
      <style:text-properties fo:font-size="12pt"/>
    </style:style>
    <style:style style:name="P29" style:family="paragraph">
      <style:paragraph-properties fo:margin-top="0cm" fo:margin-bottom="0cm" fo:line-height="100%" fo:text-align="start" style:writing-mode="lr-tb"/>
      <style:text-properties fo:font-size="12pt"/>
    </style:style>
    <style:style style:name="P30" style:family="paragraph">
      <loext:graphic-properties draw:fill="none"/>
      <style:paragraph-properties fo:margin-top="0cm" fo:margin-bottom="0cm" fo:line-height="100%" fo:text-align="start" style:writing-mode="lr-tb"/>
      <style:text-properties fo:font-size="12pt"/>
    </style:style>
    <style:style style:name="T1" style:family="text">
      <style:text-properties style:font-name="arial" officeooo:rsid="0004a4f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sans-serif" fo:font-size="12pt"/>
    </style:style>
    <style:style style:name="T4" style:family="text">
      <style:text-properties style:font-name="sans-serif" fo:font-size="12pt" officeooo:rsid="0002c88d"/>
    </style:style>
    <style:style style:name="T5" style:family="text">
      <style:text-properties style:font-name="sans-serif" fo:font-size="12pt" fo:font-weight="bold" style:font-weight-asian="bold" style:font-weight-complex="bold"/>
    </style:style>
    <style:style style:name="T6" style:family="text">
      <style:text-properties style:font-name="sans-serif" fo:font-size="12pt" fo:font-weight="bold" officeooo:rsid="0002c88d" style:font-weight-asian="bold" style:font-weight-complex="bold"/>
    </style:style>
    <style:style style:name="T7" style:family="text">
      <style:text-properties style:font-name="sans-serif" fo:font-size="12pt" officeooo:rsid="00017883"/>
    </style:style>
    <style:style style:name="T8" style:family="text">
      <style:text-properties style:font-name="sans-serif" fo:font-size="12pt" officeooo:rsid="00017883"/>
    </style:style>
    <style:style style:name="T9" style:family="text">
      <style:text-properties style:font-name="sans-serif" fo:font-size="12pt" officeooo:rsid="0009c861"/>
    </style:style>
    <style:style style:name="T10" style:family="text">
      <style:text-properties style:font-name="sans-serif" fo:font-size="12pt" officeooo:rsid="000ab105"/>
    </style:style>
    <style:style style:name="T11" style:family="text">
      <style:text-properties officeooo:rsid="0002c88d"/>
    </style:style>
    <style:style style:name="T12" style:family="text">
      <style:text-properties style:font-name="Arial"/>
    </style:style>
    <style:style style:name="T13" style:family="text">
      <style:text-properties style:font-name="Arial" officeooo:rsid="0007fb88"/>
    </style:style>
    <style:style style:name="T14" style:family="text">
      <style:text-properties style:font-name="Arial" fo:font-style="italic" officeooo:rsid="0007fb88" style:font-style-asian="italic"/>
    </style:style>
    <style:style style:name="T15" style:family="text">
      <style:text-properties style:font-name="Times New Roman" fo:font-style="italic" style:font-style-asian="italic"/>
    </style:style>
    <style:style style:name="T16" style:family="text">
      <style:text-properties style:font-name="Times New Roman" fo:font-style="italic" officeooo:rsid="00105278" style:font-style-asian="italic"/>
    </style:style>
    <style:style style:name="T17" style:family="text">
      <style:text-properties style:font-name="Times New Roman"/>
    </style:style>
    <style:style style:name="T18" style:family="text">
      <style:text-properties officeooo:rsid="000cb44e"/>
    </style:style>
    <style:style style:name="T19" style:family="text">
      <style:text-properties fo:font-variant="normal" fo:text-transform="none" style:use-window-font-color="true" loext:opacity="0%" style:text-line-through-style="none" style:text-line-through-type="none" style:text-position="0% 100%" fo:font-size="10pt" fo:letter-spacing="normal" fo:font-style="italic" style:text-underline-style="none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T20" style:family="text">
      <style:text-properties fo:font-variant="normal" fo:text-transform="none" style:use-window-font-color="true" loext:opacity="0%" style:text-line-through-style="none" style:text-line-through-type="none" style:text-position="0% 100%" fo:font-size="10pt" fo:letter-spacing="normal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ff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ff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ff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ff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ff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ff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6" style:family="graphic">
      <style:graphic-properties draw:stroke="solid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7" style:family="graphic">
      <style:graphic-properties fo:margin-left="0.342cm" fo:margin-right="0.374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8" style:family="graphic">
      <style:graphic-properties draw:stroke="solid" svg:stroke-width="0.035cm" svg:stroke-color="#000000" draw:marker-end="msArrowOpenEnd_20_5_20_35" draw:marker-end-width="0.245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159" style:family="graphic">
      <style:graphic-properties draw:stroke="solid" svg:stroke-width="0.035cm" svg:stroke-color="#ff0000" draw:stroke-linejoin="round" draw:fill="none" draw:textarea-vertical-align="top" draw:auto-grow-height="false" draw:fit-to-size="false" style:shrink-to-fit="false" fo:min-height="0.603cm" fo:min-width="0.762cm" fo:padding-top="0.254cm" fo:padding-bottom="0.254cm" fo:padding-left="0.254cm" fo:padding-right="0.254cm" fo:wrap-option="wrap" style:run-through="foreground"/>
      <style:paragraph-properties style:writing-mode="lr-tb"/>
    </style:style>
    <style:style style:name="gr160" style:family="graphic">
      <style:graphic-properties draw:stroke="none" svg:stroke-width="0cm" draw:fill="none" draw:textarea-vertical-align="top" draw:auto-grow-height="false" draw:fit-to-size="false" style:shrink-to-fit="false" fo:min-height="0.48cm" fo:min-width="0.921cm" fo:padding-top="0.254cm" fo:padding-bottom="0.254cm" fo:padding-left="0.254cm" fo:padding-right="0.254cm" fo:wrap-option="wrap" style:run-through="foreground"/>
      <style:paragraph-properties style:writing-mode="lr-tb"/>
    </style:style>
    <style:style style:name="gr161" style:family="graphic">
      <style:graphic-properties draw:stroke="solid" svg:stroke-width="0.035cm" svg:stroke-color="#ff0000" draw:stroke-linejoin="round" draw:fill="none" draw:textarea-vertical-align="top" draw:auto-grow-height="false" draw:fit-to-size="false" style:shrink-to-fit="false" fo:min-height="0.586cm" fo:min-width="0.762cm" fo:padding-top="0.254cm" fo:padding-bottom="0.254cm" fo:padding-left="0.254cm" fo:padding-right="0.254cm" fo:wrap-option="wrap" style:run-through="foreground"/>
      <style:paragraph-properties style:writing-mode="lr-tb"/>
    </style:style>
    <style:style style:name="gr162" style:family="graphic">
      <style:graphic-properties draw:stroke="none" svg:stroke-width="0cm" draw:fill="none" draw:textarea-vertical-align="top" draw:auto-grow-height="false" draw:fit-to-size="false" style:shrink-to-fit="false" fo:min-height="0.445cm" fo:min-width="0.956cm" fo:padding-top="0.254cm" fo:padding-bottom="0.254cm" fo:padding-left="0.254cm" fo:padding-right="0.254cm" fo:wrap-option="wrap" style:run-through="foreground"/>
      <style:paragraph-properties style:writing-mode="lr-tb"/>
    </style:style>
    <style:style style:name="gr163" style:family="graphic">
      <style:graphic-properties fo:margin-left="0.342cm" fo:margin-right="0.347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4" style:family="graphic">
      <style:graphic-properties draw:stroke="solid" svg:stroke-width="0.035cm" svg:stroke-color="#ff0000" draw:stroke-linejoin="round" draw:fill="none" draw:textarea-vertical-align="top" draw:auto-grow-height="false" draw:fit-to-size="false" style:shrink-to-fit="false" fo:min-height="1.08cm" fo:min-width="0.764cm" fo:padding-top="0.254cm" fo:padding-bottom="0.254cm" fo:padding-left="0.254cm" fo:padding-right="0.254cm" fo:wrap-option="wrap" style:run-through="foreground"/>
      <style:paragraph-properties style:writing-mode="lr-tb"/>
    </style:style>
    <style:style style:name="gr165" style:family="graphic">
      <style:graphic-properties draw:stroke="none" svg:stroke-width="0cm" draw:fill="none" draw:textarea-vertical-align="top" draw:auto-grow-height="false" draw:fit-to-size="false" style:shrink-to-fit="false" fo:min-height="0.483cm" fo:min-width="0.923cm" fo:padding-top="0.254cm" fo:padding-bottom="0.254cm" fo:padding-left="0.254cm" fo:padding-right="0.254cm" fo:wrap-option="wrap" style:run-through="foreground"/>
      <style:paragraph-properties style:writing-mode="lr-tb"/>
    </style:style>
    <style:style style:name="gr166" style:family="graphic">
      <style:graphic-properties draw:stroke="solid" svg:stroke-width="0.035cm" svg:stroke-color="#ff0000" draw:stroke-linejoin="round" draw:fill="none" draw:textarea-vertical-align="top" draw:auto-grow-height="false" draw:fit-to-size="false" style:shrink-to-fit="false" fo:min-height="1.064cm" fo:min-width="0.764cm" fo:padding-top="0.254cm" fo:padding-bottom="0.254cm" fo:padding-left="0.254cm" fo:padding-right="0.254cm" fo:wrap-option="wrap" style:run-through="foreground"/>
      <style:paragraph-properties style:writing-mode="lr-tb"/>
    </style:style>
    <style:style style:name="gr167" style:family="graphic">
      <style:graphic-properties draw:stroke="none" svg:stroke-width="0cm" draw:fill="none" draw:textarea-vertical-align="top" draw:auto-grow-height="false" draw:fit-to-size="false" style:shrink-to-fit="false" fo:min-height="0.448cm" fo:min-width="0.96cm" fo:padding-top="0.254cm" fo:padding-bottom="0.254cm" fo:padding-left="0.254cm" fo:padding-right="0.254cm" fo:wrap-option="wrap" style:run-through="foreground"/>
      <style:paragraph-properties style:writing-mode="lr-tb"/>
    </style:style>
    <style:style style:name="gr1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_20_1">Second degrés 2/2</text:p>
      <text:p text:style-name="P1"/>
      <text:h text:style-name="Heading_20_2" text:outline-level="2">I – Équation du second degrés</text:h>
      <text:p text:style-name="P1"/>
      <text:p text:style-name="P1">La solution d’une équation de second se nomme <text:span text:style-name="T2">la racine</text:span> du trinôme.</text:p>
      <text:p text:style-name="P3">Le nombre réel noté <draw:g text:anchor-type="as-char" svg:y="-0.3cm" draw:z-index="35" draw:style-name="gr1"><svg:title>TexMaths</svg:title><svg:desc>12§display§\Delta§svg§600§FALSE§</svg:desc><draw:g draw:style-name="gr2"><draw:path draw:style-name="gr54" draw:text-style-name="P19" svg:width="0.286cm" svg:height="0.255cm" svg:x="0.003cm" svg:y="0.022cm" svg:viewBox="0 0 287 256" svg:d="M0 0c95 0 192 0 287 0 0 85 0 171 0 256-95 0-192 0-287 0 0-85 0-171 0-256z"><text:p/></draw:path><draw:path draw:style-name="gr55" draw:text-style-name="P20" svg:width="0.31cm" svg:height="0.298cm" svg:x="0.001cm" svg:y="0cm" svg:viewBox="0 0 311 299" svg:d="M166 7c-2-5-2-7-9-7-8 0-9 2-11 7-48 95-95 189-144 284-2 4-1 4-2 5 0 3 4 3 10 3 97 0 194 0 291 0 8 0 10 0 10-3-1-1 0-1-2-5-47-95-94-189-143-284zM143 42c38 75 75 150 113 225-76 0-151 0-227 0 37-75 76-150 114-225z"><text:p/></draw:path></draw:g></draw:g><text:s/>égal à <text:s/><draw:g text:anchor-type="as-char" svg:y="-0.339cm" draw:z-index="36" draw:style-name="gr1"><svg:title>TexMaths</svg:title><svg:desc>12§display§ b^2-4ac§svg§600§FALSE§</svg:desc><draw:g draw:style-name="gr2"><draw:path draw:style-name="gr47" draw:text-style-name="P19" svg:width="1.454cm" svg:height="0.329cm" svg:x="0.002cm" svg:y="0.023cm" svg:viewBox="0 0 1455 330" svg:d="M728 330c-244 0-486 0-728 0 0-111 0-220 0-330 484 0 970 0 1455 0 0 110 0 219 0 330-243 0-485 0-727 0z"><text:p/></draw:path><draw:path draw:style-name="gr48" draw:text-style-name="P20" svg:width="0.154cm" svg:height="0.294cm" svg:x="0.001cm" svg:y="0.078cm" svg:viewBox="0 0 155 295" svg:d="M80 4c-1-2 0-4-4-4-11 0-41 2-52 4-4 0-8 1-8 8 0 5 3 5 9 5 21 0 22 3 22 7s-4 18-6 26c-12 46-23 91-35 137-5 20-6 26-6 42 0 40 22 66 53 66 50 0 102-62 102-122 0-39-23-68-57-68-19 0-36 12-49 26 11-43 21-85 31-127zM41 163c2-10 2-10 6-14 21-28 39-34 51-34 15 0 27 12 27 40 0 24-15 72-22 87-14 28-33 43-50 43-15 0-28-10-28-42 0-8 0-16 6-42 4-13 6-26 10-38z"><text:p/></draw:path><draw:path draw:style-name="gr49" draw:text-style-name="P20" svg:width="0.13cm" svg:height="0.194cm" svg:x="0.18cm" svg:y="0.001cm" svg:viewBox="0 0 131 195" svg:d="M131 143c-4 0-6 0-10 0-1 6-5 22-8 26-3 1-25 1-29 1-18 0-36 0-54 0 31-27 41-35 59-49 21-17 42-36 42-63 0-36-31-58-69-58-37 0-62 26-62 53 0 15 13 17 16 17 7 0 15-5 15-16 0-6-1-16-17-16 10-21 29-27 44-27 28 0 44 23 44 47 0 25-18 45-28 56-24 23-46 47-70 71-4 2-4 2-4 10 41 0 82 0 122 0 3-18 6-36 9-52z"><text:p/></draw:path><draw:path draw:style-name="gr50" draw:text-style-name="P20" svg:width="0.256cm" svg:height="0.016cm" svg:x="0.479cm" svg:y="0.255cm" svg:viewBox="0 0 257 17" svg:d="M242 17c7 0 15 0 15-9 0-8-8-8-15-8-75 0-152 0-228 0-7 0-14 0-14 8 0 9 7 9 14 9 76 0 153 0 228 0z"><text:p/></draw:path><draw:path draw:style-name="gr51" draw:text-style-name="P20" svg:width="0.186cm" svg:height="0.282cm" svg:x="0.875cm" svg:y="0.085cm" svg:viewBox="0 0 187 283" svg:d="M113 213c0 14 0 26 0 38 0 14-1 19-33 19-2 0-6 0-8 0 0 5 0 9 0 13 17-1 38-1 56-1s41 0 58 1c0-4 0-8 0-13-3 0-6 0-9 0-31 0-32-5-32-19 0-12 0-24 0-38 14 0 28 0 42 0 0-3 0-8 0-12-14 0-28 0-42 0 0-63 0-127 0-190 0-9 0-11-7-11-4 0-5 0-8 5-44 65-87 130-130 196 0 4 0 9 0 12 37 0 76 0 113 0zM115 201c-35 0-68 0-103 0 35-52 68-105 103-157 0 52 0 105 0 157z"><text:p/></draw:path><draw:path draw:style-name="gr52" draw:text-style-name="P20" svg:width="0.192cm" svg:height="0.19cm" svg:x="1.091cm" svg:y="0.184cm" svg:viewBox="0 0 193 191" svg:d="M140 26c-7-15-19-26-38-26-49 0-102 62-102 123 0 40 24 68 56 68 9 0 30-3 56-32 2 17 18 32 38 32 14 0 24-10 31-23 6-16 12-41 12-42 0-5-4-5-5-5-5 0-5 2-6 8-7 27-14 52-32 52-11 0-12-11-12-19 0-10 0-13 5-31 4-18 6-22 9-39 5-20 11-39 16-58 2-11 2-12 2-15 0-7-5-11-12-11-11 0-17 10-18 18zM113 135c-1 9-1 9-9 16-18 23-36 30-46 30-22 0-28-23-28-40 0-20 13-73 23-92 13-24 32-39 49-39 28 0 34 33 34 37 0 2-2 5-2 6-7 27-14 55-21 82z"><text:p/></draw:path><draw:path draw:style-name="gr53" draw:text-style-name="P20" svg:width="0.163cm" svg:height="0.19cm" svg:x="1.314cm" svg:y="0.184cm" svg:viewBox="0 0 164 191" svg:d="M150 26c-7 0-13 0-19 6s-7 14-7 16c0 11 7 16 15 16 12 0 24-11 24-28 0-20-20-36-50-36-57 0-113 60-113 120 0 37 25 71 68 71 60 0 96-45 96-51 0-2-2-5-5-5-2 0-3 2-6 4-33 42-79 42-83 42-27 0-39-20-39-46 0-18 9-58 23-83 13-24 36-42 60-42 14 0 30 4 36 16z"><text:p/></draw:path></draw:g></draw:g><text:s/>se nomme <text:span text:style-name="T2">le discriminant</text:span> du trinôme.</text:p>
      <text:p text:style-name="P1"/>
      <text:p text:style-name="P3"><text:span text:style-name="T3">Soit </text:span><text:span text:style-name="T3"><draw:g text:anchor-type="as-char" svg:y="-0.3cm" draw:z-index="14" draw:style-name="gr1"><svg:title>TexMaths</svg:title><svg:desc>12§display§\Delta§svg§600§FALSE§</svg:desc><draw:g draw:style-name="gr2"><draw:path draw:style-name="gr140" draw:text-style-name="P19" svg:width="0.286cm" svg:height="0.255cm" svg:x="0.003cm" svg:y="0.022cm" svg:viewBox="0 0 287 256" svg:d="M0 0c95 0 192 0 287 0 0 85 0 171 0 256-95 0-192 0-287 0 0-85 0-171 0-256z"><text:p/></draw:path><draw:path draw:style-name="gr141" draw:text-style-name="P20" svg:width="0.31cm" svg:height="0.298cm" svg:x="0.001cm" svg:y="0cm" svg:viewBox="0 0 311 299" svg:d="M166 7c-2-5-2-7-9-7-8 0-9 2-11 7-48 95-95 189-144 284-2 4-1 4-2 5 0 3 4 3 10 3 97 0 194 0 291 0 8 0 10 0 10-3-1-1 0-1-2-5-47-95-94-189-143-284zM143 42c38 75 75 150 113 225-76 0-151 0-227 0 37-75 76-150 114-225z"><text:p/></draw:path></draw:g></draw:g></text:span><text:s text:c="2"/><text:span text:style-name="T3">le discriminant du trinôme</text:span> <draw:g text:anchor-type="as-char" svg:y="-0.367cm" draw:z-index="0" draw:style-name="gr1"><svg:title>TexMaths</svg:title><svg:desc>12§display§ax^2 + bx+ c§svg§600§FALSE§</svg:desc><draw:g draw:style-name="gr2"><draw:path draw:style-name="gr218" draw:text-style-name="P19" svg:width="2.24cm" svg:height="0.359cm" svg:x="0.006cm" svg:y="0.022cm" svg:viewBox="0 0 2241 360" svg:d="M0 0c747 0 1494 0 2241 0 0 120 0 240 0 360-747 0-1494 0-2241 0 0-120 0-240 0-360z"><text:p/></draw:path><draw:path draw:style-name="gr219" draw:text-style-name="P20" svg:width="0.192cm" svg:height="0.19cm" svg:x="0.001cm" svg:y="0.183cm" svg:viewBox="0 0 193 191" svg:d="M140 26c-7-15-20-26-38-26-49 0-102 61-102 124 0 39 23 67 56 67 9 0 29-3 54-33 4 18 20 33 39 33 15 0 25-10 31-24 7-15 8-28 13-41 0-5-3-5-5-5-4 0-4 3-6 9-7 26-15 51-32 51-11 0-12-11-12-19 0-10 0-13 5-31s6-22 9-39c5-20 10-39 15-58 3-12 3-12 3-15 0-7-4-11-12-11-10 0-16 10-18 18zM113 136c-3 7-3 8-9 15-18 23-36 30-48 30-20 0-26-23-26-39 0-21 13-74 23-93 13-24 32-39 49-39 28 0 34 32 34 36 0 2-2 6-2 7-7 27-14 55-21 83z"><text:p/></draw:path><draw:path draw:style-name="gr220" draw:text-style-name="P20" svg:width="0.209cm" svg:height="0.19cm" svg:x="0.219cm" svg:y="0.183cm" svg:viewBox="0 0 210 191" svg:d="M128 59c3-11 12-49 42-49 2 0 12 0 21 4-12 3-21 14-21 23 0 7 5 15 17 15 10 0 23-8 23-24 0-22-25-28-40-28-24 0-39 22-44 31-11-27-34-31-46-31-43 0-67 54-67 65 0 3 4 3 5 3 4 0 5 0 6-3 13-46 42-55 56-55 8 0 23 3 23 27 0 13-7 41-23 101-7 25-21 43-40 43-3 0-12 0-21-6 10-1 19-11 19-21 0-12-9-16-15-16-12 0-23 11-23 25 0 19 20 28 40 28 27 0 43-30 44-33 5 16 20 33 46 33 43 0 67-55 67-65 0-5-4-5-5-5-5 0-5 3-6 5-14 46-42 55-56 55-16 0-23-13-23-27 0-10 2-20 7-38 5-19 10-38 14-57z"><text:p/></draw:path><draw:path draw:style-name="gr221" draw:text-style-name="P20" svg:width="0.13cm" svg:height="0.195cm" svg:x="0.466cm" svg:y="0cm" svg:viewBox="0 0 131 196" svg:d="M131 142c-4 0-7 0-11 0-1 7-4 24-7 27-3 1-25 1-30 1-18 0-36 0-54 0 31-27 42-36 59-49 22-18 43-36 43-63 0-36-33-58-70-58-36 0-61 25-61 53 0 14 12 17 16 17 7 0 15-5 15-16 0-6-2-16-18-16 10-21 30-27 43-27 30 0 46 23 46 47 0 25-19 45-28 56-24 23-48 46-72 70-2 3-2 3-2 12 41 0 80 0 121 0 4-18 6-36 10-54z"><text:p/></draw:path><draw:path draw:style-name="gr222" draw:text-style-name="P20" svg:width="0.279cm" svg:height="0.279cm" svg:x="0.754cm" svg:y="0.123cm" svg:viewBox="0 0 280 280" svg:d="M149 149c39 0 78 0 117 0 6 0 14 0 14-9 0-8-8-8-14-8-39 0-78 0-117 0 0-40 0-78 0-118 0-6 0-14-9-14-8 0-8 8-8 14 0 40 0 78 0 118-40 0-79 0-119 0-6 0-13 0-13 8 0 9 7 9 13 9 40 0 79 0 119 0 0 38 0 78 0 116 0 6 0 15 8 15 9 0 9-9 9-15 0-38 0-78 0-116z"><text:p/></draw:path><draw:path draw:style-name="gr223" draw:text-style-name="P20" svg:width="0.154cm" svg:height="0.295cm" svg:x="1.171cm" svg:y="0.077cm" svg:viewBox="0 0 155 296" svg:d="M80 5c-1-1 0-5-4-5-10 0-41 4-52 5-4 0-8 1-8 8 0 5 3 5 10 5 20 0 21 4 21 7 0 4-4 18-6 27-12 45-23 91-35 136-5 21-6 27-6 42 0 40 22 66 53 66 50 0 102-63 102-122 0-38-23-67-57-67-19 0-36 12-49 25 11-43 21-85 31-127zM41 164c2-9 2-10 6-14 21-28 39-34 51-34 15 0 27 12 27 40 0 24-15 72-22 88-14 27-33 43-50 43-15 0-28-11-28-42 0-9 0-17 6-42 4-13 6-27 10-39z"><text:p/></draw:path><draw:path draw:style-name="gr224" draw:text-style-name="P20" svg:width="0.209cm" svg:height="0.19cm" svg:x="1.343cm" svg:y="0.183cm" svg:viewBox="0 0 210 191" svg:d="M128 59c3-11 12-49 42-49 3 0 12 0 22 4-12 3-20 14-20 23 0 7 4 15 15 15 10 0 23-8 23-24 0-22-25-28-40-28-24 0-38 22-43 31-11-27-33-31-45-31-45 0-69 54-69 65 0 3 4 2 5 3 4 0 5 0 6-3 14-46 42-55 56-55 9 0 23 3 23 27 0 13-7 41-23 101-7 25-21 43-39 43-4 0-13 0-22-6 11-1 19-11 19-21 0-12-8-16-15-16-12 0-23 11-23 25 0 19 22 28 40 28 27 0 43-30 44-33 5 16 20 33 46 33 43 0 67-55 67-65 0-5-4-5-5-5-4 0-5 3-6 5-13 46-42 55-55 55-17 0-24-13-24-27 0-10 2-20 7-38 5-19 10-38 14-57z"><text:p/></draw:path><draw:path draw:style-name="gr225" draw:text-style-name="P20" svg:width="0.28cm" svg:height="0.279cm" svg:x="1.689cm" svg:y="0.123cm" svg:viewBox="0 0 281 280" svg:d="M149 149c39 0 78 0 117 0 6 0 15 0 15-9 0-8-9-8-15-8-39 0-78 0-117 0 0-40 0-78 0-118 0-6 0-14-9-14-8 0-8 8-8 14 0 40 0 78 0 118-40 0-78 0-118 0-6 0-14 0-14 8 0 9 8 9 14 9 40 0 78 0 118 0 0 38 0 78 0 116 0 6 0 15 8 15 9 0 9-9 9-15 0-38 0-78 0-116z"><text:p/></draw:path><draw:path draw:style-name="gr226" draw:text-style-name="P20" svg:width="0.163cm" svg:height="0.19cm" svg:x="2.104cm" svg:y="0.183cm" svg:viewBox="0 0 164 191" svg:d="M150 26c-7 0-12 0-18 5-7 7-8 15-8 17 0 11 8 14 15 14 12 0 24-9 24-26 0-20-20-36-49-36-58 0-114 60-114 119 0 38 25 72 68 72 60 0 96-45 96-51 0-2-2-4-4-4-3 0-4 0-6 3-34 42-80 42-84 42-27 0-39-20-39-45 0-18 9-59 23-84 13-24 37-42 60-42 14 0 30 4 36 16z"><text:p/></draw:path></draw:g></draw:g><text:span text:style-name="T3">.</text:span><text:line-break/><text:span text:style-name="T3">-</text:span> <text:span text:style-name="T3">Si</text:span> <text:span text:style-name="T9"><draw:g text:anchor-type="as-char" svg:y="-0.3cm" draw:z-index="15" draw:style-name="gr1"><svg:title>TexMaths</svg:title><svg:desc>12§display§\Delta§svg§600§FALSE§</svg:desc><draw:g draw:style-name="gr2"><draw:path draw:style-name="gr138" draw:text-style-name="P19" svg:width="0.286cm" svg:height="0.255cm" svg:x="0.003cm" svg:y="0.022cm" svg:viewBox="0 0 287 256" svg:d="M0 0c95 0 192 0 287 0 0 85 0 171 0 256-95 0-192 0-287 0 0-85 0-171 0-256z"><text:p/></draw:path><draw:path draw:style-name="gr139" draw:text-style-name="P20" svg:width="0.31cm" svg:height="0.298cm" svg:x="0.001cm" svg:y="0cm" svg:viewBox="0 0 311 299" svg:d="M166 7c-2-5-2-7-9-7-8 0-9 2-11 7-48 95-95 189-144 284-2 4-1 4-2 5 0 3 4 3 10 3 97 0 194 0 291 0 8 0 10 0 10-3-1-1 0-1-2-5-47-95-94-189-143-284zM143 42c38 75 75 150 113 225-76 0-151 0-227 0 37-75 76-150 114-225z"><text:p/></draw:path></draw:g></draw:g></text:span><text:s/><text:span text:style-name="T3">&lt; 0 : L'équation</text:span> <draw:g text:anchor-type="as-char" svg:y="-0.367cm" draw:z-index="1" draw:style-name="gr1"><svg:title>TexMaths</svg:title><svg:desc>12§display§ax^2 + bx+ c§svg§600§FALSE§</svg:desc><draw:g draw:style-name="gr2"><draw:path draw:style-name="gr209" draw:text-style-name="P19" svg:width="2.24cm" svg:height="0.359cm" svg:x="0.006cm" svg:y="0.022cm" svg:viewBox="0 0 2241 360" svg:d="M0 0c747 0 1494 0 2241 0 0 120 0 240 0 360-747 0-1494 0-2241 0 0-120 0-240 0-360z"><text:p/></draw:path><draw:path draw:style-name="gr210" draw:text-style-name="P20" svg:width="0.192cm" svg:height="0.19cm" svg:x="0.001cm" svg:y="0.183cm" svg:viewBox="0 0 193 191" svg:d="M140 26c-7-15-20-26-38-26-49 0-102 61-102 124 0 39 23 67 56 67 9 0 29-3 54-33 4 18 20 33 39 33 15 0 25-10 31-24 7-15 8-28 13-41 0-5-3-5-5-5-4 0-4 3-6 9-7 26-15 51-32 51-11 0-12-11-12-19 0-10 0-13 5-31s6-22 9-39c5-20 10-39 15-58 3-12 3-12 3-15 0-7-4-11-12-11-10 0-16 10-18 18zM113 136c-3 7-3 8-9 15-18 23-36 30-48 30-20 0-26-23-26-39 0-21 13-74 23-93 13-24 32-39 49-39 28 0 34 32 34 36 0 2-2 6-2 7-7 27-14 55-21 83z"><text:p/></draw:path><draw:path draw:style-name="gr211" draw:text-style-name="P20" svg:width="0.209cm" svg:height="0.19cm" svg:x="0.219cm" svg:y="0.183cm" svg:viewBox="0 0 210 191" svg:d="M128 59c3-11 12-49 42-49 2 0 12 0 21 4-12 3-21 14-21 23 0 7 5 15 17 15 10 0 23-8 23-24 0-22-25-28-40-28-24 0-39 22-44 31-11-27-34-31-46-31-43 0-67 54-67 65 0 3 4 3 5 3 4 0 5 0 6-3 13-46 42-55 56-55 8 0 23 3 23 27 0 13-7 41-23 101-7 25-21 43-40 43-3 0-12 0-21-6 10-1 19-11 19-21 0-12-9-16-15-16-12 0-23 11-23 25 0 19 20 28 40 28 27 0 43-30 44-33 5 16 20 33 46 33 43 0 67-55 67-65 0-5-4-5-5-5-5 0-5 3-6 5-14 46-42 55-56 55-16 0-23-13-23-27 0-10 2-20 7-38 5-19 10-38 14-57z"><text:p/></draw:path><draw:path draw:style-name="gr212" draw:text-style-name="P20" svg:width="0.13cm" svg:height="0.195cm" svg:x="0.466cm" svg:y="0cm" svg:viewBox="0 0 131 196" svg:d="M131 142c-4 0-7 0-11 0-1 7-4 24-7 27-3 1-25 1-30 1-18 0-36 0-54 0 31-27 42-36 59-49 22-18 43-36 43-63 0-36-33-58-70-58-36 0-61 25-61 53 0 14 12 17 16 17 7 0 15-5 15-16 0-6-2-16-18-16 10-21 30-27 43-27 30 0 46 23 46 47 0 25-19 45-28 56-24 23-48 46-72 70-2 3-2 3-2 12 41 0 80 0 121 0 4-18 6-36 10-54z"><text:p/></draw:path><draw:path draw:style-name="gr213" draw:text-style-name="P20" svg:width="0.279cm" svg:height="0.279cm" svg:x="0.754cm" svg:y="0.123cm" svg:viewBox="0 0 280 280" svg:d="M149 149c39 0 78 0 117 0 6 0 14 0 14-9 0-8-8-8-14-8-39 0-78 0-117 0 0-40 0-78 0-118 0-6 0-14-9-14-8 0-8 8-8 14 0 40 0 78 0 118-40 0-79 0-119 0-6 0-13 0-13 8 0 9 7 9 13 9 40 0 79 0 119 0 0 38 0 78 0 116 0 6 0 15 8 15 9 0 9-9 9-15 0-38 0-78 0-116z"><text:p/></draw:path><draw:path draw:style-name="gr214" draw:text-style-name="P20" svg:width="0.154cm" svg:height="0.295cm" svg:x="1.171cm" svg:y="0.077cm" svg:viewBox="0 0 155 296" svg:d="M80 5c-1-1 0-5-4-5-10 0-41 4-52 5-4 0-8 1-8 8 0 5 3 5 10 5 20 0 21 4 21 7 0 4-4 18-6 27-12 45-23 91-35 136-5 21-6 27-6 42 0 40 22 66 53 66 50 0 102-63 102-122 0-38-23-67-57-67-19 0-36 12-49 25 11-43 21-85 31-127zM41 164c2-9 2-10 6-14 21-28 39-34 51-34 15 0 27 12 27 40 0 24-15 72-22 88-14 27-33 43-50 43-15 0-28-11-28-42 0-9 0-17 6-42 4-13 6-27 10-39z"><text:p/></draw:path><draw:path draw:style-name="gr215" draw:text-style-name="P20" svg:width="0.209cm" svg:height="0.19cm" svg:x="1.343cm" svg:y="0.183cm" svg:viewBox="0 0 210 191" svg:d="M128 59c3-11 12-49 42-49 3 0 12 0 22 4-12 3-20 14-20 23 0 7 4 15 15 15 10 0 23-8 23-24 0-22-25-28-40-28-24 0-38 22-43 31-11-27-33-31-45-31-45 0-69 54-69 65 0 3 4 2 5 3 4 0 5 0 6-3 14-46 42-55 56-55 9 0 23 3 23 27 0 13-7 41-23 101-7 25-21 43-39 43-4 0-13 0-22-6 11-1 19-11 19-21 0-12-8-16-15-16-12 0-23 11-23 25 0 19 22 28 40 28 27 0 43-30 44-33 5 16 20 33 46 33 43 0 67-55 67-65 0-5-4-5-5-5-4 0-5 3-6 5-13 46-42 55-55 55-17 0-24-13-24-27 0-10 2-20 7-38 5-19 10-38 14-57z"><text:p/></draw:path><draw:path draw:style-name="gr216" draw:text-style-name="P20" svg:width="0.28cm" svg:height="0.279cm" svg:x="1.689cm" svg:y="0.123cm" svg:viewBox="0 0 281 280" svg:d="M149 149c39 0 78 0 117 0 6 0 15 0 15-9 0-8-9-8-15-8-39 0-78 0-117 0 0-40 0-78 0-118 0-6 0-14-9-14-8 0-8 8-8 14 0 40 0 78 0 118-40 0-78 0-118 0-6 0-14 0-14 8 0 9 8 9 14 9 40 0 78 0 118 0 0 38 0 78 0 116 0 6 0 15 8 15 9 0 9-9 9-15 0-38 0-78 0-116z"><text:p/></draw:path><draw:path draw:style-name="gr217" draw:text-style-name="P20" svg:width="0.163cm" svg:height="0.19cm" svg:x="2.104cm" svg:y="0.183cm" svg:viewBox="0 0 164 191" svg:d="M150 26c-7 0-12 0-18 5-7 7-8 15-8 17 0 11 8 14 15 14 12 0 24-9 24-26 0-20-20-36-49-36-58 0-114 60-114 119 0 38 25 72 68 72 60 0 96-45 96-51 0-2-2-4-4-4-3 0-4 0-6 3-34 42-80 42-84 42-27 0-39-20-39-45 0-18 9-59 23-84 13-24 37-42 60-42 14 0 30 4 36 16z"><text:p/></draw:path></draw:g></draw:g><text:s/><text:span text:style-name="T3">=</text:span> <text:span text:style-name="T3">0</text:span> <text:span text:style-name="T3">n'a pas de solution réelle.</text:span><text:line-break/><text:span text:style-name="T3">-</text:span> <text:span text:style-name="T3">Si</text:span> <text:span text:style-name="T3"><draw:g text:anchor-type="as-char" svg:y="-0.3cm" draw:z-index="16" draw:style-name="gr1"><svg:title>TexMaths</svg:title><svg:desc>12§display§\Delta§svg§600§FALSE§</svg:desc><draw:g draw:style-name="gr2"><draw:path draw:style-name="gr136" draw:text-style-name="P19" svg:width="0.286cm" svg:height="0.255cm" svg:x="0.003cm" svg:y="0.022cm" svg:viewBox="0 0 287 256" svg:d="M0 0c95 0 192 0 287 0 0 85 0 171 0 256-95 0-192 0-287 0 0-85 0-171 0-256z"><text:p/></draw:path><draw:path draw:style-name="gr137" draw:text-style-name="P20" svg:width="0.31cm" svg:height="0.298cm" svg:x="0.001cm" svg:y="0cm" svg:viewBox="0 0 311 299" svg:d="M166 7c-2-5-2-7-9-7-8 0-9 2-11 7-48 95-95 189-144 284-2 4-1 4-2 5 0 3 4 3 10 3 97 0 194 0 291 0 8 0 10 0 10-3-1-1 0-1-2-5-47-95-94-189-143-284zM143 42c38 75 75 150 113 225-76 0-151 0-227 0 37-75 76-150 114-225z"><text:p/></draw:path></draw:g></draw:g></text:span><text:s/><text:span text:style-name="T3">= 0 : L'équation</text:span> <draw:g text:anchor-type="as-char" svg:y="-0.367cm" draw:z-index="2" draw:style-name="gr1"><svg:title>TexMaths</svg:title><svg:desc>12§display§ax^2 + bx+ c§svg§600§FALSE§</svg:desc><draw:g draw:style-name="gr2"><draw:path draw:style-name="gr200" draw:text-style-name="P19" svg:width="2.24cm" svg:height="0.359cm" svg:x="0.006cm" svg:y="0.022cm" svg:viewBox="0 0 2241 360" svg:d="M0 0c747 0 1494 0 2241 0 0 120 0 240 0 360-747 0-1494 0-2241 0 0-120 0-240 0-360z"><text:p/></draw:path><draw:path draw:style-name="gr201" draw:text-style-name="P20" svg:width="0.192cm" svg:height="0.19cm" svg:x="0.001cm" svg:y="0.183cm" svg:viewBox="0 0 193 191" svg:d="M140 26c-7-15-20-26-38-26-49 0-102 61-102 124 0 39 23 67 56 67 9 0 29-3 54-33 4 18 20 33 39 33 15 0 25-10 31-24 7-15 8-28 13-41 0-5-3-5-5-5-4 0-4 3-6 9-7 26-15 51-32 51-11 0-12-11-12-19 0-10 0-13 5-31s6-22 9-39c5-20 10-39 15-58 3-12 3-12 3-15 0-7-4-11-12-11-10 0-16 10-18 18zM113 136c-3 7-3 8-9 15-18 23-36 30-48 30-20 0-26-23-26-39 0-21 13-74 23-93 13-24 32-39 49-39 28 0 34 32 34 36 0 2-2 6-2 7-7 27-14 55-21 83z"><text:p/></draw:path><draw:path draw:style-name="gr202" draw:text-style-name="P20" svg:width="0.209cm" svg:height="0.19cm" svg:x="0.219cm" svg:y="0.183cm" svg:viewBox="0 0 210 191" svg:d="M128 59c3-11 12-49 42-49 2 0 12 0 21 4-12 3-21 14-21 23 0 7 5 15 17 15 10 0 23-8 23-24 0-22-25-28-40-28-24 0-39 22-44 31-11-27-34-31-46-31-43 0-67 54-67 65 0 3 4 3 5 3 4 0 5 0 6-3 13-46 42-55 56-55 8 0 23 3 23 27 0 13-7 41-23 101-7 25-21 43-40 43-3 0-12 0-21-6 10-1 19-11 19-21 0-12-9-16-15-16-12 0-23 11-23 25 0 19 20 28 40 28 27 0 43-30 44-33 5 16 20 33 46 33 43 0 67-55 67-65 0-5-4-5-5-5-5 0-5 3-6 5-14 46-42 55-56 55-16 0-23-13-23-27 0-10 2-20 7-38 5-19 10-38 14-57z"><text:p/></draw:path><draw:path draw:style-name="gr203" draw:text-style-name="P20" svg:width="0.13cm" svg:height="0.195cm" svg:x="0.466cm" svg:y="0cm" svg:viewBox="0 0 131 196" svg:d="M131 142c-4 0-7 0-11 0-1 7-4 24-7 27-3 1-25 1-30 1-18 0-36 0-54 0 31-27 42-36 59-49 22-18 43-36 43-63 0-36-33-58-70-58-36 0-61 25-61 53 0 14 12 17 16 17 7 0 15-5 15-16 0-6-2-16-18-16 10-21 30-27 43-27 30 0 46 23 46 47 0 25-19 45-28 56-24 23-48 46-72 70-2 3-2 3-2 12 41 0 80 0 121 0 4-18 6-36 10-54z"><text:p/></draw:path><draw:path draw:style-name="gr204" draw:text-style-name="P20" svg:width="0.279cm" svg:height="0.279cm" svg:x="0.754cm" svg:y="0.123cm" svg:viewBox="0 0 280 280" svg:d="M149 149c39 0 78 0 117 0 6 0 14 0 14-9 0-8-8-8-14-8-39 0-78 0-117 0 0-40 0-78 0-118 0-6 0-14-9-14-8 0-8 8-8 14 0 40 0 78 0 118-40 0-79 0-119 0-6 0-13 0-13 8 0 9 7 9 13 9 40 0 79 0 119 0 0 38 0 78 0 116 0 6 0 15 8 15 9 0 9-9 9-15 0-38 0-78 0-116z"><text:p/></draw:path><draw:path draw:style-name="gr205" draw:text-style-name="P20" svg:width="0.154cm" svg:height="0.295cm" svg:x="1.171cm" svg:y="0.077cm" svg:viewBox="0 0 155 296" svg:d="M80 5c-1-1 0-5-4-5-10 0-41 4-52 5-4 0-8 1-8 8 0 5 3 5 10 5 20 0 21 4 21 7 0 4-4 18-6 27-12 45-23 91-35 136-5 21-6 27-6 42 0 40 22 66 53 66 50 0 102-63 102-122 0-38-23-67-57-67-19 0-36 12-49 25 11-43 21-85 31-127zM41 164c2-9 2-10 6-14 21-28 39-34 51-34 15 0 27 12 27 40 0 24-15 72-22 88-14 27-33 43-50 43-15 0-28-11-28-42 0-9 0-17 6-42 4-13 6-27 10-39z"><text:p/></draw:path><draw:path draw:style-name="gr206" draw:text-style-name="P20" svg:width="0.209cm" svg:height="0.19cm" svg:x="1.343cm" svg:y="0.183cm" svg:viewBox="0 0 210 191" svg:d="M128 59c3-11 12-49 42-49 3 0 12 0 22 4-12 3-20 14-20 23 0 7 4 15 15 15 10 0 23-8 23-24 0-22-25-28-40-28-24 0-38 22-43 31-11-27-33-31-45-31-45 0-69 54-69 65 0 3 4 2 5 3 4 0 5 0 6-3 14-46 42-55 56-55 9 0 23 3 23 27 0 13-7 41-23 101-7 25-21 43-39 43-4 0-13 0-22-6 11-1 19-11 19-21 0-12-8-16-15-16-12 0-23 11-23 25 0 19 22 28 40 28 27 0 43-30 44-33 5 16 20 33 46 33 43 0 67-55 67-65 0-5-4-5-5-5-4 0-5 3-6 5-13 46-42 55-55 55-17 0-24-13-24-27 0-10 2-20 7-38 5-19 10-38 14-57z"><text:p/></draw:path><draw:path draw:style-name="gr207" draw:text-style-name="P20" svg:width="0.28cm" svg:height="0.279cm" svg:x="1.689cm" svg:y="0.123cm" svg:viewBox="0 0 281 280" svg:d="M149 149c39 0 78 0 117 0 6 0 15 0 15-9 0-8-9-8-15-8-39 0-78 0-117 0 0-40 0-78 0-118 0-6 0-14-9-14-8 0-8 8-8 14 0 40 0 78 0 118-40 0-78 0-118 0-6 0-14 0-14 8 0 9 8 9 14 9 40 0 78 0 118 0 0 38 0 78 0 116 0 6 0 15 8 15 9 0 9-9 9-15 0-38 0-78 0-116z"><text:p/></draw:path><draw:path draw:style-name="gr208" draw:text-style-name="P20" svg:width="0.163cm" svg:height="0.19cm" svg:x="2.104cm" svg:y="0.183cm" svg:viewBox="0 0 164 191" svg:d="M150 26c-7 0-12 0-18 5-7 7-8 15-8 17 0 11 8 14 15 14 12 0 24-9 24-26 0-20-20-36-49-36-58 0-114 60-114 119 0 38 25 72 68 72 60 0 96-45 96-51 0-2-2-4-4-4-3 0-4 0-6 3-34 42-80 42-84 42-27 0-39-20-39-45 0-18 9-59 23-84 13-24 37-42 60-42 14 0 30 4 36 16z"><text:p/></draw:path></draw:g></draw:g><text:s/><text:span text:style-name="T3">=</text:span> <text:span text:style-name="T3">0</text:span> <text:span text:style-name="T3">a une unique solution :</text:span> <draw:g text:anchor-type="as-char" svg:y="-0.58cm" draw:z-index="32" draw:style-name="gr1"><svg:title>TexMaths</svg:title><svg:desc>12§display§{\color{red}x_0}  = \frac{-b}{2a}§svg§600§FALSE§</svg:desc><draw:g draw:style-name="gr2"><draw:path draw:style-name="gr82" draw:text-style-name="P19" svg:width="1.506cm" svg:height="0.825cm" svg:x="0.01cm" svg:y="0.022cm" svg:viewBox="0 0 1507 826" svg:d="M755 826c-252 0-503 0-755 0 0-275 0-550 0-826 503 0 1004 0 1507 0 0 276 0 551 0 826-251 0-502 0-752 0z"><text:p/></draw:path><draw:path draw:style-name="gr83" draw:text-style-name="P23" svg:width="0.209cm" svg:height="0.19cm" svg:x="0.001cm" svg:y="0.393cm" svg:viewBox="0 0 210 191" svg:d="M130 59c2-11 12-49 40-49 3 0 12 0 22 4-12 3-20 14-20 23 0 7 4 16 15 16 10 0 23-9 23-25 0-22-24-28-38-28-26 0-40 23-45 32-11-27-33-32-45-32-45 0-69 54-69 65 0 5 5 5 6 5 3 0 4-2 5-5 14-45 42-55 56-55 9 0 23 3 23 27 0 13-7 42-23 101-6 26-21 43-39 43-3 0-12 0-22-5 11-2 21-10 21-22s-10-15-16-15c-13 0-24 11-24 24 0 19 22 28 40 28 28 0 43-30 44-33 6 16 20 33 46 33 43 0 67-54 67-65 0-5-4-5-5-5-4 0-5 3-5 5-14 46-43 55-56 55-17 0-23-13-23-27 0-10 2-18 7-38 5-19 10-38 15-57z"><text:p/></draw:path><draw:path draw:style-name="gr84" draw:text-style-name="P23" svg:width="0.136cm" svg:height="0.201cm" svg:x="0.246cm" svg:y="0.445cm" svg:viewBox="0 0 137 202" svg:d="M137 101c0-33-4-55-18-76-9-13-28-25-51-25-68 0-68 79-68 101 0 20 0 101 68 101 69 0 69-80 69-101zM68 193c-14 0-32-8-37-32-5-17-5-42-5-64 0-21 0-43 5-60 6-23 25-29 37-29 16 0 32 10 36 27 5 15 5 37 5 62 0 22 0 45-3 63-6 26-26 33-38 33z"><text:p/></draw:path><draw:path draw:style-name="gr85" draw:text-style-name="P20" svg:width="0.279cm" svg:height="0.099cm" svg:x="0.56cm" svg:y="0.423cm" svg:viewBox="0 0 280 100" svg:d="M265 17c7 0 15 0 15-9 0-8-8-8-14-8-84 0-169 0-253 0-6 0-13 0-13 8 0 9 7 9 14 9 84 0 167 0 251 0zM266 100c6 0 14-2 14-10 0-10-8-8-15-8-84 0-167 0-251 0-7 0-14-2-14 8 0 8 7 10 13 10 84 0 169 0 253 0z"><text:p/></draw:path><draw:path draw:style-name="gr86" draw:text-style-name="P20" svg:width="0.257cm" svg:height="0.016cm" svg:x="1.065cm" svg:y="0.179cm" svg:viewBox="0 0 258 17" svg:d="M242 17c8 0 16 0 16-9 0-8-8-8-16-8-75 0-152 0-228 0-7 0-14 0-14 8 0 9 7 9 14 9 76 0 153 0 228 0z"><text:p/></draw:path><draw:path draw:style-name="gr87" draw:text-style-name="P20" svg:width="0.154cm" svg:height="0.296cm" svg:x="1.378cm" svg:y="0.001cm" svg:viewBox="0 0 155 297" svg:d="M80 5c-2-1 0-5-6-5-9 0-39 4-50 5-4 0-8 0-8 8 0 5 3 5 9 5 21 0 22 2 22 7 0 3-4 17-6 27-12 45-23 91-35 136-5 22-6 28-6 44 0 39 22 65 53 65 50 0 102-63 102-123 0-38-23-67-57-67-19 0-36 12-49 25 11-42 21-85 31-127zM41 164c2-9 2-10 6-15 20-27 39-34 50-34 16 0 28 13 28 40 0 25-15 73-22 90-14 27-33 43-50 43-15 0-28-12-28-43 0-7 0-16 6-42 4-13 6-27 10-39z"><text:p/></draw:path><draw:path draw:style-name="gr88" draw:text-style-name="P20" svg:width="0.508cm" svg:height="0.016cm" svg:x="1.03cm" svg:y="0.462cm" svg:viewBox="0 0 509 17" svg:d="M254 17c-85 0-169 0-254 0 0-6 0-11 0-17 169 0 338 0 509 0 0 6 0 11 0 17-85 0-171 0-255 0z"><text:p/></draw:path><draw:path draw:style-name="gr89" draw:text-style-name="P20" svg:width="0.167cm" svg:height="0.28cm" svg:x="1.089cm" svg:y="0.586cm" svg:viewBox="0 0 168 281" svg:d="M32 248c15-14 30-28 45-43 66-59 91-81 91-123 0-48-38-82-90-82-47 0-78 38-78 77 0 23 20 23 22 23 7 0 22-5 22-22 0-11-8-22-22-22-4 0-4 0-6 0 10-27 33-43 57-43 39 0 57 35 57 69 0 33-22 67-45 93-26 30-54 60-80 90-5 5-5 6-5 16 52 0 104 0 156 0 4-26 8-49 12-73-4 0-7 0-11 0-2 12-5 31-9 37-3 3-30 3-40 3-25 0-50 0-76 0z"><text:p/></draw:path><draw:path draw:style-name="gr90" draw:text-style-name="P20" svg:width="0.192cm" svg:height="0.19cm" svg:x="1.295cm" svg:y="0.679cm" svg:viewBox="0 0 193 191" svg:d="M140 26c-8-15-20-26-38-26-50 0-102 61-102 124 0 39 23 67 56 67 9 0 29-3 54-33 4 18 18 33 39 33 14 0 25-10 31-24 7-15 8-28 13-41 0-5-3-5-5-5-4 0-4 3-6 9-7 26-15 51-32 51-12 0-13-11-13-19 0-10 1-13 6-31s5-22 9-39c5-19 10-39 15-58 3-12 3-12 3-15 0-7-4-11-12-11-10 0-16 10-18 18zM113 136c-3 7-3 8-9 15-18 23-36 30-48 30-20 0-26-23-26-39 0-21 13-74 23-93 13-24 32-39 49-39 28 0 34 32 34 36 0 2-2 6-2 7-7 27-14 55-21 83z"><text:p/></draw:path></draw:g></draw:g></text:p>
      <text:p text:style-name="P3"><text:span text:style-name="T3">Si</text:span> <text:span text:style-name="T3"><draw:g text:anchor-type="as-char" svg:y="-0.3cm" draw:z-index="17" draw:style-name="gr1"><svg:title>TexMaths</svg:title><svg:desc>12§display§\Delta§svg§600§FALSE§</svg:desc><draw:g draw:style-name="gr2"><draw:path draw:style-name="gr134" draw:text-style-name="P19" svg:width="0.286cm" svg:height="0.255cm" svg:x="0.003cm" svg:y="0.022cm" svg:viewBox="0 0 287 256" svg:d="M0 0c95 0 192 0 287 0 0 85 0 171 0 256-95 0-192 0-287 0 0-85 0-171 0-256z"><text:p/></draw:path><draw:path draw:style-name="gr135" draw:text-style-name="P20" svg:width="0.31cm" svg:height="0.298cm" svg:x="0.001cm" svg:y="0cm" svg:viewBox="0 0 311 299" svg:d="M166 7c-2-5-2-7-9-7-8 0-9 2-11 7-48 95-95 189-144 284-2 4-1 4-2 5 0 3 4 3 10 3 97 0 194 0 291 0 8 0 10 0 10-3-1-1 0-1-2-5-47-95-94-189-143-284zM143 42c38 75 75 150 113 225-76 0-151 0-227 0 37-75 76-150 114-225z"><text:p/></draw:path></draw:g></draw:g></text:span><text:s/><text:span text:style-name="T3">&gt; 0 : L'équation</text:span> <draw:g text:anchor-type="as-char" svg:y="-0.367cm" draw:z-index="3" draw:style-name="gr1"><svg:title>TexMaths</svg:title><svg:desc>12§display§ax^2 + bx+ c§svg§600§FALSE§</svg:desc><draw:g draw:style-name="gr2"><draw:path draw:style-name="gr191" draw:text-style-name="P19" svg:width="2.24cm" svg:height="0.359cm" svg:x="0.006cm" svg:y="0.022cm" svg:viewBox="0 0 2241 360" svg:d="M0 0c747 0 1494 0 2241 0 0 120 0 240 0 360-747 0-1494 0-2241 0 0-120 0-240 0-360z"><text:p/></draw:path><draw:path draw:style-name="gr192" draw:text-style-name="P20" svg:width="0.192cm" svg:height="0.19cm" svg:x="0.001cm" svg:y="0.183cm" svg:viewBox="0 0 193 191" svg:d="M140 26c-7-15-20-26-38-26-49 0-102 61-102 124 0 39 23 67 56 67 9 0 29-3 54-33 4 18 20 33 39 33 15 0 25-10 31-24 7-15 8-28 13-41 0-5-3-5-5-5-4 0-4 3-6 9-7 26-15 51-32 51-11 0-12-11-12-19 0-10 0-13 5-31s6-22 9-39c5-20 10-39 15-58 3-12 3-12 3-15 0-7-4-11-12-11-10 0-16 10-18 18zM113 136c-3 7-3 8-9 15-18 23-36 30-48 30-20 0-26-23-26-39 0-21 13-74 23-93 13-24 32-39 49-39 28 0 34 32 34 36 0 2-2 6-2 7-7 27-14 55-21 83z"><text:p/></draw:path><draw:path draw:style-name="gr193" draw:text-style-name="P20" svg:width="0.209cm" svg:height="0.19cm" svg:x="0.219cm" svg:y="0.183cm" svg:viewBox="0 0 210 191" svg:d="M128 59c3-11 12-49 42-49 2 0 12 0 21 4-12 3-21 14-21 23 0 7 5 15 17 15 10 0 23-8 23-24 0-22-25-28-40-28-24 0-39 22-44 31-11-27-34-31-46-31-43 0-67 54-67 65 0 3 4 3 5 3 4 0 5 0 6-3 13-46 42-55 56-55 8 0 23 3 23 27 0 13-7 41-23 101-7 25-21 43-40 43-3 0-12 0-21-6 10-1 19-11 19-21 0-12-9-16-15-16-12 0-23 11-23 25 0 19 20 28 40 28 27 0 43-30 44-33 5 16 20 33 46 33 43 0 67-55 67-65 0-5-4-5-5-5-5 0-5 3-6 5-14 46-42 55-56 55-16 0-23-13-23-27 0-10 2-20 7-38 5-19 10-38 14-57z"><text:p/></draw:path><draw:path draw:style-name="gr194" draw:text-style-name="P20" svg:width="0.13cm" svg:height="0.195cm" svg:x="0.466cm" svg:y="0cm" svg:viewBox="0 0 131 196" svg:d="M131 142c-4 0-7 0-11 0-1 7-4 24-7 27-3 1-25 1-30 1-18 0-36 0-54 0 31-27 42-36 59-49 22-18 43-36 43-63 0-36-33-58-70-58-36 0-61 25-61 53 0 14 12 17 16 17 7 0 15-5 15-16 0-6-2-16-18-16 10-21 30-27 43-27 30 0 46 23 46 47 0 25-19 45-28 56-24 23-48 46-72 70-2 3-2 3-2 12 41 0 80 0 121 0 4-18 6-36 10-54z"><text:p/></draw:path><draw:path draw:style-name="gr195" draw:text-style-name="P20" svg:width="0.279cm" svg:height="0.279cm" svg:x="0.754cm" svg:y="0.123cm" svg:viewBox="0 0 280 280" svg:d="M149 149c39 0 78 0 117 0 6 0 14 0 14-9 0-8-8-8-14-8-39 0-78 0-117 0 0-40 0-78 0-118 0-6 0-14-9-14-8 0-8 8-8 14 0 40 0 78 0 118-40 0-79 0-119 0-6 0-13 0-13 8 0 9 7 9 13 9 40 0 79 0 119 0 0 38 0 78 0 116 0 6 0 15 8 15 9 0 9-9 9-15 0-38 0-78 0-116z"><text:p/></draw:path><draw:path draw:style-name="gr196" draw:text-style-name="P20" svg:width="0.154cm" svg:height="0.295cm" svg:x="1.171cm" svg:y="0.077cm" svg:viewBox="0 0 155 296" svg:d="M80 5c-1-1 0-5-4-5-10 0-41 4-52 5-4 0-8 1-8 8 0 5 3 5 10 5 20 0 21 4 21 7 0 4-4 18-6 27-12 45-23 91-35 136-5 21-6 27-6 42 0 40 22 66 53 66 50 0 102-63 102-122 0-38-23-67-57-67-19 0-36 12-49 25 11-43 21-85 31-127zM41 164c2-9 2-10 6-14 21-28 39-34 51-34 15 0 27 12 27 40 0 24-15 72-22 88-14 27-33 43-50 43-15 0-28-11-28-42 0-9 0-17 6-42 4-13 6-27 10-39z"><text:p/></draw:path><draw:path draw:style-name="gr197" draw:text-style-name="P20" svg:width="0.209cm" svg:height="0.19cm" svg:x="1.343cm" svg:y="0.183cm" svg:viewBox="0 0 210 191" svg:d="M128 59c3-11 12-49 42-49 3 0 12 0 22 4-12 3-20 14-20 23 0 7 4 15 15 15 10 0 23-8 23-24 0-22-25-28-40-28-24 0-38 22-43 31-11-27-33-31-45-31-45 0-69 54-69 65 0 3 4 2 5 3 4 0 5 0 6-3 14-46 42-55 56-55 9 0 23 3 23 27 0 13-7 41-23 101-7 25-21 43-39 43-4 0-13 0-22-6 11-1 19-11 19-21 0-12-8-16-15-16-12 0-23 11-23 25 0 19 22 28 40 28 27 0 43-30 44-33 5 16 20 33 46 33 43 0 67-55 67-65 0-5-4-5-5-5-4 0-5 3-6 5-13 46-42 55-55 55-17 0-24-13-24-27 0-10 2-20 7-38 5-19 10-38 14-57z"><text:p/></draw:path><draw:path draw:style-name="gr198" draw:text-style-name="P20" svg:width="0.28cm" svg:height="0.279cm" svg:x="1.689cm" svg:y="0.123cm" svg:viewBox="0 0 281 280" svg:d="M149 149c39 0 78 0 117 0 6 0 15 0 15-9 0-8-9-8-15-8-39 0-78 0-117 0 0-40 0-78 0-118 0-6 0-14-9-14-8 0-8 8-8 14 0 40 0 78 0 118-40 0-78 0-118 0-6 0-14 0-14 8 0 9 8 9 14 9 40 0 78 0 118 0 0 38 0 78 0 116 0 6 0 15 8 15 9 0 9-9 9-15 0-38 0-78 0-116z"><text:p/></draw:path><draw:path draw:style-name="gr199" draw:text-style-name="P20" svg:width="0.163cm" svg:height="0.19cm" svg:x="2.104cm" svg:y="0.183cm" svg:viewBox="0 0 164 191" svg:d="M150 26c-7 0-12 0-18 5-7 7-8 15-8 17 0 11 8 14 15 14 12 0 24-9 24-26 0-20-20-36-49-36-58 0-114 60-114 119 0 38 25 72 68 72 60 0 96-45 96-51 0-2-2-4-4-4-3 0-4 0-6 3-34 42-80 42-84 42-27 0-39-20-39-45 0-18 9-59 23-84 13-24 37-42 60-42 14 0 30 4 36 16z"><text:p/></draw:path></draw:g></draw:g><text:s/><text:span text:style-name="T3">=</text:span> <text:span text:style-name="T3">0</text:span> <text:span text:style-name="T3">a deux solutions distinctes : </text:span><text:span text:style-name="T3"><draw:g text:anchor-type="as-char" svg:y="-0.665cm" draw:z-index="33" draw:style-name="gr1"><svg:title>TexMaths</svg:title><svg:desc>12§display§{\color{blue}x_1} = \frac{-b-\sqrt{\Delta}}{2a}§svg§600§FALSE§</svg:desc><draw:g draw:style-name="gr2"><draw:path draw:style-name="gr69" draw:text-style-name="P19" svg:width="2.724cm" svg:height="0.908cm" svg:x="0.01cm" svg:y="0.022cm" svg:viewBox="0 0 2725 909" svg:d="M1363 909c-455 0-908 0-1363 0 0-303 0-606 0-909 908 0 1816 0 2725 0 0 303 0 606 0 909-454 0-909 0-1362 0z"><text:p/></draw:path><draw:path draw:style-name="gr70" draw:text-style-name="P21" svg:width="0.209cm" svg:height="0.19cm" svg:x="0.001cm" svg:y="0.474cm" svg:viewBox="0 0 210 191" svg:d="M130 59c2-11 12-49 40-49 3 0 14 0 22 4-12 3-20 14-20 23 0 7 4 15 15 15 10 0 23-8 23-24 0-22-24-28-38-28-26 0-40 22-45 32-11-28-33-32-45-32-45 0-69 54-69 65 0 3 5 3 6 3 3 0 4 0 5-3 14-46 42-55 56-55 9 0 23 3 23 27 0 13-7 42-23 101-6 25-21 43-39 43-3 0-12 0-22-5 11-2 21-10 21-22s-10-16-16-16c-13 0-24 12-24 25 0 19 22 28 40 28 28 0 43-30 44-33 6 16 20 33 46 33 43 0 67-54 67-65 0-5-4-5-5-5-4 0-5 3-5 5-14 46-43 55-56 55-17 0-23-13-23-27 0-10 2-18 7-38 5-19 10-38 15-57z"><text:p/></draw:path><draw:path draw:style-name="gr71" draw:text-style-name="P21" svg:width="0.106cm" svg:height="0.195cm" svg:x="0.262cm" svg:y="0.527cm" svg:viewBox="0 0 107 196" svg:d="M66 7c0-7 0-7-8-7-20 18-46 18-58 18 0 4 0 7 0 11 7 0 26 0 42-9 0 51 0 101 0 152 0 9 0 13-29 13-3 0-7 0-11 0 0 3 0 7 0 11 5-2 41-2 52-2 10 0 47 0 53 2 0-4 0-8 0-11-4 0-7 0-11 0-30 0-30-4-30-13 0-56 0-110 0-165z"><text:p/></draw:path><draw:path draw:style-name="gr72" draw:text-style-name="P20" svg:width="0.279cm" svg:height="0.097cm" svg:x="0.56cm" svg:y="0.504cm" svg:viewBox="0 0 280 98" svg:d="M265 17c7 0 15 0 15-9 0-8-8-8-14-8-84 0-169 0-253 0-6 0-13 0-13 8 0 9 7 9 14 9 84 0 167 0 251 0zM266 98c6 0 14 0 14-8s-8-8-15-8c-84 0-167 0-251 0-7 0-14 0-14 8s7 8 13 8c84 0 169 0 253 0z"><text:p/></draw:path><draw:path draw:style-name="gr73" draw:text-style-name="P20" svg:width="0.257cm" svg:height="0.016cm" svg:x="1.066cm" svg:y="0.261cm" svg:viewBox="0 0 258 17" svg:d="M244 17c7 0 14 0 14-9 0-8-7-8-14-8-76 0-153 0-228 0-8 0-16 0-16 8 0 9 8 9 16 9 75 0 152 0 228 0z"><text:p/></draw:path><draw:path draw:style-name="gr74" draw:text-style-name="P20" svg:width="0.154cm" svg:height="0.296cm" svg:x="1.378cm" svg:y="0.082cm" svg:viewBox="0 0 155 297" svg:d="M80 5c0-1 0-5-4-5-10 0-41 4-52 4-4 1-8 1-8 8 0 6 3 6 10 6 20 0 21 2 21 7 0 3-4 17-6 25-12 46-23 93-35 138-5 21-6 28-6 42 0 41 22 67 53 67 50 0 102-63 102-123 0-38-23-68-57-68-19 0-36 13-49 25 11-42 21-84 31-126zM41 163c2-8 2-9 6-14 21-28 39-34 51-34 15 0 27 13 27 40 0 25-15 73-22 90-14 28-33 43-50 43-15 0-28-12-28-43 0-7 0-16 6-42 4-13 6-27 10-40z"><text:p/></draw:path><draw:path draw:style-name="gr75" draw:text-style-name="P20" svg:width="0.257cm" svg:height="0.016cm" svg:x="1.667cm" svg:y="0.261cm" svg:viewBox="0 0 258 17" svg:d="M244 17c7 0 14 0 14-9 0-8-7-8-14-8-76 0-153 0-228 0-8 0-16 0-16 8 0 9 8 9 16 9 75 0 152 0 228 0z"><text:p/></draw:path><draw:path draw:style-name="gr76" draw:text-style-name="P20" svg:width="0.328cm" svg:height="0.42cm" svg:x="2.085cm" svg:y="0.001cm" svg:viewBox="0 0 329 421" svg:d="M133 377c-25-55-49-109-74-163-3-8-5-8-6-8-3 2-3 0-7 4-14 10-27 19-40 30-6 5-6 6-6 7 0 3 1 5 4 5s10-6 14-10c4-2 10-7 14-9 28 60 56 121 83 182 3 6 5 6 9 6 7 0 8-2 10-8 64-132 129-264 192-396 3-6 3-7 3-9 0-3-4-8-9-8-3 0-6 2-9 10-59 122-119 244-178 367z"><text:p/></draw:path><draw:path draw:style-name="gr77" draw:text-style-name="P20" svg:width="0.351cm" svg:height="0.016cm" svg:x="2.405cm" svg:y="0.001cm" svg:viewBox="0 0 352 17" svg:d="M175 17c-59 0-116 0-175 0 0-6 0-11 0-17 118 0 234 0 352 0 0 6 0 11 0 17-59 0-118 0-177 0z"><text:p/></draw:path><draw:path draw:style-name="gr78" draw:text-style-name="P20" svg:width="0.31cm" svg:height="0.302cm" svg:x="2.425cm" svg:y="0.073cm" svg:viewBox="0 0 311 303" svg:d="M166 7c-3-5-4-7-11-7s-7 2-11 7c-48 96-95 191-143 287-1 4-1 4-1 5 0 4 2 4 8 4 98 0 196 0 293 0 7 0 10 0 10-4 0-1 0-1-3-5-48-96-94-191-142-287zM142 42c37 76 75 151 112 228-75 0-151 0-226 0 38-77 75-152 114-228z"><text:p/></draw:path><draw:path draw:style-name="gr79" draw:text-style-name="P20" svg:width="1.724cm" svg:height="0.016cm" svg:x="1.031cm" svg:y="0.545cm" svg:viewBox="0 0 1725 17" svg:d="M863 17c-288 0-575 0-863 0 0-6 0-11 0-17 575 0 1151 0 1725 0 0 6 0 11 0 17-288 0-574 0-862 0z"><text:p/></draw:path><draw:path draw:style-name="gr80" draw:text-style-name="P20" svg:width="0.167cm" svg:height="0.28cm" svg:x="1.697cm" svg:y="0.667cm" svg:viewBox="0 0 168 281" svg:d="M32 248c16-14 30-28 46-43 65-59 90-81 90-123 0-48-37-82-89-82-48 0-79 38-79 77 0 23 22 23 23 23 7 0 21-5 21-22 0-11-7-23-21-23-4 0-5 0-6 1 9-27 32-43 56-43 39 0 58 34 58 69 0 33-22 67-45 93-27 30-54 60-81 90-5 5-5 5-5 16 53 0 104 0 157 0 4-25 7-49 11-73-4 0-6 0-10 0-2 12-6 31-9 37-3 3-31 3-40 3-25 0-51 0-77 0z"><text:p/></draw:path><draw:path draw:style-name="gr81" draw:text-style-name="P20" svg:width="0.192cm" svg:height="0.19cm" svg:x="1.904cm" svg:y="0.762cm" svg:viewBox="0 0 193 191" svg:d="M140 26c-7-15-19-26-38-26-49 0-102 61-102 124 0 39 24 67 56 67 9 0 30-3 56-33 3 18 18 33 38 33 14 0 24-10 31-24 7-15 9-28 12-41 0-5-3-5-5-5-3 0-4 3-6 9-7 26-14 51-32 51-11 0-12-11-12-19 0-10 1-13 6-31 4-18 5-22 8-39 5-19 11-39 16-58 2-12 2-12 2-15 0-7-4-11-12-11-9 0-16 9-18 18zM114 136c-2 7-2 8-8 15-20 23-36 30-48 30-22 0-28-23-28-39 0-22 14-74 24-93 13-25 31-41 48-41 28 0 34 35 34 38 0 2 0 6-2 7-7 27-13 55-20 83z"><text:p/></draw:path></draw:g></draw:g></text:span><text:span text:style-name="T3"><text:s/></text:span><text:span text:style-name="T10">et <text:s/></text:span><text:span text:style-name="T10"><draw:g text:anchor-type="as-char" svg:y="-0.665cm" draw:z-index="34" draw:style-name="gr1"><svg:title>TexMaths</svg:title><svg:desc>12§display§{\color{green}x_2} = \frac{-b+\sqrt{\Delta}}{2a}§svg§600§FALSE§</svg:desc><draw:g draw:style-name="gr2"><draw:path draw:style-name="gr56" draw:text-style-name="P19" svg:width="2.724cm" svg:height="0.908cm" svg:x="0.01cm" svg:y="0.022cm" svg:viewBox="0 0 2725 909" svg:d="M1363 909c-455 0-908 0-1363 0 0-303 0-606 0-909 908 0 1816 0 2725 0 0 303 0 606 0 909-454 0-909 0-1362 0z"><text:p/></draw:path><draw:path draw:style-name="gr57" draw:text-style-name="P22" svg:width="0.209cm" svg:height="0.19cm" svg:x="0.001cm" svg:y="0.474cm" svg:viewBox="0 0 210 191" svg:d="M130 59c2-11 12-49 40-49 3 0 14 0 22 4-12 3-20 14-20 23 0 7 4 15 15 15 10 0 23-8 23-24 0-22-24-28-38-28-26 0-40 22-45 32-11-28-33-32-45-32-45 0-69 54-69 65 0 3 5 3 6 3 3 0 4 0 5-3 14-46 42-55 56-55 9 0 23 3 23 27 0 13-7 42-23 101-6 25-21 43-39 43-3 0-12 0-22-5 11-2 21-10 21-22s-10-16-16-16c-13 0-24 12-24 25 0 19 22 28 40 28 28 0 43-30 44-33 6 16 20 33 46 33 43 0 67-54 67-65 0-5-4-5-5-5-4 0-5 3-5 5-14 46-43 55-56 55-17 0-23-13-23-27 0-10 2-18 7-38 5-19 10-38 15-57z"><text:p/></draw:path><draw:path draw:style-name="gr58" draw:text-style-name="P22" svg:width="0.13cm" svg:height="0.195cm" svg:x="0.248cm" svg:y="0.527cm" svg:viewBox="0 0 131 196" svg:d="M131 142c-4 0-6 0-10 0-1 6-3 24-8 26-3 2-25 2-29 2-18 0-36 0-54 0 31-27 41-36 59-49 21-18 42-36 42-65 0-34-31-56-69-56-37 0-62 25-62 53 0 14 13 15 17 15 6 0 15-4 15-15 0-5-2-16-18-16 10-20 29-27 44-27 30 0 44 24 44 46 0 27-18 47-28 58-24 23-46 47-70 70-4 2-4 3-4 12 41 0 82 0 122 0 3-18 6-36 9-54z"><text:p/></draw:path><draw:path draw:style-name="gr59" draw:text-style-name="P20" svg:width="0.279cm" svg:height="0.097cm" svg:x="0.56cm" svg:y="0.504cm" svg:viewBox="0 0 280 98" svg:d="M265 17c7 0 15 0 15-9 0-8-8-8-14-8-84 0-169 0-253 0-6 0-13 0-13 8 0 9 7 9 14 9 84 0 167 0 251 0zM266 98c6 0 14 0 14-8s-8-8-15-8c-84 0-167 0-251 0-7 0-14 0-14 8s7 8 13 8c84 0 169 0 253 0z"><text:p/></draw:path><draw:path draw:style-name="gr60" draw:text-style-name="P20" svg:width="0.257cm" svg:height="0.016cm" svg:x="1.066cm" svg:y="0.261cm" svg:viewBox="0 0 258 17" svg:d="M244 17c7 0 14 0 14-9 0-8-7-8-14-8-76 0-153 0-228 0-8 0-16 0-16 8 0 9 8 9 16 9 75 0 152 0 228 0z"><text:p/></draw:path><draw:path draw:style-name="gr61" draw:text-style-name="P20" svg:width="0.154cm" svg:height="0.296cm" svg:x="1.378cm" svg:y="0.082cm" svg:viewBox="0 0 155 297" svg:d="M80 5c0-1 0-5-4-5-10 0-41 4-52 4-4 1-8 1-8 8 0 6 3 6 10 6 20 0 21 2 21 7 0 3-4 17-6 25-12 46-23 93-35 138-5 21-6 28-6 42 0 41 22 67 53 67 50 0 102-63 102-123 0-38-23-68-57-68-19 0-36 13-49 25 11-42 21-84 31-126zM41 163c2-8 2-9 6-14 21-28 39-34 51-34 15 0 27 13 27 40 0 25-15 73-22 90-14 28-33 43-50 43-15 0-28-12-28-43 0-7 0-16 6-42 4-13 6-27 10-40z"><text:p/></draw:path><draw:path draw:style-name="gr62" draw:text-style-name="P20" svg:width="0.279cm" svg:height="0.28cm" svg:x="1.656cm" svg:y="0.129cm" svg:viewBox="0 0 280 281" svg:d="M149 149c39 0 78 0 117 0 6 0 14 0 14-9 0-8-8-8-14-8-39 0-78 0-117 0 0-40 0-79 0-119 0-5 0-13-9-13-8 0-8 8-8 13 0 40 0 79 0 119-40 0-79 0-119 0-6 0-13 0-13 8 0 9 7 9 13 9 40 0 79 0 119 0 0 38 0 78 0 117 0 7 0 15 8 15 9 0 9-8 9-15 0-39 0-79 0-117z"><text:p/></draw:path><draw:path draw:style-name="gr63" draw:text-style-name="P20" svg:width="0.328cm" svg:height="0.42cm" svg:x="2.085cm" svg:y="0.001cm" svg:viewBox="0 0 329 421" svg:d="M133 377c-25-55-49-109-74-163-3-8-5-8-6-8-3 2-3 0-7 4-14 10-27 19-40 30-6 5-6 6-6 7 0 3 1 5 4 5s10-6 14-10c4-2 10-7 14-9 28 60 56 121 83 182 3 6 5 6 9 6 7 0 8-2 10-8 64-132 129-264 192-396 3-6 3-7 3-9 0-3-4-8-9-8-3 0-6 2-9 10-59 122-119 244-178 367z"><text:p/></draw:path><draw:path draw:style-name="gr64" draw:text-style-name="P20" svg:width="0.351cm" svg:height="0.016cm" svg:x="2.405cm" svg:y="0.001cm" svg:viewBox="0 0 352 17" svg:d="M175 17c-59 0-116 0-175 0 0-6 0-11 0-17 118 0 234 0 352 0 0 6 0 11 0 17-59 0-118 0-177 0z"><text:p/></draw:path><draw:path draw:style-name="gr65" draw:text-style-name="P20" svg:width="0.31cm" svg:height="0.302cm" svg:x="2.425cm" svg:y="0.073cm" svg:viewBox="0 0 311 303" svg:d="M166 7c-3-5-4-7-11-7s-7 2-11 7c-48 96-95 191-143 287-1 4-1 4-1 5 0 4 2 4 8 4 98 0 196 0 293 0 7 0 10 0 10-4 0-1 0-1-3-5-48-96-94-191-142-287zM142 42c37 76 75 151 112 228-75 0-151 0-226 0 38-77 75-152 114-228z"><text:p/></draw:path><draw:path draw:style-name="gr66" draw:text-style-name="P20" svg:width="1.724cm" svg:height="0.016cm" svg:x="1.031cm" svg:y="0.545cm" svg:viewBox="0 0 1725 17" svg:d="M863 17c-288 0-575 0-863 0 0-6 0-11 0-17 575 0 1151 0 1725 0 0 6 0 11 0 17-288 0-574 0-862 0z"><text:p/></draw:path><draw:path draw:style-name="gr67" draw:text-style-name="P20" svg:width="0.167cm" svg:height="0.28cm" svg:x="1.697cm" svg:y="0.667cm" svg:viewBox="0 0 168 281" svg:d="M32 248c16-14 30-28 46-43 65-59 90-81 90-123 0-48-37-82-89-82-48 0-79 38-79 77 0 23 22 23 23 23 7 0 21-5 21-22 0-11-7-23-21-23-4 0-5 0-6 1 9-27 32-43 56-43 39 0 58 34 58 69 0 33-22 67-45 93-27 30-54 60-81 90-5 5-5 5-5 16 53 0 104 0 157 0 4-25 7-49 11-73-4 0-6 0-10 0-2 12-6 31-9 37-3 3-31 3-40 3-25 0-51 0-77 0z"><text:p/></draw:path><draw:path draw:style-name="gr68" draw:text-style-name="P20" svg:width="0.192cm" svg:height="0.19cm" svg:x="1.904cm" svg:y="0.762cm" svg:viewBox="0 0 193 191" svg:d="M140 26c-7-15-19-26-38-26-49 0-102 61-102 124 0 39 24 67 56 67 9 0 30-3 56-33 3 18 18 33 38 33 14 0 24-10 31-24 7-15 9-28 12-41 0-5-3-5-5-5-3 0-4 3-6 9-7 26-14 51-32 51-11 0-12-11-12-19 0-10 1-13 6-31 4-18 5-22 8-39 5-19 11-39 16-58 2-12 2-12 2-15 0-7-4-11-12-11-9 0-16 9-18 18zM114 136c-2 7-2 8-8 15-20 23-36 30-48 30-22 0-28-23-28-39 0-22 14-74 24-93 13-25 31-41 48-41 28 0 34 35 34 38 0 2 0 6-2 7-7 27-13 55-20 83z"><text:p/></draw:path></draw:g></draw:g></text:span><text:line-break/></text:p>
      <text:p text:style-name="P2"><text:span text:style-name="T3">La </text:span><text:span text:style-name="T5">somme </text:span><text:span text:style-name="T6">S</text:span> <text:span text:style-name="T3">et le </text:span><text:span text:style-name="T5">produit </text:span><text:span text:style-name="T6">P</text:span><text:span text:style-name="T4"> d</text:span><text:span text:style-name="T3">es racines d’un polynôme du second degré</text:span><text:line-break/><text:span text:style-name="T3">de la forme</text:span> <draw:g text:anchor-type="as-char" svg:y="-0.367cm" draw:z-index="4" draw:style-name="gr1"><svg:title>TexMaths</svg:title><svg:desc>12§display§ax^2 + bx+ c§svg§600§FALSE§</svg:desc><draw:g draw:style-name="gr2"><draw:path draw:style-name="gr182" draw:text-style-name="P19" svg:width="2.24cm" svg:height="0.359cm" svg:x="0.006cm" svg:y="0.022cm" svg:viewBox="0 0 2241 360" svg:d="M0 0c747 0 1494 0 2241 0 0 120 0 240 0 360-747 0-1494 0-2241 0 0-120 0-240 0-360z"><text:p/></draw:path><draw:path draw:style-name="gr183" draw:text-style-name="P20" svg:width="0.192cm" svg:height="0.19cm" svg:x="0.001cm" svg:y="0.183cm" svg:viewBox="0 0 193 191" svg:d="M140 26c-7-15-20-26-38-26-49 0-102 61-102 124 0 39 23 67 56 67 9 0 29-3 54-33 4 18 20 33 39 33 15 0 25-10 31-24 7-15 8-28 13-41 0-5-3-5-5-5-4 0-4 3-6 9-7 26-15 51-32 51-11 0-12-11-12-19 0-10 0-13 5-31s6-22 9-39c5-20 10-39 15-58 3-12 3-12 3-15 0-7-4-11-12-11-10 0-16 10-18 18zM113 136c-3 7-3 8-9 15-18 23-36 30-48 30-20 0-26-23-26-39 0-21 13-74 23-93 13-24 32-39 49-39 28 0 34 32 34 36 0 2-2 6-2 7-7 27-14 55-21 83z"><text:p/></draw:path><draw:path draw:style-name="gr184" draw:text-style-name="P20" svg:width="0.209cm" svg:height="0.19cm" svg:x="0.219cm" svg:y="0.183cm" svg:viewBox="0 0 210 191" svg:d="M128 59c3-11 12-49 42-49 2 0 12 0 21 4-12 3-21 14-21 23 0 7 5 15 17 15 10 0 23-8 23-24 0-22-25-28-40-28-24 0-39 22-44 31-11-27-34-31-46-31-43 0-67 54-67 65 0 3 4 3 5 3 4 0 5 0 6-3 13-46 42-55 56-55 8 0 23 3 23 27 0 13-7 41-23 101-7 25-21 43-40 43-3 0-12 0-21-6 10-1 19-11 19-21 0-12-9-16-15-16-12 0-23 11-23 25 0 19 20 28 40 28 27 0 43-30 44-33 5 16 20 33 46 33 43 0 67-55 67-65 0-5-4-5-5-5-5 0-5 3-6 5-14 46-42 55-56 55-16 0-23-13-23-27 0-10 2-20 7-38 5-19 10-38 14-57z"><text:p/></draw:path><draw:path draw:style-name="gr185" draw:text-style-name="P20" svg:width="0.13cm" svg:height="0.195cm" svg:x="0.466cm" svg:y="0cm" svg:viewBox="0 0 131 196" svg:d="M131 142c-4 0-7 0-11 0-1 7-4 24-7 27-3 1-25 1-30 1-18 0-36 0-54 0 31-27 42-36 59-49 22-18 43-36 43-63 0-36-33-58-70-58-36 0-61 25-61 53 0 14 12 17 16 17 7 0 15-5 15-16 0-6-2-16-18-16 10-21 30-27 43-27 30 0 46 23 46 47 0 25-19 45-28 56-24 23-48 46-72 70-2 3-2 3-2 12 41 0 80 0 121 0 4-18 6-36 10-54z"><text:p/></draw:path><draw:path draw:style-name="gr186" draw:text-style-name="P20" svg:width="0.279cm" svg:height="0.279cm" svg:x="0.754cm" svg:y="0.123cm" svg:viewBox="0 0 280 280" svg:d="M149 149c39 0 78 0 117 0 6 0 14 0 14-9 0-8-8-8-14-8-39 0-78 0-117 0 0-40 0-78 0-118 0-6 0-14-9-14-8 0-8 8-8 14 0 40 0 78 0 118-40 0-79 0-119 0-6 0-13 0-13 8 0 9 7 9 13 9 40 0 79 0 119 0 0 38 0 78 0 116 0 6 0 15 8 15 9 0 9-9 9-15 0-38 0-78 0-116z"><text:p/></draw:path><draw:path draw:style-name="gr187" draw:text-style-name="P20" svg:width="0.154cm" svg:height="0.295cm" svg:x="1.171cm" svg:y="0.077cm" svg:viewBox="0 0 155 296" svg:d="M80 5c-1-1 0-5-4-5-10 0-41 4-52 5-4 0-8 1-8 8 0 5 3 5 10 5 20 0 21 4 21 7 0 4-4 18-6 27-12 45-23 91-35 136-5 21-6 27-6 42 0 40 22 66 53 66 50 0 102-63 102-122 0-38-23-67-57-67-19 0-36 12-49 25 11-43 21-85 31-127zM41 164c2-9 2-10 6-14 21-28 39-34 51-34 15 0 27 12 27 40 0 24-15 72-22 88-14 27-33 43-50 43-15 0-28-11-28-42 0-9 0-17 6-42 4-13 6-27 10-39z"><text:p/></draw:path><draw:path draw:style-name="gr188" draw:text-style-name="P20" svg:width="0.209cm" svg:height="0.19cm" svg:x="1.343cm" svg:y="0.183cm" svg:viewBox="0 0 210 191" svg:d="M128 59c3-11 12-49 42-49 3 0 12 0 22 4-12 3-20 14-20 23 0 7 4 15 15 15 10 0 23-8 23-24 0-22-25-28-40-28-24 0-38 22-43 31-11-27-33-31-45-31-45 0-69 54-69 65 0 3 4 2 5 3 4 0 5 0 6-3 14-46 42-55 56-55 9 0 23 3 23 27 0 13-7 41-23 101-7 25-21 43-39 43-4 0-13 0-22-6 11-1 19-11 19-21 0-12-8-16-15-16-12 0-23 11-23 25 0 19 22 28 40 28 27 0 43-30 44-33 5 16 20 33 46 33 43 0 67-55 67-65 0-5-4-5-5-5-4 0-5 3-6 5-13 46-42 55-55 55-17 0-24-13-24-27 0-10 2-20 7-38 5-19 10-38 14-57z"><text:p/></draw:path><draw:path draw:style-name="gr189" draw:text-style-name="P20" svg:width="0.28cm" svg:height="0.279cm" svg:x="1.689cm" svg:y="0.123cm" svg:viewBox="0 0 281 280" svg:d="M149 149c39 0 78 0 117 0 6 0 15 0 15-9 0-8-9-8-15-8-39 0-78 0-117 0 0-40 0-78 0-118 0-6 0-14-9-14-8 0-8 8-8 14 0 40 0 78 0 118-40 0-78 0-118 0-6 0-14 0-14 8 0 9 8 9 14 9 40 0 78 0 118 0 0 38 0 78 0 116 0 6 0 15 8 15 9 0 9-9 9-15 0-38 0-78 0-116z"><text:p/></draw:path><draw:path draw:style-name="gr190" draw:text-style-name="P20" svg:width="0.163cm" svg:height="0.19cm" svg:x="2.104cm" svg:y="0.183cm" svg:viewBox="0 0 164 191" svg:d="M150 26c-7 0-12 0-18 5-7 7-8 15-8 17 0 11 8 14 15 14 12 0 24-9 24-26 0-20-20-36-49-36-58 0-114 60-114 119 0 38 25 72 68 72 60 0 96-45 96-51 0-2-2-4-4-4-3 0-4 0-6 3-34 42-80 42-84 42-27 0-39-20-39-45 0-18 9-59 23-84 13-24 37-42 60-42 14 0 30 4 36 16z"><text:p/></draw:path></draw:g></draw:g><text:s/><text:span text:style-name="T3">=</text:span> <text:span text:style-name="T3">0</text:span> <text:span text:style-name="T3">sont donnés par : </text:span><text:span text:style-name="T3"><draw:g text:anchor-type="as-char" svg:y="-0.58cm" draw:z-index="18" draw:style-name="gr1"><svg:title>TexMaths</svg:title><svg:desc>12§display§S = -\frac{b}{a}§svg§600§FALSE§</svg:desc><draw:g draw:style-name="gr2"><draw:path draw:style-name="gr127" draw:text-style-name="P19" svg:width="1.4cm" svg:height="0.825cm" svg:x="0.001cm" svg:y="0.021cm" svg:viewBox="0 0 1401 826" svg:d="M0 0c467 0 934 0 1401 0 0 276 0 551 0 826-467 0-934 0-1401 0 0-275 0-550 0-826z"><text:p/></draw:path><draw:path draw:style-name="gr128" draw:text-style-name="P20" svg:width="0.25cm" svg:height="0.305cm" svg:x="0.001cm" svg:y="0.28cm" svg:viewBox="0 0 251 306" svg:d="M251 4c0-2-2-4-5-4s-3 0-9 6c-6 8-13 16-19 24-12-20-33-30-61-30-53 0-103 48-103 100 0 33 22 52 43 58 16 4 30 8 46 12 15 4 38 11 38 45 0 38-35 78-75 78-28 0-75-10-75-61 0-11 3-21 3-23 1-3 1-3 1-4 0-3-3-3-5-3s-4 0-5 1-25 97-25 98c0 4 2 5 5 5 2 0 2 0 7-6 7-9 14-17 22-24 18 24 46 30 70 30 58 0 107-57 107-108 0-29-14-43-20-49-10-10-16-12-54-22-9-2-24-7-28-7-12-4-26-17-26-38 0-35 35-70 74-70 35 0 61 18 61 65 0 13-2 21-2 24 1 1 0 3 5 3 4 0 4-1 7-8 7-31 14-61 23-92z"><text:p/></draw:path><draw:path draw:style-name="gr129" draw:text-style-name="P20" svg:width="0.278cm" svg:height="0.099cm" svg:x="0.403cm" svg:y="0.423cm" svg:viewBox="0 0 279 100" svg:d="M266 17c6 0 13 0 13-9 0-8-7-8-13-8-84 0-169 0-253 0-5 0-13 0-13 8 0 9 8 9 14 9 84 0 168 0 252 0zM266 100c6 0 13 0 13-9 0-8-7-8-13-8-84 0-168 0-252 0-6 0-14 0-14 8 0 9 8 9 13 9 84 0 169 0 253 0z"><text:p/></draw:path><draw:path draw:style-name="gr130" draw:text-style-name="P20" svg:width="0.257cm" svg:height="0.016cm" svg:x="0.857cm" svg:y="0.461cm" svg:viewBox="0 0 258 17" svg:d="M242 17c7 0 16 0 16-9 0-8-9-8-16-8-75 0-152 0-228 0-7 0-14 0-14 8 0 9 7 9 14 9 76 0 153 0 228 0z"><text:p/></draw:path><draw:path draw:style-name="gr131" draw:text-style-name="P20" svg:width="0.155cm" svg:height="0.296cm" svg:x="1.241cm" svg:y="0cm" svg:viewBox="0 0 156 297" svg:d="M82 5c-3-1 0-5-6-5-10 0-41 4-52 5-2 0-7 0-7 8 0 5 3 5 9 5 21 0 22 2 22 7 0 3-5 17-6 25-12 46-23 93-35 138-5 22-7 28-7 42 0 41 23 67 54 67 49 0 102-63 102-123 0-38-23-68-56-68-20 0-38 13-50 26 11-42 21-85 32-127zM42 164c2-9 2-10 6-15 20-28 40-34 50-34 16 0 27 13 27 40 0 25-13 73-22 90-13 27-32 43-49 43-14 0-29-12-29-43 0-7 0-16 7-42 4-13 6-27 10-39z"><text:p/></draw:path><draw:path draw:style-name="gr132" draw:text-style-name="P20" svg:width="0.222cm" svg:height="0.016cm" svg:x="1.2cm" svg:y="0.461cm" svg:viewBox="0 0 223 17" svg:d="M0 0c74 0 149 0 223 0 0 6 0 11 0 17-74 0-149 0-223 0 0-6 0-11 0-17z"><text:p/></draw:path><draw:path draw:style-name="gr133" draw:text-style-name="P20" svg:width="0.192cm" svg:height="0.19cm" svg:x="1.217cm" svg:y="0.679cm" svg:viewBox="0 0 193 191" svg:d="M140 26c-7-15-19-26-38-26-49 0-102 62-102 124 0 39 24 67 56 67 9 0 30-1 56-31 3 16 18 31 38 31 14 0 24-10 31-23 7-16 12-41 12-42 0-5-3-5-5-5-3 0-4 3-6 9-7 27-14 51-32 51-11 0-12-11-12-19 0-10 1-12 5-31 5-18 6-22 9-37 5-21 11-40 16-60 2-11 2-12 2-15 0-7-4-11-12-11-9 0-16 10-18 18zM114 136c-2 8-2 8-10 15-18 24-34 30-46 30-22 0-28-23-28-39 0-21 14-72 24-93 13-24 31-39 48-39 28 0 34 33 34 37 0 2-2 5-2 7-7 28-13 54-20 82z"><text:p/></draw:path></draw:g></draw:g></text:span><text:span text:style-name="T4"><text:s/>et </text:span><text:span text:style-name="T4"><draw:g text:anchor-type="as-char" svg:y="-0.473cm" draw:z-index="19" draw:style-name="gr1"><svg:title>TexMaths</svg:title><svg:desc>12§display§P = \frac{c}{a}§svg§600§FALSE§</svg:desc><draw:g draw:style-name="gr2"><draw:path draw:style-name="gr121" draw:text-style-name="P19" svg:width="1.118cm" svg:height="0.719cm" svg:x="0.006cm" svg:y="0.022cm" svg:viewBox="0 0 1119 720" svg:d="M0 0c373 0 746 0 1119 0 0 240 0 480 0 720-373 0-746 0-1119 0 0-240 0-480 0-720z"><text:p/></draw:path><draw:path draw:style-name="gr122" draw:text-style-name="P20" svg:width="0.3cm" svg:height="0.286cm" svg:x="0.001cm" svg:y="0.183cm" svg:viewBox="0 0 301 287" svg:d="M110 155c24 0 48 0 72 0 60 0 119-45 119-91 0-33-27-64-83-64-45 0-91 0-136 0-9 0-14 0-14 7 0 6 4 6 12 6 6 0 14 0 20 0 6 1 8 3 8 7 0 2 0 3-1 9-19 75-37 150-57 225-4 17-4 21-38 21-7 0-12 0-12 7 0 5 5 5 6 5 12 0 42-2 54-2 8 0 18 2 26 2 10 0 20 0 28 0 4 0 8 0 8-9 0-3-3-3-12-3-15 0-26 0-26-9 0-2 0-5 1-7 9-35 17-69 25-104zM142 29c3-15 4-16 22-16 14 0 27 0 40 0 35 0 58 11 58 40 0 17-9 53-26 68-20 19-45 22-64 22-20 0-40 0-59 0 9-39 19-76 29-114z"><text:p/></draw:path><draw:path draw:style-name="gr123" draw:text-style-name="P20" svg:width="0.28cm" svg:height="0.097cm" svg:x="0.453cm" svg:y="0.317cm" svg:viewBox="0 0 281 98" svg:d="M266 17c6 0 15 0 15-9 0-8-9-8-15-8-84 0-168 0-252 0-6 0-14 0-14 8 0 9 8 9 14 9 84 0 168 0 252 0zM266 98c6 0 15 0 15-8s-9-8-15-8c-84 0-168 0-252 0-6 0-14 0-14 8s8 8 14 8c84 0 168 0 252 0z"><text:p/></draw:path><draw:path draw:style-name="gr124" draw:text-style-name="P20" svg:width="0.162cm" svg:height="0.19cm" svg:x="0.962cm" svg:y="0cm" svg:viewBox="0 0 163 191" svg:d="M149 26c-6 0-12 0-18 6-7 6-7 14-7 16 0 11 7 16 14 16 13 0 24-11 24-28 0-20-19-36-49-36-58 0-113 60-113 120 0 37 24 71 68 71 60 0 95-45 95-49s-2-6-5-6c-2 0-2 1-6 3-32 42-79 42-84 42-26 0-37-20-37-45 0-17 9-58 23-84 12-24 36-42 59-42 14 0 30 4 36 16z"><text:p/></draw:path><draw:path draw:style-name="gr125" draw:text-style-name="P20" svg:width="0.222cm" svg:height="0.016cm" svg:x="0.923cm" svg:y="0.358cm" svg:viewBox="0 0 223 17" svg:d="M0 0c74 0 149 0 223 0 0 6 0 11 0 17-74 0-149 0-223 0 0-6 0-11 0-17z"><text:p/></draw:path><draw:path draw:style-name="gr126" draw:text-style-name="P20" svg:width="0.192cm" svg:height="0.19cm" svg:x="0.94cm" svg:y="0.572cm" svg:viewBox="0 0 193 191" svg:d="M140 28c-7-16-19-28-38-28-49 0-102 62-102 124 0 39 24 67 56 67 9 0 30-1 56-31 3 16 18 31 38 31 14 0 24-10 31-23 7-16 12-41 12-42 0-5-3-5-5-5-3 0-4 3-6 9-7 27-14 51-32 51-11 0-12-11-12-19 0-10 1-12 5-31 5-18 6-22 9-37 5-21 11-40 16-60 2-11 2-12 2-14 0-7-4-12-12-12-9 0-16 10-18 20zM114 136c-2 8-2 8-8 15-20 24-36 30-48 30-22 0-28-23-28-39 0-21 14-72 24-93 13-24 31-39 48-39 28 0 34 34 34 37 0 2-2 5-2 7-7 28-13 54-20 82z"><text:p/></draw:path></draw:g></draw:g></text:span></text:p>
      <text:h text:style-name="Heading_20_2" text:outline-level="2"><text:span text:style-name="T11">I</text:span>I – Factoriser un trinôme</text:h>
      <text:p text:style-name="P4"/>
      <text:p text:style-name="P5"><text:span text:style-name="T3">Soit</text:span> <text:span text:style-name="T3">f</text:span> <text:span text:style-name="T3">une fonction polynôme de degré 2 définie sur</text:span> <text:span text:style-name="T3">par</text:span><text:line-break/><draw:g text:anchor-type="as-char" svg:y="-0.369cm" draw:z-index="5" draw:style-name="gr1"><svg:title>TexMaths</svg:title><svg:desc>12§display§f(x) = ax^2 + bx+ c§svg§600§FALSE§</svg:desc><draw:g draw:style-name="gr2"><draw:path draw:style-name="gr168" draw:text-style-name="P19" svg:width="3.623cm" svg:height="0.43cm" svg:x="0.001cm" svg:y="0.023cm" svg:viewBox="0 0 3624 431" svg:d="M1813 431c-605 0-1208 0-1813 0 0-144 0-287 0-431 1208 0 2416 0 3624 0 0 144 0 287 0 431-603 0-1208 0-1811 0z"><text:p/></draw:path><draw:path draw:style-name="gr169" draw:text-style-name="P20" svg:width="0.209cm" svg:height="0.381cm" svg:x="0.002cm" svg:y="0.074cm" svg:viewBox="0 0 210 382" svg:d="M132 128c12 0 24 0 36 0 8 0 13 0 13-8 0-5-5-5-12-5-12 0-23 0-35 0 4-17 6-32 10-48 1-8 7-38 10-44 3-7 10-13 20-13 1 0 12 0 20 7-19 1-22 15-22 23 0 9 7 14 15 14 11 0 23-10 23-25 0-19-19-29-36-29-14 0-42 7-54 49-2 9-4 13-14 66-10 0-20 0-29 0s-12 0-12 9c0 4 3 4 11 4 9 0 19 0 28 0-10 56-21 111-32 165-7 41-14 79-36 79-2 0-12 0-20-7 19-1 22-17 22-23 0-9-7-14-15-14-11 0-23 8-23 25 0 19 18 29 36 29 23 0 40-25 47-41 14-26 24-78 24-80 8-44 17-88 25-133z"><text:p/></draw:path><draw:path draw:style-name="gr170" draw:text-style-name="P20" svg:width="0.096cm" svg:height="0.419cm" svg:x="0.273cm" svg:y="0.055cm" svg:viewBox="0 0 97 420" svg:d="M97 416c0-2 0-2-7-9-53-54-66-133-66-197 0-73 17-146 68-199 5-5 5-5 5-6 0-4-1-5-3-5-5 0-42 29-68 82-21 46-26 93-26 128 0 34 5 83 28 131 25 52 61 79 66 79 2 0 3-1 3-4z"><text:p/></draw:path><draw:path draw:style-name="gr171" draw:text-style-name="P20" svg:width="0.209cm" svg:height="0.19cm" svg:x="0.408cm" svg:y="0.184cm" svg:viewBox="0 0 210 191" svg:d="M128 59c3-11 12-49 42-49 3 0 12 0 21 4-12 3-21 14-21 23 0 7 5 16 17 16 10 0 23-9 23-25 0-22-25-28-40-28-24 0-39 23-44 32-11-27-34-32-46-32-43 0-67 54-67 65 0 5 4 5 5 5 4 0 5-2 5-5 14-45 43-55 57-55 8 0 23 3 23 27 0 13-7 42-23 101-7 27-21 43-40 43-3 0-12 0-21-4 10-3 19-11 19-23s-9-16-15-16c-12 0-23 12-23 25 0 20 20 28 40 28 27 0 43-30 44-32 5 15 20 32 46 32 43 0 67-54 67-65 0-5-4-5-5-5-4 0-5 3-6 5-13 46-42 55-56 55-16 0-23-13-23-27 0-10 2-18 7-38 5-19 10-38 14-57z"><text:p/></draw:path><draw:path draw:style-name="gr172" draw:text-style-name="P20" svg:width="0.097cm" svg:height="0.419cm" svg:x="0.66cm" svg:y="0.055cm" svg:viewBox="0 0 98 420" svg:d="M98 210c0-32-4-83-27-131-25-51-63-79-66-79s-5 1-5 5c0 1 0 1 8 9 42 41 66 108 66 196 0 71-15 145-68 198-6 6-6 6-6 8s2 4 5 4 42-29 67-83c22-45 26-91 26-127z"><text:p/></draw:path><draw:path draw:style-name="gr173" draw:text-style-name="P20" svg:width="0.28cm" svg:height="0.097cm" svg:x="0.94cm" svg:y="0.215cm" svg:viewBox="0 0 281 98" svg:d="M266 17c6 0 15 0 15-9 0-8-9-8-15-8-84 0-168 0-252 0-6 0-14 0-14 8 0 9 8 9 14 9 84 0 168 0 252 0zM266 98c6 0 15 0 15-8s-9-8-15-8c-84 0-168 0-252 0-6 0-14 0-14 8s8 8 14 8c84 0 168 0 252 0z"><text:p/></draw:path><draw:path draw:style-name="gr174" draw:text-style-name="P20" svg:width="0.192cm" svg:height="0.19cm" svg:x="1.378cm" svg:y="0.184cm" svg:viewBox="0 0 193 191" svg:d="M140 26c-7-14-19-26-38-26-49 0-102 62-102 124 0 39 24 67 56 67 9 0 30-1 56-31 3 17 18 31 38 31 14 0 24-10 31-23 7-15 12-41 12-42 0-5-3-5-5-5-3 0-4 3-6 9-7 27-14 51-31 51-12 0-13-10-13-19s1-12 6-31c4-18 5-22 8-37 5-21 11-40 16-60 2-11 2-12 2-14 0-7-4-12-12-12-9 0-15 10-18 18zM114 136c-2 8-2 8-8 15-20 24-36 30-48 30-22 0-28-22-28-39 0-21 14-72 24-93 13-24 31-39 48-39 28 0 34 34 34 37 0 2 0 5-2 7-7 28-13 54-20 82z"><text:p/></draw:path><draw:path draw:style-name="gr175" draw:text-style-name="P20" svg:width="0.209cm" svg:height="0.19cm" svg:x="1.597cm" svg:y="0.184cm" svg:viewBox="0 0 210 191" svg:d="M128 59c4-11 14-49 42-49 3 0 12 0 22 4-12 3-20 14-20 23 0 7 4 16 15 16 10 0 23-9 23-25 0-22-24-28-38-28-26 0-40 23-45 32-11-27-33-32-45-32-45 0-69 54-69 65 0 5 4 3 5 5 4 0 5-2 6-5 14-45 42-55 56-55 9 0 23 3 23 27 0 13-7 42-23 101-7 27-21 43-39 43-3 0-13 0-22-4 11-3 21-11 21-23s-10-16-16-16c-13 0-24 12-24 25 0 20 22 28 40 28 27 0 43-30 44-32 5 15 20 32 46 32 43 0 67-54 67-65 0-5-4-5-5-5-4 0-5 3-5 5-14 46-43 55-56 55-17 0-23-13-23-27 0-10 2-18 6-38 5-19 10-38 14-57z"><text:p/></draw:path><draw:path draw:style-name="gr176" draw:text-style-name="P20" svg:width="0.13cm" svg:height="0.195cm" svg:x="1.842cm" svg:y="0.001cm" svg:viewBox="0 0 131 196" svg:d="M131 143c-4 0-6 0-10 0-1 6-3 23-8 26-3 2-25 2-29 2-18 0-36 0-54 0 31-27 41-35 59-50 21-17 42-36 42-63 0-36-31-58-69-58-37 0-62 26-62 53 0 15 13 17 16 17 7 0 15-5 15-16 0-6-1-16-17-16 10-21 29-27 44-27 28 0 44 23 44 47 0 25-18 45-28 56-24 23-46 47-70 71-4 2-4 2-4 11 41 0 82 0 122 0 3-18 6-36 9-53z"><text:p/></draw:path><draw:path draw:style-name="gr177" draw:text-style-name="P20" svg:width="0.28cm" svg:height="0.278cm" svg:x="2.13cm" svg:y="0.125cm" svg:viewBox="0 0 281 279" svg:d="M149 148c39 0 78 0 117 0 6 0 15 0 15-9 0-8-9-8-15-8-39 0-78 0-117 0 0-40 0-78 0-118 0-6 0-13-9-13-8 0-8 7-8 13 0 40 0 78 0 118-40 0-78 0-118 0-6 0-14 0-14 8 0 9 8 9 14 9 40 0 78 0 118 0 0 39 0 79 0 117 0 6 0 14 8 14 9 0 9-8 9-14 0-38 0-78 0-117z"><text:p/></draw:path><draw:path draw:style-name="gr178" draw:text-style-name="P20" svg:width="0.155cm" svg:height="0.294cm" svg:x="2.548cm" svg:y="0.078cm" svg:viewBox="0 0 156 295" svg:d="M82 5c0-1 0-5-6-5-10 0-41 2-52 4-2 1-7 1-7 8 0 5 3 5 9 5 21 0 22 3 22 7s-4 18-6 26c-12 46-23 92-35 137-5 22-7 29-7 44 0 38 23 64 54 64 49 0 102-61 102-122 0-38-23-67-56-67-20 0-38 12-50 25 11-42 21-84 32-126zM42 163c2-9 2-9 6-14 20-28 40-34 50-34 16 0 27 12 27 40 0 24-13 73-22 89-13 27-32 42-49 42-14 0-29-11-29-41 0-8 0-17 7-43 4-13 6-27 10-39z"><text:p/></draw:path><draw:path draw:style-name="gr179" draw:text-style-name="P20" svg:width="0.209cm" svg:height="0.19cm" svg:x="2.722cm" svg:y="0.184cm" svg:viewBox="0 0 210 191" svg:d="M128 59c3-11 12-49 42-49 2 0 12 0 21 4-12 3-21 14-21 23 0 7 5 16 17 16 9 0 23-9 23-25 0-22-25-28-40-28-24 0-39 23-44 32-11-27-34-32-46-32-43 0-67 54-67 65 0 5 4 5 5 5 4 0 5-2 5-5 14-45 43-55 57-55 8 0 22 3 22 27 0 13-6 42-22 101-7 27-21 43-40 43-3 0-12 0-21-4 10-3 19-11 19-23s-9-16-15-16c-12 0-23 12-23 25 0 20 20 28 40 28 27 0 43-30 44-32 5 15 20 32 46 32 43 0 67-54 67-65 0-5-4-5-5-5-5 0-5 3-6 5-14 46-42 55-56 55-16 0-23-13-23-27 0-10 2-18 7-38 5-19 10-38 14-57z"><text:p/></draw:path><draw:path draw:style-name="gr180" draw:text-style-name="P20" svg:width="0.28cm" svg:height="0.278cm" svg:x="3.067cm" svg:y="0.125cm" svg:viewBox="0 0 281 279" svg:d="M149 148c39 0 78 0 117 0 6 0 15 0 15-9 0-8-9-8-15-8-39 0-78 0-117 0 0-40 0-78 0-118 0-6 0-13-9-13-8 0-8 7-8 13 0 40 0 78 0 118-40 0-78 0-118 0-6 0-14 0-14 8 0 9 8 9 14 9 40 0 78 0 118 0 0 39 0 79 0 117 0 6 0 14 8 14 9 0 9-8 9-14 0-38 0-78 0-117z"><text:p/></draw:path><draw:path draw:style-name="gr181" draw:text-style-name="P20" svg:width="0.163cm" svg:height="0.19cm" svg:x="3.483cm" svg:y="0.184cm" svg:viewBox="0 0 164 191" svg:d="M150 26c-7 0-13 0-19 6s-7 14-7 16c0 11 7 16 15 16 12 0 24-11 24-28 0-20-20-36-50-36-57 0-113 60-113 120 0 37 24 71 68 71 60 0 96-44 96-49 0-4-2-6-4-6-3 0-4 1-6 5-34 40-80 40-84 40-27 0-39-20-39-45 0-17 9-58 23-84 13-24 36-42 60-42 14 0 30 4 36 16z"><text:p/></draw:path></draw:g></draw:g><text:span text:style-name="T3">.</text:span><text:line-break/><text:span text:style-name="T3">-</text:span> <text:span text:style-name="T3">Si</text:span> <text:span text:style-name="T7"><draw:g text:anchor-type="as-char" svg:y="-0.3cm" draw:z-index="20" draw:style-name="gr1"><svg:title>TexMaths</svg:title><svg:desc>12§display§\Delta§svg§600§FALSE§</svg:desc><draw:g draw:style-name="gr2"><draw:path draw:style-name="gr119" draw:text-style-name="P19" svg:width="0.286cm" svg:height="0.255cm" svg:x="0.003cm" svg:y="0.022cm" svg:viewBox="0 0 287 256" svg:d="M0 0c95 0 192 0 287 0 0 85 0 171 0 256-95 0-192 0-287 0 0-85 0-171 0-256z"><text:p/></draw:path><draw:path draw:style-name="gr120" draw:text-style-name="P20" svg:width="0.31cm" svg:height="0.298cm" svg:x="0.001cm" svg:y="0cm" svg:viewBox="0 0 311 299" svg:d="M166 7c-2-5-2-7-9-7-8 0-9 2-11 7-48 95-95 189-144 284-2 4-1 4-2 5 0 3 4 3 10 3 97 0 194 0 291 0 8 0 10 0 10-3-1-1 0-1-2-5-47-95-94-189-143-284zM143 42c38 75 75 150 113 225-76 0-151 0-227 0 37-75 76-150 114-225z"><text:p/></draw:path></draw:g></draw:g></text:span><text:s/><text:span text:style-name="T3">= 0 :</text:span> <text:span text:style-name="T3">Pour tout réel</text:span> <text:span text:style-name="T3">x, on a :</text:span> <text:span text:style-name="T3"><draw:g text:anchor-type="as-char" svg:y="-0.365cm" draw:z-index="40" draw:style-name="gr1"><svg:title>TexMaths</svg:title><svg:desc>12§display§f(x) = a(x-{\color{red}x_0})^2.§svg§600§FALSE§</svg:desc><draw:g draw:style-name="gr2"><draw:path draw:style-name="gr23" draw:text-style-name="P19" svg:width="3.345cm" svg:height="0.429cm" svg:x="0.001cm" svg:y="0.022cm" svg:viewBox="0 0 3346 430" svg:d="M0 0c1115 0 2231 0 3346 0 0 143 0 287 0 430-1115 0-2231 0-3346 0 0-143 0-287 0-430z"><text:p/></draw:path><draw:path draw:style-name="gr24" draw:text-style-name="P20" svg:width="0.209cm" svg:height="0.381cm" svg:x="0.002cm" svg:y="0.072cm" svg:viewBox="0 0 210 382" svg:d="M132 129c12 0 24 0 36 0 8 0 13 0 13-9 0-5-5-5-12-5-12 0-23 0-35 0 3-15 6-31 9-46 2-10 8-40 11-45 3-8 10-14 19-14 2 0 13 0 21 8-19 1-22 16-22 22 0 9 7 15 15 15 11 0 23-9 23-25 0-19-19-30-37-30-15 0-41 8-53 49-2 10-4 13-14 66-10 0-20 0-29 0s-13 0-13 9c0 5 4 5 12 5 9 0 18 0 27 0-11 55-20 110-31 165-7 41-14 80-37 80-1 0-12 0-19-9 19-1 22-15 22-22 0-10-7-15-15-15-11 0-23 10-23 25 0 20 18 29 35 29 24 0 41-24 48-41 13-26 24-77 24-80 8-43 17-88 25-132z"><text:p/></draw:path><draw:path draw:style-name="gr25" draw:text-style-name="P20" svg:width="0.096cm" svg:height="0.418cm" svg:x="0.273cm" svg:y="0.054cm" svg:viewBox="0 0 97 419" svg:d="M97 415c0-2 0-2-7-9-53-53-66-133-66-196 0-73 16-146 68-199 5-5 5-6 5-7 0-3-1-4-3-4-5 0-44 29-68 82-21 47-26 92-26 128 0 32 4 83 28 130 25 52 61 79 66 79 2 0 3-1 3-4z"><text:p/></draw:path><draw:path draw:style-name="gr26" draw:text-style-name="P20" svg:width="0.209cm" svg:height="0.189cm" svg:x="0.408cm" svg:y="0.184cm" svg:viewBox="0 0 210 190" svg:d="M128 59c3-11 12-51 42-51 2 0 12 0 21 6-12 3-21 12-21 23 0 6 5 15 17 15 9 0 23-8 23-24 0-22-25-28-40-28-24 0-39 22-44 31-11-27-34-31-46-31-43 0-67 54-67 65 0 4 4 4 5 4 4 0 5-2 5-5 14-45 42-56 56-56 9 0 23 4 23 29 0 13-7 41-23 100-6 26-21 44-39 44-3 0-12 0-22-6 11-2 20-10 20-22 0-11-9-15-15-15-13 0-23 11-23 24 0 19 20 28 40 28 27 0 43-29 44-31 5 15 19 31 46 31 43 0 67-54 67-65 0-4-4-4-5-4-5 0-5 2-6 5-14 45-43 55-56 55-16 0-23-14-23-28 0-9 2-18 7-36 5-20 10-39 14-58z"><text:p/></draw:path><draw:path draw:style-name="gr27" draw:text-style-name="P20" svg:width="0.097cm" svg:height="0.418cm" svg:x="0.66cm" svg:y="0.054cm" svg:viewBox="0 0 98 419" svg:d="M98 210c0-32-4-84-27-131-25-53-63-79-66-79s-5 1-5 4c0 1 0 2 8 9 41 42 65 110 65 197 0 71-15 145-67 199-6 4-6 4-6 6 0 3 2 4 5 4s42-28 67-81c22-47 26-94 26-128z"><text:p/></draw:path><draw:path draw:style-name="gr28" draw:text-style-name="P20" svg:width="0.28cm" svg:height="0.098cm" svg:x="0.94cm" svg:y="0.215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29" draw:text-style-name="P20" svg:width="0.192cm" svg:height="0.189cm" svg:x="1.378cm" svg:y="0.184cm" svg:viewBox="0 0 193 190" svg:d="M140 26c-7-15-19-26-38-26-49 0-102 61-102 123 0 39 24 67 56 67 9 0 30-1 56-31 3 18 18 31 38 31 14 0 24-10 31-23 7-16 12-41 12-42 0-4-3-4-5-4-3 0-4 2-6 8-7 27-14 52-32 52-11 0-12-12-12-20s1-12 5-30c5-18 6-23 9-38 5-20 11-40 16-59 2-12 2-14 2-15 0-7-4-11-12-11-9 0-16 9-18 18zM114 136c-2 7-2 8-8 15-20 23-36 30-48 30-22 0-28-24-28-39 0-22 14-73 24-93 13-25 31-41 48-41 28 0 34 35 34 38 0 2-2 4-2 7-7 28-13 55-20 83z"><text:p/></draw:path><draw:path draw:style-name="gr30" draw:text-style-name="P20" svg:width="0.096cm" svg:height="0.418cm" svg:x="1.627cm" svg:y="0.054cm" svg:viewBox="0 0 97 419" svg:d="M97 415c0-2 0-2-7-9-53-53-66-133-66-196 0-73 17-146 68-199 5-5 5-6 5-7 0-3-1-4-3-4-5 0-42 29-68 82-21 47-26 92-26 128 0 32 5 83 28 130 25 52 61 79 66 79 2 0 3-1 3-4z"><text:p/></draw:path><draw:path draw:style-name="gr31" draw:text-style-name="P20" svg:width="0.209cm" svg:height="0.189cm" svg:x="1.76cm" svg:y="0.184cm" svg:viewBox="0 0 210 190" svg:d="M128 59c3-11 12-51 42-51 3 0 12 0 21 6-11 3-19 12-19 23 0 6 3 15 15 15 10 0 23-8 23-24 0-22-25-28-40-28-24 0-39 22-44 31-11-27-32-31-46-31-43 0-67 54-67 65 0 4 4 4 5 4 4 0 5-2 6-5 13-45 42-56 56-56 8 0 23 4 23 29 0 13-7 41-23 100-7 26-21 44-40 44-3 0-12 0-21-6 10-2 19-10 19-22 0-11-9-15-15-15-12 0-23 11-23 24 0 19 20 28 40 28 27 0 43-29 44-31 5 15 20 31 46 31 43 0 67-54 67-65 0-4-4-4-5-4-4 0-5 2-6 5-13 45-42 55-56 55-16 0-23-14-23-28 0-9 2-18 7-36 5-20 10-39 14-58z"><text:p/></draw:path><draw:path draw:style-name="gr32" draw:text-style-name="P20" svg:width="0.256cm" svg:height="0.016cm" svg:x="2.118cm" svg:y="0.255cm" svg:viewBox="0 0 257 17" svg:d="M242 17c8 0 15 0 15-9 0-8-7-8-15-8-75 0-152 0-228 0-7 0-14 0-14 8 0 9 7 9 14 9 76 0 153 0 228 0z"><text:p/></draw:path><draw:path draw:style-name="gr33" draw:text-style-name="P23" svg:width="0.209cm" svg:height="0.189cm" svg:x="2.516cm" svg:y="0.184cm" svg:viewBox="0 0 210 190" svg:d="M128 59c3-11 12-51 42-51 3 0 12 0 22 6-12 3-20 12-20 23 0 6 4 15 15 15 10 0 23-8 23-24 0-22-25-28-40-28-24 0-38 22-44 31-10-27-32-31-44-31-45 0-69 54-69 65 0 4 4 4 5 4 4 0 5-2 6-5 14-45 42-56 56-56 9 0 23 4 23 29 0 13-7 41-23 100-7 26-21 44-40 44-3 0-12 0-21-6 11-2 19-10 19-22 0-11-8-15-15-15-12 0-23 11-23 24 0 19 22 28 40 28 27 0 43-29 44-31 5 15 20 31 46 31 43 0 67-54 67-65 0-4-4-4-5-4-4 0-5 2-6 5-13 45-42 55-55 55-17 0-24-14-24-28 0-9 2-18 7-36 5-20 10-39 14-58z"><text:p/></draw:path><draw:path draw:style-name="gr34" draw:text-style-name="P23" svg:width="0.137cm" svg:height="0.201cm" svg:x="2.76cm" svg:y="0.237cm" svg:viewBox="0 0 138 202" svg:d="M138 102c0-32-5-56-18-77-10-13-28-25-50-25-70 0-70 81-70 102s0 100 70 100c68 0 68-79 68-100zM70 193c-15 0-33-8-39-32-3-17-3-41-3-62 0-22 0-45 4-61 6-24 24-30 38-30 15 0 31 10 36 27 4 17 4 37 4 64 0 21 0 43-3 61-6 27-27 33-37 33z"><text:p/></draw:path><draw:path draw:style-name="gr35" draw:text-style-name="P20" svg:width="0.097cm" svg:height="0.418cm" svg:x="2.958cm" svg:y="0.054cm" svg:viewBox="0 0 98 419" svg:d="M98 210c0-32-4-84-27-131-25-53-63-79-66-79s-5 1-5 4c0 1 0 2 8 9 41 42 65 110 65 197 0 71-15 145-67 199-6 4-6 4-6 6 0 3 2 4 5 4s42-28 67-81c22-47 26-94 26-128z"><text:p/></draw:path><draw:path draw:style-name="gr36" draw:text-style-name="P20" svg:width="0.13cm" svg:height="0.195cm" svg:x="3.116cm" svg:y="0cm" svg:viewBox="0 0 131 196" svg:d="M131 142c-4 0-6 0-10 0-1 7-3 24-8 26-3 3-25 3-29 3-18 0-36 0-54 0 31-28 41-36 59-50 21-18 42-36 42-63 0-36-31-58-69-58-37 0-62 25-62 53 0 14 13 17 16 17 7 0 15-6 15-16 0-6-1-16-17-16 10-21 29-27 44-27 28 0 44 23 44 47 0 25-18 45-28 56-24 23-46 46-70 70-4 2-4 3-4 12 41 0 82 0 122 0 3-18 6-36 9-54z"><text:p/></draw:path><draw:path draw:style-name="gr37" draw:text-style-name="P20" svg:width="0.043cm" svg:height="0.043cm" svg:x="3.324cm" svg:y="0.323cm" svg:viewBox="0 0 44 44" svg:d="M44 23c0-12-10-23-22-23-14 0-22 11-22 23s8 21 22 21c12 0 22-9 22-21z"><text:p/></draw:path></draw:g></draw:g></text:span><text:line-break/><text:span text:style-name="T3">-</text:span> <text:span text:style-name="T3">Si</text:span> <text:span text:style-name="T7"><draw:g text:anchor-type="as-char" svg:y="-0.3cm" draw:z-index="21" draw:style-name="gr1"><svg:title>TexMaths</svg:title><svg:desc>12§display§\Delta§svg§600§FALSE§</svg:desc><draw:g draw:style-name="gr2"><draw:path draw:style-name="gr117" draw:text-style-name="P19" svg:width="0.286cm" svg:height="0.255cm" svg:x="0.003cm" svg:y="0.022cm" svg:viewBox="0 0 287 256" svg:d="M0 0c95 0 192 0 287 0 0 85 0 171 0 256-95 0-192 0-287 0 0-85 0-171 0-256z"><text:p/></draw:path><draw:path draw:style-name="gr118" draw:text-style-name="P20" svg:width="0.31cm" svg:height="0.298cm" svg:x="0.001cm" svg:y="0cm" svg:viewBox="0 0 311 299" svg:d="M166 7c-2-5-2-7-9-7-8 0-9 2-11 7-48 95-95 189-144 284-2 4-1 4-2 5 0 3 4 3 10 3 97 0 194 0 291 0 8 0 10 0 10-3-1-1 0-1-2-5-47-95-94-189-143-284zM143 42c38 75 75 150 113 225-76 0-151 0-227 0 37-75 76-150 114-225z"><text:p/></draw:path></draw:g></draw:g></text:span><text:s/><text:span text:style-name="T3">&gt;</text:span> <text:span text:style-name="T3">0 :</text:span> <text:span text:style-name="T3">Pour tout réel</text:span> <text:span text:style-name="T3">x, on a :</text:span> <text:span text:style-name="T3"><draw:g text:anchor-type="as-char" svg:y="-0.314cm" draw:z-index="41" draw:style-name="gr1"><svg:title>TexMaths</svg:title><svg:desc>12§display§f(x) = a(x-{\color{blue}x_1})(x-{\color{green}x_2}).§svg§600§FALSE§</svg:desc><draw:g draw:style-name="gr2"><draw:path draw:style-name="gr3" draw:text-style-name="P19" svg:width="4.672cm" svg:height="0.376cm" svg:x="0.001cm" svg:y="0.023cm" svg:viewBox="0 0 4673 377" svg:d="M2337 377c-779 0-1558 0-2337 0 0-126 0-251 0-377 1558 0 3115 0 4673 0 0 126 0 251 0 377-779 0-1558 0-2336 0z"><text:p/></draw:path><draw:path draw:style-name="gr4" draw:text-style-name="P20" svg:width="0.209cm" svg:height="0.381cm" svg:x="0.002cm" svg:y="0.02cm" svg:viewBox="0 0 210 382" svg:d="M132 129c12 0 24 0 36 0 8 0 13 0 13-9 0-5-5-5-12-5-12 0-23 0-35 0 4-16 6-32 10-48 1-8 7-38 10-43 3-8 10-14 20-14 1 0 12 0 20 7-19 1-22 17-22 23 0 9 7 14 15 14 11 0 23-10 23-25 0-19-19-29-36-29-14 0-41 7-54 49-2 9-4 14-14 66-10 0-20 0-29 0s-12 0-12 9c0 5 3 5 11 5 9 0 19 0 28 0-10 55-21 109-32 164-7 41-14 80-36 80-2 0-12 0-20-8 19-1 22-16 22-22 0-10-7-15-15-15-11 0-23 10-23 25 0 20 18 29 36 29 23 0 40-25 47-41 14-26 24-77 24-80 8-43 17-88 25-132z"><text:p/></draw:path><draw:path draw:style-name="gr5" draw:text-style-name="P20" svg:width="0.096cm" svg:height="0.42cm" svg:x="0.273cm" svg:y="0.001cm" svg:viewBox="0 0 97 421" svg:d="M97 416c0-1 0-1-7-9-53-54-66-133-66-197 0-73 17-146 68-198 5-6 5-6 5-7 0-4-1-5-3-5-5 0-42 29-68 83-21 46-26 92-26 127 0 33 5 83 28 131 25 52 61 80 66 80 2 0 3-1 3-5z"><text:p/></draw:path><draw:path draw:style-name="gr6" draw:text-style-name="P20" svg:width="0.209cm" svg:height="0.19cm" svg:x="0.408cm" svg:y="0.131cm" svg:viewBox="0 0 210 191" svg:d="M128 59c3-11 12-49 42-49 3 0 12 0 21 4-11 3-19 14-19 23 0 7 3 16 15 16 10 0 23-9 23-25 0-22-25-28-40-28-24 0-38 23-44 32-10-27-32-32-46-32-43 0-67 54-67 65 0 5 4 5 5 5 4 0 5-1 6-5 14-45 42-55 56-55 8 0 23 3 23 27 0 13-7 42-23 101-7 27-21 44-40 44-3 0-12 0-21-5 10-3 19-11 19-23s-9-15-15-15c-12 0-23 11-23 24 0 20 20 28 40 28 27 0 43-30 44-32 5 15 20 32 46 32 43 0 67-54 67-65 0-3-4-3-5-3-4 0-5 1-6 3-13 46-42 56-56 56-16 0-23-14-23-28 0-10 2-18 7-37 5-20 10-39 14-58z"><text:p/></draw:path><draw:path draw:style-name="gr7" draw:text-style-name="P20" svg:width="0.096cm" svg:height="0.42cm" svg:x="0.661cm" svg:y="0.001cm" svg:viewBox="0 0 97 421" svg:d="M97 210c0-32-5-83-27-131-26-51-62-79-66-79-3 0-4 2-4 5 0 1 0 1 7 9 42 41 66 109 66 196 0 71-15 146-68 199-5 6-5 6-5 7 0 2 1 5 4 5 4 0 42-29 67-83 21-46 26-93 26-128z"><text:p/></draw:path><draw:path draw:style-name="gr8" draw:text-style-name="P20" svg:width="0.28cm" svg:height="0.099cm" svg:x="0.941cm" svg:y="0.162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9" draw:text-style-name="P20" svg:width="0.192cm" svg:height="0.19cm" svg:x="1.38cm" svg:y="0.131cm" svg:viewBox="0 0 193 191" svg:d="M140 28c-8-16-20-28-39-28-49 0-101 63-101 124 0 39 23 67 55 67 9 0 30-1 55-31 4 17 18 31 39 31 14 0 24-9 31-23 7-15 13-41 13-42 0-3-5-3-6-3-3 0-3 1-6 7-6 27-14 52-31 52-12 0-13-11-13-20s1-12 6-31c5-18 5-22 9-37 5-19 10-40 15-59 3-12 3-13 3-15 0-7-6-12-13-12-9 0-15 10-17 20zM113 136c-3 8-3 8-9 15-19 24-36 31-48 31-20 0-26-23-26-40 0-21 13-72 23-92 13-25 32-40 49-40 28 0 32 34 32 37 0 2 0 5-1 7-7 27-13 54-20 82z"><text:p/></draw:path><draw:path draw:style-name="gr10" draw:text-style-name="P20" svg:width="0.097cm" svg:height="0.42cm" svg:x="1.627cm" svg:y="0.001cm" svg:viewBox="0 0 98 421" svg:d="M98 416c0-1 0-1-7-9-53-54-66-133-66-197 0-73 16-146 67-198 6-6 6-6 6-7 0-4-2-5-4-5-4 0-42 29-68 83-21 46-26 92-26 127 0 33 5 83 28 131 25 52 62 80 66 80 2 0 4-1 4-5z"><text:p/></draw:path><draw:path draw:style-name="gr11" draw:text-style-name="P20" svg:width="0.209cm" svg:height="0.19cm" svg:x="1.762cm" svg:y="0.131cm" svg:viewBox="0 0 210 191" svg:d="M128 59c3-11 14-49 42-49 3 0 12 0 22 4-12 3-20 14-20 23 0 7 4 16 15 16 10 0 23-9 23-25 0-22-25-28-40-28-24 0-38 23-43 32-11-27-33-32-45-32-45 0-69 54-69 65 0 5 4 4 5 5 4 0 5-1 6-5 14-45 42-55 56-55 9 0 23 3 23 27 0 13-7 42-23 101-7 27-21 44-39 44-4 0-13 0-22-5 11-3 21-11 21-23s-10-15-16-15c-13 0-24 11-24 24 0 20 22 28 40 28 27 0 43-30 44-32 5 15 20 32 46 32 43 0 67-54 67-65 0-3-4-3-5-3-4 0-5 1-5 3-14 46-43 56-56 56-17 0-24-14-24-28 0-10 3-18 7-37 5-20 10-39 14-58z"><text:p/></draw:path><draw:path draw:style-name="gr12" draw:text-style-name="P20" svg:width="0.257cm" svg:height="0.017cm" svg:x="2.119cm" svg:y="0.203cm" svg:viewBox="0 0 258 18" svg:d="M242 18c8 0 16-1 16-10 0-8-8-8-16-8-75 0-152 0-228 0-7 0-14 0-14 8 0 9 7 10 14 10 76 0 153 0 228 0z"><text:p/></draw:path><draw:path draw:style-name="gr13" draw:text-style-name="P21" svg:width="0.209cm" svg:height="0.19cm" svg:x="2.517cm" svg:y="0.131cm" svg:viewBox="0 0 210 191" svg:d="M130 59c2-11 12-49 40-49 3 0 14 0 22 4-12 3-20 14-20 23 0 7 4 16 15 16 10 0 23-9 23-25 0-22-24-28-38-28-26 0-40 23-45 32-11-27-33-32-45-32-45 0-69 54-69 65 0 5 5 5 6 5 3 0 4-1 5-5 14-45 42-55 56-55 9 0 23 3 23 27 0 13-7 42-23 101-6 27-21 44-39 44-3 0-12 0-22-5 11-3 21-11 21-23s-10-15-16-15c-13 0-24 11-24 24 0 20 22 28 40 28 28 0 43-30 44-32 6 15 20 32 46 32 44 0 68-54 68-65 0-3-5-3-6-3-4 0-5 1-5 3-14 46-43 56-56 56-17 0-23-14-23-28 0-10 2-18 7-37 5-20 10-39 15-58z"><text:p/></draw:path><draw:path draw:style-name="gr14" draw:text-style-name="P21" svg:width="0.106cm" svg:height="0.195cm" svg:x="2.778cm" svg:y="0.185cm" svg:viewBox="0 0 107 196" svg:d="M66 8c0-8 0-8-8-8-20 18-46 18-58 18 0 4 0 7 0 11 7 0 26 0 43-9 0 51 0 101 0 152 0 10 0 13-30 13-3 0-7 0-11 0 0 4 0 7 0 11 5-1 41-1 52-1 10 0 47 0 53 1 0-4 0-7 0-11-4 0-7 0-11 0-30 0-30-3-30-13 0-55 0-109 0-164z"><text:p/></draw:path><draw:path draw:style-name="gr15" draw:text-style-name="P20" svg:width="0.096cm" svg:height="0.42cm" svg:x="2.96cm" svg:y="0.001cm" svg:viewBox="0 0 97 421" svg:d="M97 210c0-32-5-83-27-131-26-51-62-79-66-79-3 0-4 2-4 5 0 1 0 1 7 9 42 41 66 109 66 196 0 71-15 146-68 199-5 6-5 6-5 7 0 2 1 5 4 5 4 0 42-29 67-83 21-46 26-93 26-128z"><text:p/></draw:path><draw:path draw:style-name="gr16" draw:text-style-name="P20" svg:width="0.097cm" svg:height="0.42cm" svg:x="3.141cm" svg:y="0.001cm" svg:viewBox="0 0 98 421" svg:d="M98 416c0-1 0-1-7-9-53-54-66-133-66-197 0-73 16-146 67-198 6-6 6-6 6-7 0-4-2-5-4-5-4 0-42 29-68 83-21 46-26 92-26 127 0 33 5 83 28 131 25 52 62 80 66 80 2 0 4-1 4-5z"><text:p/></draw:path><draw:path draw:style-name="gr17" draw:text-style-name="P20" svg:width="0.209cm" svg:height="0.19cm" svg:x="3.275cm" svg:y="0.131cm" svg:viewBox="0 0 210 191" svg:d="M128 59c3-11 14-49 42-49 3 0 12 0 22 4-12 3-20 14-20 23 0 7 4 16 15 16 10 0 23-9 23-25 0-22-25-28-40-28-24 0-38 23-43 32-11-27-33-32-45-32-45 0-69 54-69 65 0 5 4 4 5 5 4 0 5-1 6-5 14-45 42-55 56-55 9 0 23 3 23 27 0 13-7 42-23 101-7 27-21 44-39 44-4 0-13 0-22-5 11-3 19-11 19-23s-8-15-15-15c-12 0-23 11-23 24 0 20 22 28 40 28 27 0 43-30 44-32 5 15 20 32 46 32 43 0 67-54 67-65 0-3-4-3-5-3-4 0-5 1-6 3-13 46-42 56-55 56-17 0-24-14-24-28 0-10 3-18 7-37 5-20 10-39 14-58z"><text:p/></draw:path><draw:path draw:style-name="gr18" draw:text-style-name="P20" svg:width="0.257cm" svg:height="0.017cm" svg:x="3.633cm" svg:y="0.203cm" svg:viewBox="0 0 258 18" svg:d="M242 18c8 0 16-1 16-10 0-8-8-8-16-8-75 0-152 0-228 0-7 0-14 0-14 8 0 9 7 10 14 10 76 0 153 0 228 0z"><text:p/></draw:path><draw:path draw:style-name="gr19" draw:text-style-name="P22" svg:width="0.209cm" svg:height="0.19cm" svg:x="4.031cm" svg:y="0.131cm" svg:viewBox="0 0 210 191" svg:d="M130 59c2-11 12-49 40-49 3 0 14 0 22 4-12 3-20 14-20 23 0 7 4 16 15 16 10 0 23-9 23-25 0-22-24-28-38-28-26 0-40 23-45 32-11-27-33-32-45-32-45 0-69 54-69 65 0 5 5 5 6 5 3 0 4-1 5-5 14-45 42-55 56-55 9 0 23 3 23 27 0 13-7 42-23 101-6 27-21 44-39 44-3 0-12 0-22-5 11-3 21-11 21-23s-10-15-16-15c-13 0-24 11-24 24 0 20 22 28 40 28 28 0 43-30 44-32 6 15 20 32 46 32 43 0 68-54 68-65 0-3-5-3-6-3-4 0-5 1-5 3-14 46-43 56-56 56-17 0-23-14-23-28 0-10 2-18 7-37 5-20 10-39 15-58z"><text:p/></draw:path><draw:path draw:style-name="gr20" draw:text-style-name="P22" svg:width="0.129cm" svg:height="0.195cm" svg:x="4.28cm" svg:y="0.185cm" svg:viewBox="0 0 130 196" svg:d="M130 142c-4 0-6 0-10 0-1 6-4 24-8 26-2 3-24 3-29 3-18 0-36 0-54 0 31-28 41-36 59-50 21-18 42-36 42-63 0-36-32-58-69-58s-61 25-61 53c0 14 12 16 16 16 6 0 15-5 15-16 0-5-2-16-18-16 10-20 29-26 43-26 30 0 45 23 45 47 0 25-18 45-28 56-24 23-47 46-71 70-2 2-2 4-2 12 41 0 80 0 121 0 3-18 6-36 9-54z"><text:p/></draw:path><draw:path draw:style-name="gr21" draw:text-style-name="P20" svg:width="0.096cm" svg:height="0.42cm" svg:x="4.474cm" svg:y="0.001cm" svg:viewBox="0 0 97 421" svg:d="M97 210c0-32-5-83-27-131-26-51-62-79-66-79-3 0-4 2-4 5 0 1 0 1 7 9 42 41 66 109 66 196 0 71-15 146-68 199-5 6-5 6-5 7 0 2 1 5 4 5 4 0 42-29 67-83 21-46 26-93 26-128z"><text:p/></draw:path><draw:path draw:style-name="gr22" draw:text-style-name="P20" svg:width="0.043cm" svg:height="0.043cm" svg:x="4.651cm" svg:y="0.271cm" svg:viewBox="0 0 44 44" svg:d="M44 23c0-13-10-23-22-23s-22 10-22 23c0 12 10 21 22 21s22-9 22-21z"><text:p/></draw:path></draw:g></draw:g></text:span><text:line-break/>- <text:span text:style-name="T3">Si</text:span> <text:span text:style-name="T7"><draw:g text:anchor-type="as-char" svg:y="-0.3cm" draw:z-index="22" draw:style-name="gr1"><svg:title>TexMaths</svg:title><svg:desc>12§display§\Delta§svg§600§FALSE§</svg:desc><draw:g draw:style-name="gr2"><draw:path draw:style-name="gr115" draw:text-style-name="P19" svg:width="0.286cm" svg:height="0.255cm" svg:x="0.003cm" svg:y="0.022cm" svg:viewBox="0 0 287 256" svg:d="M0 0c95 0 192 0 287 0 0 85 0 171 0 256-95 0-192 0-287 0 0-85 0-171 0-256z"><text:p/></draw:path><draw:path draw:style-name="gr116" draw:text-style-name="P20" svg:width="0.31cm" svg:height="0.298cm" svg:x="0.001cm" svg:y="0cm" svg:viewBox="0 0 311 299" svg:d="M166 7c-2-5-2-7-9-7-8 0-9 2-11 7-48 95-95 189-144 284-2 4-1 4-2 5 0 3 4 3 10 3 97 0 194 0 291 0 8 0 10 0 10-3-1-1 0-1-2-5-47-95-94-189-143-284zM143 42c38 75 75 150 113 225-76 0-151 0-227 0 37-75 76-150 114-225z"><text:p/></draw:path></draw:g></draw:g></text:span><text:span text:style-name="T7"><text:s/></text:span><text:span text:style-name="T3">&lt; 0,</text:span> <text:span text:style-name="T3">il n’existe</text:span> <text:span text:style-name="T3">pas de forme factorisée de</text:span> <text:span text:style-name="T3">.</text:span></text:p>
      <text:h text:style-name="Heading_20_2" text:outline-level="2">III – Signe d’un trinôme</text:h>
      <text:p text:style-name="P8"/>
      <text:p text:style-name="P9"><text:span text:style-name="T12">Soit </text:span><text:span text:style-name="T15">f</text:span><text:span text:style-name="T12"> une fonction polynôme de degré 2 définie sur </text:span><draw:frame draw:style-name="fr1" text:anchor-type="as-char" svg:width="0.296cm" svg:height="0.467cm" draw:z-index="6"><draw:object xlink:href="./Object 1" xlink:type="simple" xlink:show="embed" xlink:actuate="onLoad"/><draw:image xlink:href="./ObjectReplacements/Object 1" xlink:type="simple" xlink:show="embed" xlink:actuate="onLoad"/><svg:desc>formule</svg:desc></draw:frame><text:span text:style-name="T12"><text:s/>par </text:span></text:p>
      <text:p text:style-name="P9"><text:span text:style-name="T12"><draw:g text:anchor-type="as-char" svg:y="-0.369cm" draw:z-index="13" draw:style-name="gr1"><svg:title>TexMaths</svg:title><svg:desc>12§display§f(x) = ax^2 + bx+ c§svg§600§FALSE§</svg:desc><draw:g draw:style-name="gr2"><draw:path draw:style-name="gr142" draw:text-style-name="P19" svg:width="3.623cm" svg:height="0.43cm" svg:x="0.001cm" svg:y="0.023cm" svg:viewBox="0 0 3624 431" svg:d="M1813 431c-605 0-1208 0-1813 0 0-144 0-287 0-431 1208 0 2416 0 3624 0 0 144 0 287 0 431-603 0-1208 0-1811 0z"><text:p/></draw:path><draw:path draw:style-name="gr143" draw:text-style-name="P20" svg:width="0.209cm" svg:height="0.381cm" svg:x="0.002cm" svg:y="0.074cm" svg:viewBox="0 0 210 382" svg:d="M132 128c12 0 24 0 36 0 8 0 13 0 13-8 0-5-5-5-12-5-12 0-23 0-35 0 4-17 6-32 10-48 1-8 7-38 10-44 3-7 10-13 20-13 1 0 12 0 20 7-19 1-22 15-22 23 0 9 7 14 15 14 11 0 23-10 23-25 0-19-19-29-36-29-14 0-42 7-54 49-2 9-4 13-14 66-10 0-20 0-29 0s-12 0-12 9c0 4 3 4 11 4 9 0 19 0 28 0-10 56-21 111-32 165-7 41-14 79-36 79-2 0-12 0-20-7 19-1 22-17 22-23 0-9-7-14-15-14-11 0-23 8-23 25 0 19 18 29 36 29 23 0 40-25 47-41 14-26 24-78 24-80 8-44 17-88 25-133z"><text:p/></draw:path><draw:path draw:style-name="gr144" draw:text-style-name="P20" svg:width="0.096cm" svg:height="0.419cm" svg:x="0.273cm" svg:y="0.055cm" svg:viewBox="0 0 97 420" svg:d="M97 416c0-2 0-2-7-9-53-54-66-133-66-197 0-73 17-146 68-199 5-5 5-5 5-6 0-4-1-5-3-5-5 0-42 29-68 82-21 46-26 93-26 128 0 34 5 83 28 131 25 52 61 79 66 79 2 0 3-1 3-4z"><text:p/></draw:path><draw:path draw:style-name="gr145" draw:text-style-name="P20" svg:width="0.209cm" svg:height="0.19cm" svg:x="0.408cm" svg:y="0.184cm" svg:viewBox="0 0 210 191" svg:d="M128 59c3-11 12-49 42-49 3 0 12 0 21 4-12 3-21 14-21 23 0 7 5 16 17 16 10 0 23-9 23-25 0-22-25-28-40-28-24 0-39 23-44 32-11-27-34-32-46-32-43 0-67 54-67 65 0 5 4 5 5 5 4 0 5-2 5-5 14-45 43-55 57-55 8 0 23 3 23 27 0 13-7 42-23 101-7 27-21 43-40 43-3 0-12 0-21-4 10-3 19-11 19-23s-9-16-15-16c-12 0-23 12-23 25 0 20 20 28 40 28 27 0 43-30 44-32 5 15 20 32 46 32 43 0 67-54 67-65 0-5-4-5-5-5-4 0-5 3-6 5-13 46-42 55-56 55-16 0-23-13-23-27 0-10 2-18 7-38 5-19 10-38 14-57z"><text:p/></draw:path><draw:path draw:style-name="gr146" draw:text-style-name="P20" svg:width="0.097cm" svg:height="0.419cm" svg:x="0.66cm" svg:y="0.055cm" svg:viewBox="0 0 98 420" svg:d="M98 210c0-32-4-83-27-131-25-51-63-79-66-79s-5 1-5 5c0 1 0 1 8 9 42 41 66 108 66 196 0 71-15 145-68 198-6 6-6 6-6 8s2 4 5 4 42-29 67-83c22-45 26-91 26-127z"><text:p/></draw:path><draw:path draw:style-name="gr147" draw:text-style-name="P20" svg:width="0.28cm" svg:height="0.097cm" svg:x="0.94cm" svg:y="0.215cm" svg:viewBox="0 0 281 98" svg:d="M266 17c6 0 15 0 15-9 0-8-9-8-15-8-84 0-168 0-252 0-6 0-14 0-14 8 0 9 8 9 14 9 84 0 168 0 252 0zM266 98c6 0 15 0 15-8s-9-8-15-8c-84 0-168 0-252 0-6 0-14 0-14 8s8 8 14 8c84 0 168 0 252 0z"><text:p/></draw:path><draw:path draw:style-name="gr148" draw:text-style-name="P20" svg:width="0.192cm" svg:height="0.19cm" svg:x="1.378cm" svg:y="0.184cm" svg:viewBox="0 0 193 191" svg:d="M140 26c-7-14-19-26-38-26-49 0-102 62-102 124 0 39 24 67 56 67 9 0 30-1 56-31 3 17 18 31 38 31 14 0 24-10 31-23 7-15 12-41 12-42 0-5-3-5-5-5-3 0-4 3-6 9-7 27-14 51-31 51-12 0-13-10-13-19s1-12 6-31c4-18 5-22 8-37 5-21 11-40 16-60 2-11 2-12 2-14 0-7-4-12-12-12-9 0-15 10-18 18zM114 136c-2 8-2 8-8 15-20 24-36 30-48 30-22 0-28-22-28-39 0-21 14-72 24-93 13-24 31-39 48-39 28 0 34 34 34 37 0 2 0 5-2 7-7 28-13 54-20 82z"><text:p/></draw:path><draw:path draw:style-name="gr149" draw:text-style-name="P20" svg:width="0.209cm" svg:height="0.19cm" svg:x="1.597cm" svg:y="0.184cm" svg:viewBox="0 0 210 191" svg:d="M128 59c4-11 14-49 42-49 3 0 12 0 22 4-12 3-20 14-20 23 0 7 4 16 15 16 10 0 23-9 23-25 0-22-24-28-38-28-26 0-40 23-45 32-11-27-33-32-45-32-45 0-69 54-69 65 0 5 4 3 5 5 4 0 5-2 6-5 14-45 42-55 56-55 9 0 23 3 23 27 0 13-7 42-23 101-7 27-21 43-39 43-3 0-13 0-22-4 11-3 21-11 21-23s-10-16-16-16c-13 0-24 12-24 25 0 20 22 28 40 28 27 0 43-30 44-32 5 15 20 32 46 32 43 0 67-54 67-65 0-5-4-5-5-5-4 0-5 3-5 5-14 46-43 55-56 55-17 0-23-13-23-27 0-10 2-18 6-38 5-19 10-38 14-57z"><text:p/></draw:path><draw:path draw:style-name="gr150" draw:text-style-name="P20" svg:width="0.13cm" svg:height="0.195cm" svg:x="1.842cm" svg:y="0.001cm" svg:viewBox="0 0 131 196" svg:d="M131 143c-4 0-6 0-10 0-1 6-3 23-8 26-3 2-25 2-29 2-18 0-36 0-54 0 31-27 41-35 59-50 21-17 42-36 42-63 0-36-31-58-69-58-37 0-62 26-62 53 0 15 13 17 16 17 7 0 15-5 15-16 0-6-1-16-17-16 10-21 29-27 44-27 28 0 44 23 44 47 0 25-18 45-28 56-24 23-46 47-70 71-4 2-4 2-4 11 41 0 82 0 122 0 3-18 6-36 9-53z"><text:p/></draw:path><draw:path draw:style-name="gr151" draw:text-style-name="P20" svg:width="0.28cm" svg:height="0.278cm" svg:x="2.13cm" svg:y="0.125cm" svg:viewBox="0 0 281 279" svg:d="M149 148c39 0 78 0 117 0 6 0 15 0 15-9 0-8-9-8-15-8-39 0-78 0-117 0 0-40 0-78 0-118 0-6 0-13-9-13-8 0-8 7-8 13 0 40 0 78 0 118-40 0-78 0-118 0-6 0-14 0-14 8 0 9 8 9 14 9 40 0 78 0 118 0 0 39 0 79 0 117 0 6 0 14 8 14 9 0 9-8 9-14 0-38 0-78 0-117z"><text:p/></draw:path><draw:path draw:style-name="gr152" draw:text-style-name="P20" svg:width="0.155cm" svg:height="0.294cm" svg:x="2.548cm" svg:y="0.078cm" svg:viewBox="0 0 156 295" svg:d="M82 5c0-1 0-5-6-5-10 0-41 2-52 4-2 1-7 1-7 8 0 5 3 5 9 5 21 0 22 3 22 7s-4 18-6 26c-12 46-23 92-35 137-5 22-7 29-7 44 0 38 23 64 54 64 49 0 102-61 102-122 0-38-23-67-56-67-20 0-38 12-50 25 11-42 21-84 32-126zM42 163c2-9 2-9 6-14 20-28 40-34 50-34 16 0 27 12 27 40 0 24-13 73-22 89-13 27-32 42-49 42-14 0-29-11-29-41 0-8 0-17 7-43 4-13 6-27 10-39z"><text:p/></draw:path><draw:path draw:style-name="gr153" draw:text-style-name="P20" svg:width="0.209cm" svg:height="0.19cm" svg:x="2.722cm" svg:y="0.184cm" svg:viewBox="0 0 210 191" svg:d="M128 59c3-11 12-49 42-49 2 0 12 0 21 4-12 3-21 14-21 23 0 7 5 16 17 16 9 0 23-9 23-25 0-22-25-28-40-28-24 0-39 23-44 32-11-27-34-32-46-32-43 0-67 54-67 65 0 5 4 5 5 5 4 0 5-2 5-5 14-45 43-55 57-55 8 0 22 3 22 27 0 13-6 42-22 101-7 27-21 43-40 43-3 0-12 0-21-4 10-3 19-11 19-23s-9-16-15-16c-12 0-23 12-23 25 0 20 20 28 40 28 27 0 43-30 44-32 5 15 20 32 46 32 43 0 67-54 67-65 0-5-4-5-5-5-5 0-5 3-6 5-14 46-42 55-56 55-16 0-23-13-23-27 0-10 2-18 7-38 5-19 10-38 14-57z"><text:p/></draw:path><draw:path draw:style-name="gr154" draw:text-style-name="P20" svg:width="0.28cm" svg:height="0.278cm" svg:x="3.067cm" svg:y="0.125cm" svg:viewBox="0 0 281 279" svg:d="M149 148c39 0 78 0 117 0 6 0 15 0 15-9 0-8-9-8-15-8-39 0-78 0-117 0 0-40 0-78 0-118 0-6 0-13-9-13-8 0-8 7-8 13 0 40 0 78 0 118-40 0-78 0-118 0-6 0-14 0-14 8 0 9 8 9 14 9 40 0 78 0 118 0 0 39 0 79 0 117 0 6 0 14 8 14 9 0 9-8 9-14 0-38 0-78 0-117z"><text:p/></draw:path><draw:path draw:style-name="gr155" draw:text-style-name="P20" svg:width="0.163cm" svg:height="0.19cm" svg:x="3.483cm" svg:y="0.184cm" svg:viewBox="0 0 164 191" svg:d="M150 26c-7 0-13 0-19 6s-7 14-7 16c0 11 7 16 15 16 12 0 24-11 24-28 0-20-20-36-50-36-57 0-113 60-113 120 0 37 24 71 68 71 60 0 96-44 96-49 0-4-2-6-4-6-3 0-4 1-6 5-34 40-80 40-84 40-27 0-39-20-39-45 0-17 9-58 23-84 13-24 36-42 60-42 14 0 30 4 36 16z"><text:p/></draw:path></draw:g></draw:g></text:span><text:span text:style-name="T12">.</text:span></text:p>
      <text:p text:style-name="P10"><draw:g text:anchor-type="char" draw:z-index="7" draw:name="Group 7" draw:style-name="gr163"><draw:line draw:name="Line 1" draw:style-name="gr158" draw:text-style-name="P25" svg:x1="10.537cm" svg:y1="2.765cm" svg:x2="13.197cm" svg:y2="2.766cm"><text:p/></draw:line><draw:line draw:name="Line 2" draw:style-name="gr158" draw:text-style-name="P25" svg:x1="10.889cm" svg:y1="3.275cm" svg:x2="10.89cm" svg:y2="0.75cm"><text:p/></draw:line><draw:custom-shape draw:name="AutoShape 1" draw:style-name="gr164" draw:text-style-name="P28" svg:width="1.271cm" svg:height="1.114cm" svg:x="11.285cm" svg:y="1.431cm"><text:p/><draw:enhanced-geometry draw:mirror-horizontal="false" draw:mirror-vertical="false" svg:viewBox="0 0 0 0" drawooo:sub-view-size="720 630" draw:text-areas="0 0 ?f39 ?f40" draw:type="ooxml-non-primitive" draw:enhanced-path="M 0 10 C 25 85 93 357 150 460 207 563 273 630 340 630 407 630 487 565 550 460 613 355 663 181 720 0 N"><draw:equation draw:name="f0" draw:formula="0*logwidth/720"/><draw:equation draw:name="f1" draw:formula="10*logheight/630"/><draw:equation draw:name="f2" draw:formula="25*logwidth/720"/><draw:equation draw:name="f3" draw:formula="85*logheight/630"/><draw:equation draw:name="f4" draw:formula="93*logwidth/720"/><draw:equation draw:name="f5" draw:formula="357*logheight/630"/><draw:equation draw:name="f6" draw:formula="150*logwidth/720"/><draw:equation draw:name="f7" draw:formula="460*logheight/630"/><draw:equation draw:name="f8" draw:formula="207*logwidth/720"/><draw:equation draw:name="f9" draw:formula="563*logheight/630"/><draw:equation draw:name="f10" draw:formula="273*logwidth/720"/><draw:equation draw:name="f11" draw:formula="630*logheight/630"/><draw:equation draw:name="f12" draw:formula="340*logwidth/720"/><draw:equation draw:name="f13" draw:formula="630*logheight/630"/><draw:equation draw:name="f14" draw:formula="407*logwidth/720"/><draw:equation draw:name="f15" draw:formula="630*logheight/630"/><draw:equation draw:name="f16" draw:formula="487*logwidth/720"/><draw:equation draw:name="f17" draw:formula="565*logheight/630"/><draw:equation draw:name="f18" draw:formula="550*logwidth/720"/><draw:equation draw:name="f19" draw:formula="460*logheight/630"/><draw:equation draw:name="f20" draw:formula="613*logwidth/720"/><draw:equation draw:name="f21" draw:formula="355*logheight/630"/><draw:equation draw:name="f22" draw:formula="663*logwidth/720"/><draw:equation draw:name="f23" draw:formula="181*logheight/630"/><draw:equation draw:name="f24" draw:formula="720*logwidth/720"/><draw:equation draw:name="f25" draw:formula="0*logheight/630"/><draw:equation draw:name="f26" draw:formula="0*60000/65536"/><draw:equation draw:name="f27" draw:formula="0*60000/65536"/><draw:equation draw:name="f28" draw:formula="0*60000/65536"/><draw:equation draw:name="f29" draw:formula="0*60000/65536"/><draw:equation draw:name="f30" draw:formula="0*60000/65536"/><draw:equation draw:name="f31" draw:formula="0*60000/65536"/><draw:equation draw:name="f32" draw:formula="0*60000/65536"/><draw:equation draw:name="f33" draw:formula="0*60000/65536"/><draw:equation draw:name="f34" draw:formula="0*60000/65536"/><draw:equation draw:name="f35" draw:formula="0*60000/65536"/><draw:equation draw:name="f36" draw:formula="0*60000/65536"/><draw:equation draw:name="f37" draw:formula="0*60000/65536"/><draw:equation draw:name="f38" draw:formula="0*60000/65536"/><draw:equation draw:name="f39" draw:formula="logwidth"/><draw:equation draw:name="f40" draw:formula="logheight"/></draw:enhanced-geometry></draw:custom-shape><draw:custom-shape draw:name="Text Box 1" draw:style-name="gr165" draw:text-style-name="P30" svg:width="1.43cm" svg:height="0.99cm" svg:x="11.691cm" svg:y="0.404cm"><text:p text:style-name="P29"><text:span text:style-name="T19">a</text:span><text:span text:style-name="T20"> &gt; 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3" draw:style-name="gr158" draw:text-style-name="P25" svg:x1="14.033cm" svg:y1="1.841cm" svg:x2="16.693cm" svg:y2="1.842cm"><text:p/></draw:line><draw:line draw:name="Line 4" draw:style-name="gr158" draw:text-style-name="P25" svg:x1="14.439cm" svg:y1="3.334cm" svg:x2="14.44cm" svg:y2="0.809cm"><text:p/></draw:line><draw:custom-shape draw:name="AutoShape 2" draw:style-name="gr166" draw:text-style-name="P28" svg:width="1.271cm" svg:height="1.098cm" svg:x="14.994cm" svg:y="2.009cm"><text:p/><draw:enhanced-geometry draw:mirror-horizontal="false" draw:mirror-vertical="true" svg:viewBox="0 0 0 0" drawooo:sub-view-size="720 630" draw:text-areas="0 0 ?f39 ?f40" draw:type="ooxml-non-primitive" draw:enhanced-path="M 0 10 C 25 85 93 357 150 460 207 563 273 630 340 630 407 630 487 565 550 460 613 355 663 181 720 0 N"><draw:equation draw:name="f0" draw:formula="0*logwidth/720"/><draw:equation draw:name="f1" draw:formula="10*logheight/630"/><draw:equation draw:name="f2" draw:formula="25*logwidth/720"/><draw:equation draw:name="f3" draw:formula="84*logheight/630"/><draw:equation draw:name="f4" draw:formula="93*logwidth/720"/><draw:equation draw:name="f5" draw:formula="351*logheight/630"/><draw:equation draw:name="f6" draw:formula="150*logwidth/720"/><draw:equation draw:name="f7" draw:formula="453*logheight/630"/><draw:equation draw:name="f8" draw:formula="207*logwidth/720"/><draw:equation draw:name="f9" draw:formula="554*logheight/630"/><draw:equation draw:name="f10" draw:formula="273*logwidth/720"/><draw:equation draw:name="f11" draw:formula="620*logheight/630"/><draw:equation draw:name="f12" draw:formula="340*logwidth/720"/><draw:equation draw:name="f13" draw:formula="620*logheight/630"/><draw:equation draw:name="f14" draw:formula="407*logwidth/720"/><draw:equation draw:name="f15" draw:formula="620*logheight/630"/><draw:equation draw:name="f16" draw:formula="487*logwidth/720"/><draw:equation draw:name="f17" draw:formula="556*logheight/630"/><draw:equation draw:name="f18" draw:formula="550*logwidth/720"/><draw:equation draw:name="f19" draw:formula="453*logheight/630"/><draw:equation draw:name="f20" draw:formula="613*logwidth/720"/><draw:equation draw:name="f21" draw:formula="349*logheight/630"/><draw:equation draw:name="f22" draw:formula="663*logwidth/720"/><draw:equation draw:name="f23" draw:formula="178*logheight/630"/><draw:equation draw:name="f24" draw:formula="720*logwidth/720"/><draw:equation draw:name="f25" draw:formula="0*logheight/630"/><draw:equation draw:name="f26" draw:formula="0*60000/65536"/><draw:equation draw:name="f27" draw:formula="0*60000/65536"/><draw:equation draw:name="f28" draw:formula="0*60000/65536"/><draw:equation draw:name="f29" draw:formula="0*60000/65536"/><draw:equation draw:name="f30" draw:formula="0*60000/65536"/><draw:equation draw:name="f31" draw:formula="0*60000/65536"/><draw:equation draw:name="f32" draw:formula="0*60000/65536"/><draw:equation draw:name="f33" draw:formula="0*60000/65536"/><draw:equation draw:name="f34" draw:formula="0*60000/65536"/><draw:equation draw:name="f35" draw:formula="0*60000/65536"/><draw:equation draw:name="f36" draw:formula="0*60000/65536"/><draw:equation draw:name="f37" draw:formula="0*60000/65536"/><draw:equation draw:name="f38" draw:formula="0*60000/65536"/><draw:equation draw:name="f39" draw:formula="logwidth"/><draw:equation draw:name="f40" draw:formula="logheight"/></draw:enhanced-geometry></draw:custom-shape><draw:custom-shape draw:name="Text Box 2" draw:style-name="gr167" draw:text-style-name="P30" svg:width="1.467cm" svg:height="0.955cm" svg:x="15.257cm" svg:y="0.568cm"><text:p text:style-name="P29"><text:span text:style-name="T19">a</text:span><text:span text:style-name="T20"> &lt; 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18"><text:span text:style-name="T12">- Si </text:span><text:span text:style-name="T1"><text:s/></text:span><text:span text:style-name="T7"><draw:g text:anchor-type="as-char" svg:y="-0.3cm" draw:z-index="23" draw:style-name="gr1"><svg:title>TexMaths</svg:title><svg:desc>12§display§\Delta§svg§600§FALSE§</svg:desc><draw:g draw:style-name="gr2"><draw:path draw:style-name="gr113" draw:text-style-name="P19" svg:width="0.286cm" svg:height="0.255cm" svg:x="0.003cm" svg:y="0.022cm" svg:viewBox="0 0 287 256" svg:d="M0 0c95 0 192 0 287 0 0 85 0 171 0 256-95 0-192 0-287 0 0-85 0-171 0-256z"><text:p/></draw:path><draw:path draw:style-name="gr114" draw:text-style-name="P20" svg:width="0.31cm" svg:height="0.298cm" svg:x="0.001cm" svg:y="0cm" svg:viewBox="0 0 311 299" svg:d="M166 7c-2-5-2-7-9-7-8 0-9 2-11 7-48 95-95 189-144 284-2 4-1 4-2 5 0 3 4 3 10 3 97 0 194 0 291 0 8 0 10 0 10-3-1-1 0-1-2-5-47-95-94-189-143-284zM143 42c38 75 75 150 113 225-76 0-151 0-227 0 37-75 76-150 114-225z"><text:p/></draw:path></draw:g></draw:g></text:span><text:span text:style-name="T7"><text:s/></text:span><text:span text:style-name="T13"><text:s/></text:span><text:span text:style-name="T12">&lt; 0 : </text:span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3"><text:span text:style-name="T15">x</text:span></text:p>
          </table:table-cell>
          <table:table-cell table:style-name="Tableau1.B1" office:value-type="string">
            <text:p text:style-name="P16"><text:span text:style-name="T12"><draw:g text:anchor-type="as-char" svg:y="-0.166cm" draw:z-index="26" draw:style-name="gr1"><svg:title>TexMaths</svg:title><svg:desc>12§display§- \infty §svg§600§FALSE§</svg:desc><draw:g draw:style-name="gr2"><draw:path draw:style-name="gr106" draw:text-style-name="P19" svg:width="0.679cm" svg:height="0.144cm" svg:x="0.001cm" svg:y="0.022cm" svg:viewBox="0 0 680 145" svg:d="M0 0c227 0 453 0 680 0 0 48 0 97 0 145-227 0-453 0-680 0 0-48 0-97 0-145z"><text:p/></draw:path><draw:path draw:style-name="gr107" draw:text-style-name="P20" svg:width="0.256cm" svg:height="0.016cm" svg:x="0.014cm" svg:y="0.071cm" svg:viewBox="0 0 257 17" svg:d="M242 17c7 0 15 0 15-9 0-8-8-8-15-8-76 0-152 0-228 0-7 0-14 0-14 8 0 9 7 9 14 9 76 0 152 0 228 0z"><text:p/></draw:path><draw:path draw:style-name="gr108" draw:text-style-name="P20" svg:width="0.372cm" svg:height="0.188cm" svg:x="0.329cm" svg:y="0cm" svg:viewBox="0 0 373 189" svg:d="M191 72c-23-29-28-35-41-46-24-19-47-26-68-26-50 0-82 46-82 95 0 47 30 94 79 94 48 0 84-39 105-72 22 28 27 34 40 45 24 20 47 27 69 27 49 0 80-46 80-94s-30-95-78-95c-49 0-84 38-104 72zM201 87c18-32 50-74 96-74 45 0 66 44 66 82 0 40-26 73-63 73-24 0-43-17-53-26-10-11-19-24-46-55zM173 102c-17 31-48 74-96 74-45 0-67-44-67-81 0-41 27-75 64-75 26 0 44 17 53 27 10 11 21 24 46 55z"><text:p/></draw:path></draw:g></draw:g></text:span><text:span text:style-name="T12"><text:s text:c="18"/></text:span><text:span text:style-name="T12"><draw:g text:anchor-type="as-char" svg:y="-0.245cm" draw:z-index="27" draw:style-name="gr1"><svg:title>TexMaths</svg:title><svg:desc>12§display§+ \infty§svg§600§FALSE§</svg:desc><draw:g draw:style-name="gr2"><draw:path draw:style-name="gr103" draw:text-style-name="P19" svg:width="0.679cm" svg:height="0.235cm" svg:x="0.001cm" svg:y="0.022cm" svg:viewBox="0 0 680 236" svg:d="M0 0c227 0 453 0 680 0 0 78 0 158 0 236-227 0-453 0-680 0 0-78 0-158 0-236z"><text:p/></draw:path><draw:path draw:style-name="gr104" draw:text-style-name="P20" svg:width="0.278cm" svg:height="0.278cm" svg:x="0.003cm" svg:y="0cm" svg:viewBox="0 0 279 279" svg:d="M148 147c38 0 77 0 117 0 6 0 14 1 14-6 0-9-8-8-14-8-40 0-79 0-117 0 0-40 0-80 0-119 0-6 0-14-9-14-8 0-8 8-8 14 0 39 0 79 0 119-40 0-78 0-118 0-6 0-13-1-13 8 0 7 7 6 13 6 40 0 78 0 118 0 0 40 0 79 0 118 0 6 0 14 8 14 9 0 9-8 9-14 0-39 0-78 0-118z"><text:p/></draw:path><draw:path draw:style-name="gr105" draw:text-style-name="P20" svg:width="0.372cm" svg:height="0.189cm" svg:x="0.329cm" svg:y="0.059cm" svg:viewBox="0 0 373 190" svg:d="M191 72c-23-29-28-35-41-45-24-19-47-27-68-27-50 0-82 47-82 96 0 47 30 94 79 94 48 0 84-38 105-71 22 28 27 34 40 45 24 19 47 26 69 26 49 0 80-47 80-95s-30-95-78-95c-49 0-84 39-104 72zM201 87c18-30 50-73 96-73 45 0 66 44 66 81 0 42-26 75-63 75-24 0-43-18-53-27s-19-23-46-56zM173 105c-17 30-48 72-96 72-45 0-67-43-67-81 0-42 27-76 64-76 26 0 44 19 53 27 10 12 21 24 46 58z"><text:p/></draw:path></draw:g></draw:g></text:span></text:p>
          </table:table-cell>
        </table:table-row>
        <table:table-row table:style-name="Tableau1.2">
          <table:table-cell table:style-name="Tableau1.A2" office:value-type="string">
            <text:p text:style-name="P13"><text:span text:style-name="T15">f</text:span><text:span text:style-name="T17">(</text:span><text:span text:style-name="T15">x</text:span><text:span text:style-name="T17">)</text:span></text:p>
          </table:table-cell>
          <table:table-cell table:style-name="Tableau1.B2" office:value-type="string">
            <text:p text:style-name="P11"/>
            <text:p text:style-name="P13"><text:span text:style-name="T12">Signe de </text:span><text:span text:style-name="T15">a</text:span></text:p>
            <text:p text:style-name="P14"><text:span text:style-name="T12"><text:s text:c="11"/></text:span></text:p>
          </table:table-cell>
        </table:table-row>
      </table:table>
      <text:p text:style-name="P10"/>
      <text:p text:style-name="P18"><draw:g text:anchor-type="char" draw:z-index="8" draw:name="Group 16" draw:style-name="gr163"><draw:line draw:name="Line 1" draw:style-name="gr158" draw:text-style-name="P25" svg:x1="10.531cm" svg:y1="2.531cm" svg:x2="13.187cm" svg:y2="2.532cm"><text:p/></draw:line><draw:line draw:name="Line 2" draw:style-name="gr158" draw:text-style-name="P25" svg:x1="10.883cm" svg:y1="3.039cm" svg:x2="10.884cm" svg:y2="0.523cm"><text:p/></draw:line><draw:custom-shape draw:name="AutoShape 1" draw:style-name="gr159" draw:text-style-name="P25" svg:width="1.269cm" svg:height="1.11cm" svg:x="11.276cm" svg:y="1.395cm"><text:p/><draw:enhanced-geometry draw:mirror-horizontal="false" draw:mirror-vertical="false" drawooo:sub-view-size="720 630" draw:text-areas="0 0 ?f39 ?f40" svg:viewBox="0 0 0 0" draw:type="ooxml-non-primitive" draw:enhanced-path="M 0 10 C 25 85 93 357 150 460 207 563 273 630 340 630 407 630 487 565 550 460 613 355 663 181 720 0 N"><draw:equation draw:name="f0" draw:formula="0*logwidth/720"/><draw:equation draw:name="f1" draw:formula="10*logheight/630"/><draw:equation draw:name="f2" draw:formula="25*logwidth/720"/><draw:equation draw:name="f3" draw:formula="85*logheight/630"/><draw:equation draw:name="f4" draw:formula="93*logwidth/720"/><draw:equation draw:name="f5" draw:formula="357*logheight/630"/><draw:equation draw:name="f6" draw:formula="150*logwidth/720"/><draw:equation draw:name="f7" draw:formula="460*logheight/630"/><draw:equation draw:name="f8" draw:formula="207*logwidth/720"/><draw:equation draw:name="f9" draw:formula="563*logheight/630"/><draw:equation draw:name="f10" draw:formula="273*logwidth/720"/><draw:equation draw:name="f11" draw:formula="630*logheight/630"/><draw:equation draw:name="f12" draw:formula="340*logwidth/720"/><draw:equation draw:name="f13" draw:formula="630*logheight/630"/><draw:equation draw:name="f14" draw:formula="407*logwidth/720"/><draw:equation draw:name="f15" draw:formula="630*logheight/630"/><draw:equation draw:name="f16" draw:formula="487*logwidth/720"/><draw:equation draw:name="f17" draw:formula="565*logheight/630"/><draw:equation draw:name="f18" draw:formula="550*logwidth/720"/><draw:equation draw:name="f19" draw:formula="460*logheight/630"/><draw:equation draw:name="f20" draw:formula="613*logwidth/720"/><draw:equation draw:name="f21" draw:formula="355*logheight/630"/><draw:equation draw:name="f22" draw:formula="663*logwidth/720"/><draw:equation draw:name="f23" draw:formula="181*logheight/630"/><draw:equation draw:name="f24" draw:formula="720*logwidth/720"/><draw:equation draw:name="f25" draw:formula="0*logheight/630"/><draw:equation draw:name="f26" draw:formula="0*60000/65536"/><draw:equation draw:name="f27" draw:formula="0*60000/65536"/><draw:equation draw:name="f28" draw:formula="0*60000/65536"/><draw:equation draw:name="f29" draw:formula="0*60000/65536"/><draw:equation draw:name="f30" draw:formula="0*60000/65536"/><draw:equation draw:name="f31" draw:formula="0*60000/65536"/><draw:equation draw:name="f32" draw:formula="0*60000/65536"/><draw:equation draw:name="f33" draw:formula="0*60000/65536"/><draw:equation draw:name="f34" draw:formula="0*60000/65536"/><draw:equation draw:name="f35" draw:formula="0*60000/65536"/><draw:equation draw:name="f36" draw:formula="0*60000/65536"/><draw:equation draw:name="f37" draw:formula="0*60000/65536"/><draw:equation draw:name="f38" draw:formula="0*60000/65536"/><draw:equation draw:name="f39" draw:formula="logwidth"/><draw:equation draw:name="f40" draw:formula="logheight"/></draw:enhanced-geometry></draw:custom-shape><draw:custom-shape draw:name="Text Box 1" draw:style-name="gr160" draw:text-style-name="P27" svg:width="1.428cm" svg:height="0.987cm" svg:x="11.682cm" svg:y="0.178cm"><text:p text:style-name="P26"><text:span text:style-name="T19">a</text:span><text:span text:style-name="T20"> &gt; 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3" draw:style-name="gr158" draw:text-style-name="P25" svg:x1="14.023cm" svg:y1="1.61cm" svg:x2="16.679cm" svg:y2="1.611cm"><text:p/></draw:line><draw:line draw:name="Line 4" draw:style-name="gr158" draw:text-style-name="P25" svg:x1="14.428cm" svg:y1="3.097cm" svg:x2="14.429cm" svg:y2="0.581cm"><text:p/></draw:line><draw:custom-shape draw:name="AutoShape 2" draw:style-name="gr161" draw:text-style-name="P25" svg:width="1.269cm" svg:height="1.093cm" svg:x="14.98cm" svg:y="1.603cm"><text:p/><draw:enhanced-geometry draw:mirror-horizontal="false" draw:mirror-vertical="true" drawooo:sub-view-size="720 630" draw:text-areas="0 0 ?f39 ?f40" svg:viewBox="0 0 0 0" draw:type="ooxml-non-primitive" draw:enhanced-path="M 0 10 C 25 85 93 357 150 460 207 563 273 630 340 630 407 630 487 565 550 460 613 355 663 181 720 0 N"><draw:equation draw:name="f0" draw:formula="0*logwidth/720"/><draw:equation draw:name="f1" draw:formula="10*logheight/630"/><draw:equation draw:name="f2" draw:formula="25*logwidth/720"/><draw:equation draw:name="f3" draw:formula="84*logheight/630"/><draw:equation draw:name="f4" draw:formula="93*logwidth/720"/><draw:equation draw:name="f5" draw:formula="351*logheight/630"/><draw:equation draw:name="f6" draw:formula="150*logwidth/720"/><draw:equation draw:name="f7" draw:formula="453*logheight/630"/><draw:equation draw:name="f8" draw:formula="207*logwidth/720"/><draw:equation draw:name="f9" draw:formula="554*logheight/630"/><draw:equation draw:name="f10" draw:formula="273*logwidth/720"/><draw:equation draw:name="f11" draw:formula="620*logheight/630"/><draw:equation draw:name="f12" draw:formula="340*logwidth/720"/><draw:equation draw:name="f13" draw:formula="620*logheight/630"/><draw:equation draw:name="f14" draw:formula="407*logwidth/720"/><draw:equation draw:name="f15" draw:formula="620*logheight/630"/><draw:equation draw:name="f16" draw:formula="487*logwidth/720"/><draw:equation draw:name="f17" draw:formula="556*logheight/630"/><draw:equation draw:name="f18" draw:formula="550*logwidth/720"/><draw:equation draw:name="f19" draw:formula="453*logheight/630"/><draw:equation draw:name="f20" draw:formula="613*logwidth/720"/><draw:equation draw:name="f21" draw:formula="349*logheight/630"/><draw:equation draw:name="f22" draw:formula="663*logwidth/720"/><draw:equation draw:name="f23" draw:formula="178*logheight/630"/><draw:equation draw:name="f24" draw:formula="720*logwidth/720"/><draw:equation draw:name="f25" draw:formula="0*logheight/630"/><draw:equation draw:name="f26" draw:formula="0*60000/65536"/><draw:equation draw:name="f27" draw:formula="0*60000/65536"/><draw:equation draw:name="f28" draw:formula="0*60000/65536"/><draw:equation draw:name="f29" draw:formula="0*60000/65536"/><draw:equation draw:name="f30" draw:formula="0*60000/65536"/><draw:equation draw:name="f31" draw:formula="0*60000/65536"/><draw:equation draw:name="f32" draw:formula="0*60000/65536"/><draw:equation draw:name="f33" draw:formula="0*60000/65536"/><draw:equation draw:name="f34" draw:formula="0*60000/65536"/><draw:equation draw:name="f35" draw:formula="0*60000/65536"/><draw:equation draw:name="f36" draw:formula="0*60000/65536"/><draw:equation draw:name="f37" draw:formula="0*60000/65536"/><draw:equation draw:name="f38" draw:formula="0*60000/65536"/><draw:equation draw:name="f39" draw:formula="logwidth"/><draw:equation draw:name="f40" draw:formula="logheight"/></draw:enhanced-geometry></draw:custom-shape><draw:custom-shape draw:name="Text Box 2" draw:style-name="gr162" draw:text-style-name="P27" svg:width="1.463cm" svg:height="0.952cm" svg:x="15.245cm" svg:y="0.342cm"><text:p text:style-name="P26"><text:span text:style-name="T19">a </text:span><text:span text:style-name="T20">&lt; 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span text:style-name="T12">- Si <text:s/></text:span><text:span text:style-name="T1"><text:s/></text:span><text:span text:style-name="T7"><draw:g text:anchor-type="as-char" svg:y="-0.3cm" draw:z-index="24" draw:style-name="gr1"><svg:title>TexMaths</svg:title><svg:desc>12§display§\Delta§svg§600§FALSE§</svg:desc><draw:g draw:style-name="gr2"><draw:path draw:style-name="gr111" draw:text-style-name="P19" svg:width="0.286cm" svg:height="0.255cm" svg:x="0.003cm" svg:y="0.022cm" svg:viewBox="0 0 287 256" svg:d="M0 0c95 0 192 0 287 0 0 85 0 171 0 256-95 0-192 0-287 0 0-85 0-171 0-256z"><text:p/></draw:path><draw:path draw:style-name="gr112" draw:text-style-name="P20" svg:width="0.31cm" svg:height="0.298cm" svg:x="0.001cm" svg:y="0cm" svg:viewBox="0 0 311 299" svg:d="M166 7c-2-5-2-7-9-7-8 0-9 2-11 7-48 95-95 189-144 284-2 4-1 4-2 5 0 3 4 3 10 3 97 0 194 0 291 0 8 0 10 0 10-3-1-1 0-1-2-5-47-95-94-189-143-284zM143 42c38 75 75 150 113 225-76 0-151 0-227 0 37-75 76-150 114-225z"><text:p/></draw:path></draw:g></draw:g></text:span><text:span text:style-name="T7"><text:s/></text:span><text:span text:style-name="T13"><text:s/>=</text:span><text:span text:style-name="T12"> 0 : </text:span>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3"><text:span text:style-name="T15">x</text:span></text:p>
          </table:table-cell>
          <table:table-cell table:style-name="Tableau2.B1" office:value-type="string">
            <text:p text:style-name="P17"><draw:line text:anchor-type="char" draw:z-index="9" draw:name="Line 9" draw:style-name="gr156" draw:text-style-name="P24" svg:x1="2.593cm" svg:y1="0.464cm" svg:x2="2.594cm" svg:y2="1.945cm"><text:p/></draw:line><text:span text:style-name="T12"><draw:g text:anchor-type="as-char" svg:y="-0.166cm" draw:z-index="28" draw:style-name="gr1"><svg:title>TexMaths</svg:title><svg:desc>12§display§- \infty§svg§600§FALSE§</svg:desc><draw:g draw:style-name="gr2"><draw:path draw:style-name="gr100" draw:text-style-name="P19" svg:width="0.679cm" svg:height="0.144cm" svg:x="0.001cm" svg:y="0.022cm" svg:viewBox="0 0 680 145" svg:d="M0 0c227 0 453 0 680 0 0 48 0 97 0 145-227 0-453 0-680 0 0-48 0-97 0-145z"><text:p/></draw:path><draw:path draw:style-name="gr101" draw:text-style-name="P20" svg:width="0.256cm" svg:height="0.016cm" svg:x="0.014cm" svg:y="0.071cm" svg:viewBox="0 0 257 17" svg:d="M242 17c7 0 15 0 15-9 0-8-8-8-15-8-76 0-152 0-228 0-7 0-14 0-14 8 0 9 7 9 14 9 76 0 152 0 228 0z"><text:p/></draw:path><draw:path draw:style-name="gr102" draw:text-style-name="P20" svg:width="0.372cm" svg:height="0.188cm" svg:x="0.329cm" svg:y="0cm" svg:viewBox="0 0 373 189" svg:d="M191 72c-23-29-28-35-41-46-24-19-47-26-68-26-50 0-82 46-82 95 0 47 30 94 79 94 48 0 84-39 105-72 22 28 27 34 40 45 24 20 47 27 69 27 49 0 80-46 80-94s-30-95-78-95c-49 0-84 38-104 72zM201 87c18-32 50-74 96-74 45 0 66 44 66 82 0 40-26 73-63 73-24 0-43-17-53-26-10-11-19-24-46-55zM173 102c-17 31-48 74-96 74-45 0-67-44-67-81 0-41 27-75 64-75 26 0 44 17 53 27 10 11 21 24 46 55z"><text:p/></draw:path></draw:g></draw:g></text:span><text:span text:style-name="T12"><text:s text:c="14"/></text:span><text:span text:style-name="T12"><draw:g text:anchor-type="as-char" svg:y="-0.187cm" draw:z-index="37" draw:style-name="gr1"><svg:title>TexMaths</svg:title><svg:desc>12§display§{\color{red}x_0}§svg§600§FALSE§</svg:desc><draw:g draw:style-name="gr2"><draw:path draw:style-name="gr44" draw:text-style-name="P19" svg:width="0.347cm" svg:height="0.209cm" svg:x="0.01cm" svg:y="0.023cm" svg:viewBox="0 0 348 210" svg:d="M175 210c-58 0-116 0-175 0 0-69 0-140 0-210 117 0 232 0 348 0 0 70 0 141 0 210-57 0-115 0-173 0z"><text:p/></draw:path><draw:path draw:style-name="gr45" draw:text-style-name="P23" svg:width="0.209cm" svg:height="0.188cm" svg:x="0.001cm" svg:y="0.001cm" svg:viewBox="0 0 210 189" svg:d="M129 59c2-11 12-49 42-49 2 0 12 0 20 4-11 3-19 14-19 23 0 7 3 15 15 15 10 0 23-8 23-24 0-22-25-28-39-28-24 0-39 23-45 32-9-27-32-32-44-32-45 0-69 54-69 65 0 3 4 2 5 3 4 0 5 0 6-3 14-45 42-55 56-55 9 0 23 3 23 27 0 13-7 41-23 100-7 25-21 43-39 43-3 0-13 0-22-6 11-2 21-11 21-23 0-9-10-13-16-13-13 0-24 10-24 23 0 19 22 28 40 28 27 0 43-29 44-32 5 16 20 32 46 32 43 0 67-53 67-63 0-5-4-5-5-5-3 0-5 3-6 5-13 43-42 54-55 54-17 0-24-13-24-27 0-10 2-18 7-36 5-20 10-39 15-58z"><text:p/></draw:path><draw:path draw:style-name="gr46" draw:text-style-name="P23" svg:width="0.136cm" svg:height="0.198cm" svg:x="0.243cm" svg:y="0.055cm" svg:viewBox="0 0 137 199" svg:d="M137 101c0-33-4-55-18-76-8-14-27-25-51-25-68 0-68 79-68 101s0 98 68 98c69 0 69-76 69-98zM68 191c-13 0-31-8-37-32-5-16-5-40-5-62 0-21 0-44 5-60 6-23 25-30 37-30 16 0 32 11 36 28 5 15 7 36 7 62 0 22 0 44-5 60-6 28-26 34-38 34z"><text:p/></draw:path></draw:g></draw:g></text:span><text:span text:style-name="T12"><text:s text:c="14"/></text:span><text:span text:style-name="T12"><draw:g text:anchor-type="as-char" svg:y="-0.245cm" draw:z-index="29" draw:style-name="gr1"><svg:title>TexMaths</svg:title><svg:desc>12§display§+ \infty§svg§600§FALSE§</svg:desc><draw:g draw:style-name="gr2"><draw:path draw:style-name="gr97" draw:text-style-name="P19" svg:width="0.679cm" svg:height="0.235cm" svg:x="0.001cm" svg:y="0.022cm" svg:viewBox="0 0 680 236" svg:d="M0 0c227 0 453 0 680 0 0 78 0 158 0 236-227 0-453 0-680 0 0-78 0-158 0-236z"><text:p/></draw:path><draw:path draw:style-name="gr98" draw:text-style-name="P20" svg:width="0.278cm" svg:height="0.278cm" svg:x="0.003cm" svg:y="0cm" svg:viewBox="0 0 279 279" svg:d="M148 147c38 0 77 0 117 0 6 0 14 1 14-6 0-9-8-8-14-8-40 0-79 0-117 0 0-40 0-80 0-119 0-6 0-14-9-14-8 0-8 8-8 14 0 39 0 79 0 119-40 0-78 0-118 0-6 0-13-1-13 8 0 7 7 6 13 6 40 0 78 0 118 0 0 40 0 79 0 118 0 6 0 14 8 14 9 0 9-8 9-14 0-39 0-78 0-118z"><text:p/></draw:path><draw:path draw:style-name="gr99" draw:text-style-name="P20" svg:width="0.372cm" svg:height="0.189cm" svg:x="0.329cm" svg:y="0.059cm" svg:viewBox="0 0 373 190" svg:d="M191 72c-23-29-28-35-41-45-24-19-47-27-68-27-50 0-82 47-82 96 0 47 30 94 79 94 48 0 84-38 105-71 22 28 27 34 40 45 24 19 47 26 69 26 49 0 80-47 80-95s-30-95-78-95c-49 0-84 39-104 72zM201 87c18-30 50-73 96-73 45 0 66 44 66 81 0 42-26 75-63 75-24 0-43-18-53-27s-19-23-46-56zM173 105c-17 30-48 72-96 72-45 0-67-43-67-81 0-42 27-76 64-76 26 0 44 19 53 27 10 12 21 24 46 58z"><text:p/></draw:path></draw:g></draw:g></text:span></text:p>
          </table:table-cell>
        </table:table-row>
        <table:table-row table:style-name="Tableau2.2">
          <table:table-cell table:style-name="Tableau2.A2" office:value-type="string">
            <text:p text:style-name="P13"><text:span text:style-name="T15">f</text:span><text:span text:style-name="T17">(</text:span><text:span text:style-name="T15">x</text:span><text:span text:style-name="T17">)</text:span></text:p>
          </table:table-cell>
          <table:table-cell table:style-name="Tableau2.B2" office:value-type="string">
            <text:p text:style-name="P11"/>
            <text:p text:style-name="P14"><text:span text:style-name="T12">Signe de </text:span><text:span text:style-name="T15">a <text:s text:c="3"/></text:span><text:span text:style-name="T17">O</text:span><text:span text:style-name="T15"> <text:s text:c="2"/></text:span><text:span text:style-name="T12">Signe de </text:span><text:span text:style-name="T16">a</text:span></text:p>
            <text:p text:style-name="P14"><text:span text:style-name="T12"><text:s text:c="11"/></text:span></text:p>
          </table:table-cell>
        </table:table-row>
      </table:table>
      <text:p text:style-name="P10"/>
      <text:p text:style-name="P18"><draw:g text:anchor-type="char" draw:z-index="10" draw:name="Group 25" draw:style-name="gr157"><draw:line draw:name="Line 14" draw:style-name="gr158" draw:text-style-name="P25" svg:x1="10.619cm" svg:y1="1.862cm" svg:x2="13.275cm" svg:y2="1.863cm"><text:p/></draw:line><draw:line draw:name="Line 15" draw:style-name="gr158" draw:text-style-name="P25" svg:x1="10.919cm" svg:y1="3.014cm" svg:x2="10.92cm" svg:y2="0.498cm"><text:p/></draw:line><draw:custom-shape draw:name="AutoShape 7" draw:style-name="gr159" draw:text-style-name="P25" svg:width="1.269cm" svg:height="1.11cm" svg:x="11.312cm" svg:y="1.51cm"><text:p/><draw:enhanced-geometry draw:mirror-horizontal="false" draw:mirror-vertical="false" drawooo:sub-view-size="720 630" draw:text-areas="0 0 ?f39 ?f40" svg:viewBox="0 0 0 0" draw:type="ooxml-non-primitive" draw:enhanced-path="M 0 10 C 25 85 93 357 150 460 207 563 273 630 340 630 407 630 487 565 550 460 613 355 663 181 720 0 N"><draw:equation draw:name="f0" draw:formula="0*logwidth/720"/><draw:equation draw:name="f1" draw:formula="10*logheight/630"/><draw:equation draw:name="f2" draw:formula="25*logwidth/720"/><draw:equation draw:name="f3" draw:formula="85*logheight/630"/><draw:equation draw:name="f4" draw:formula="93*logwidth/720"/><draw:equation draw:name="f5" draw:formula="357*logheight/630"/><draw:equation draw:name="f6" draw:formula="150*logwidth/720"/><draw:equation draw:name="f7" draw:formula="460*logheight/630"/><draw:equation draw:name="f8" draw:formula="207*logwidth/720"/><draw:equation draw:name="f9" draw:formula="563*logheight/630"/><draw:equation draw:name="f10" draw:formula="273*logwidth/720"/><draw:equation draw:name="f11" draw:formula="630*logheight/630"/><draw:equation draw:name="f12" draw:formula="340*logwidth/720"/><draw:equation draw:name="f13" draw:formula="630*logheight/630"/><draw:equation draw:name="f14" draw:formula="407*logwidth/720"/><draw:equation draw:name="f15" draw:formula="630*logheight/630"/><draw:equation draw:name="f16" draw:formula="487*logwidth/720"/><draw:equation draw:name="f17" draw:formula="565*logheight/630"/><draw:equation draw:name="f18" draw:formula="550*logwidth/720"/><draw:equation draw:name="f19" draw:formula="460*logheight/630"/><draw:equation draw:name="f20" draw:formula="613*logwidth/720"/><draw:equation draw:name="f21" draw:formula="355*logheight/630"/><draw:equation draw:name="f22" draw:formula="663*logwidth/720"/><draw:equation draw:name="f23" draw:formula="181*logheight/630"/><draw:equation draw:name="f24" draw:formula="720*logwidth/720"/><draw:equation draw:name="f25" draw:formula="0*logheight/630"/><draw:equation draw:name="f26" draw:formula="0*60000/65536"/><draw:equation draw:name="f27" draw:formula="0*60000/65536"/><draw:equation draw:name="f28" draw:formula="0*60000/65536"/><draw:equation draw:name="f29" draw:formula="0*60000/65536"/><draw:equation draw:name="f30" draw:formula="0*60000/65536"/><draw:equation draw:name="f31" draw:formula="0*60000/65536"/><draw:equation draw:name="f32" draw:formula="0*60000/65536"/><draw:equation draw:name="f33" draw:formula="0*60000/65536"/><draw:equation draw:name="f34" draw:formula="0*60000/65536"/><draw:equation draw:name="f35" draw:formula="0*60000/65536"/><draw:equation draw:name="f36" draw:formula="0*60000/65536"/><draw:equation draw:name="f37" draw:formula="0*60000/65536"/><draw:equation draw:name="f38" draw:formula="0*60000/65536"/><draw:equation draw:name="f39" draw:formula="logwidth"/><draw:equation draw:name="f40" draw:formula="logheight"/></draw:enhanced-geometry></draw:custom-shape><draw:custom-shape draw:name="Text Box 7" draw:style-name="gr160" draw:text-style-name="P27" svg:width="1.428cm" svg:height="0.987cm" svg:x="11.718cm" svg:y="0.152cm"><text:p text:style-name="P26"><text:span text:style-name="T19">a</text:span><text:span text:style-name="T20"> &gt; 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6" draw:style-name="gr158" draw:text-style-name="P25" svg:x1="14.076cm" svg:y1="1.642cm" svg:x2="16.732cm" svg:y2="1.643cm"><text:p/></draw:line><draw:line draw:name="Line 17" draw:style-name="gr158" draw:text-style-name="P25" svg:x1="14.464cm" svg:y1="3.071cm" svg:x2="14.465cm" svg:y2="0.555cm"><text:p/></draw:line><draw:custom-shape draw:name="AutoShape 8" draw:style-name="gr161" draw:text-style-name="P25" svg:width="1.269cm" svg:height="1.093cm" svg:x="14.928cm" svg:y="1.247cm"><text:p/><draw:enhanced-geometry draw:mirror-horizontal="false" draw:mirror-vertical="true" drawooo:sub-view-size="720 630" draw:text-areas="0 0 ?f39 ?f40" svg:viewBox="0 0 0 0" draw:type="ooxml-non-primitive" draw:enhanced-path="M 0 10 C 25 85 93 357 150 460 207 563 273 630 340 630 407 630 487 565 550 460 613 355 663 181 720 0 N"><draw:equation draw:name="f0" draw:formula="0*logwidth/720"/><draw:equation draw:name="f1" draw:formula="10*logheight/630"/><draw:equation draw:name="f2" draw:formula="25*logwidth/720"/><draw:equation draw:name="f3" draw:formula="84*logheight/630"/><draw:equation draw:name="f4" draw:formula="93*logwidth/720"/><draw:equation draw:name="f5" draw:formula="351*logheight/630"/><draw:equation draw:name="f6" draw:formula="150*logwidth/720"/><draw:equation draw:name="f7" draw:formula="453*logheight/630"/><draw:equation draw:name="f8" draw:formula="207*logwidth/720"/><draw:equation draw:name="f9" draw:formula="554*logheight/630"/><draw:equation draw:name="f10" draw:formula="273*logwidth/720"/><draw:equation draw:name="f11" draw:formula="620*logheight/630"/><draw:equation draw:name="f12" draw:formula="340*logwidth/720"/><draw:equation draw:name="f13" draw:formula="620*logheight/630"/><draw:equation draw:name="f14" draw:formula="407*logwidth/720"/><draw:equation draw:name="f15" draw:formula="620*logheight/630"/><draw:equation draw:name="f16" draw:formula="487*logwidth/720"/><draw:equation draw:name="f17" draw:formula="556*logheight/630"/><draw:equation draw:name="f18" draw:formula="550*logwidth/720"/><draw:equation draw:name="f19" draw:formula="453*logheight/630"/><draw:equation draw:name="f20" draw:formula="613*logwidth/720"/><draw:equation draw:name="f21" draw:formula="349*logheight/630"/><draw:equation draw:name="f22" draw:formula="663*logwidth/720"/><draw:equation draw:name="f23" draw:formula="178*logheight/630"/><draw:equation draw:name="f24" draw:formula="720*logwidth/720"/><draw:equation draw:name="f25" draw:formula="0*logheight/630"/><draw:equation draw:name="f26" draw:formula="0*60000/65536"/><draw:equation draw:name="f27" draw:formula="0*60000/65536"/><draw:equation draw:name="f28" draw:formula="0*60000/65536"/><draw:equation draw:name="f29" draw:formula="0*60000/65536"/><draw:equation draw:name="f30" draw:formula="0*60000/65536"/><draw:equation draw:name="f31" draw:formula="0*60000/65536"/><draw:equation draw:name="f32" draw:formula="0*60000/65536"/><draw:equation draw:name="f33" draw:formula="0*60000/65536"/><draw:equation draw:name="f34" draw:formula="0*60000/65536"/><draw:equation draw:name="f35" draw:formula="0*60000/65536"/><draw:equation draw:name="f36" draw:formula="0*60000/65536"/><draw:equation draw:name="f37" draw:formula="0*60000/65536"/><draw:equation draw:name="f38" draw:formula="0*60000/65536"/><draw:equation draw:name="f39" draw:formula="logwidth"/><draw:equation draw:name="f40" draw:formula="logheight"/></draw:enhanced-geometry></draw:custom-shape><draw:custom-shape draw:name="Text Box 8" draw:style-name="gr162" draw:text-style-name="P27" svg:width="1.463cm" svg:height="0.952cm" svg:x="15.281cm" svg:y="0.316cm"><text:p text:style-name="P26"><text:span text:style-name="T19">a</text:span><text:span text:style-name="T20"> &lt; 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span text:style-name="T12">- Si </text:span><text:span text:style-name="T1"><text:s/></text:span><text:span text:style-name="T7"><draw:g text:anchor-type="as-char" svg:y="-0.3cm" draw:z-index="25" draw:style-name="gr1"><svg:title>TexMaths</svg:title><svg:desc>12§display§\Delta§svg§600§FALSE§</svg:desc><draw:g draw:style-name="gr2"><draw:path draw:style-name="gr109" draw:text-style-name="P19" svg:width="0.286cm" svg:height="0.255cm" svg:x="0.003cm" svg:y="0.022cm" svg:viewBox="0 0 287 256" svg:d="M0 0c95 0 192 0 287 0 0 85 0 171 0 256-95 0-192 0-287 0 0-85 0-171 0-256z"><text:p/></draw:path><draw:path draw:style-name="gr110" draw:text-style-name="P20" svg:width="0.31cm" svg:height="0.298cm" svg:x="0.001cm" svg:y="0cm" svg:viewBox="0 0 311 299" svg:d="M166 7c-2-5-2-7-9-7-8 0-9 2-11 7-48 95-95 189-144 284-2 4-1 4-2 5 0 3 4 3 10 3 97 0 194 0 291 0 8 0 10 0 10-3-1-1 0-1-2-5-47-95-94-189-143-284zM143 42c38 75 75 150 113 225-76 0-151 0-227 0 37-75 76-150 114-225z"><text:p/></draw:path></draw:g></draw:g></text:span><text:span text:style-name="T7"><text:s/></text:span><text:span text:style-name="T13"><text:s/></text:span><text:span text:style-name="T12">&gt; 0 : </text:span>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3"><text:span text:style-name="T15">x</text:span></text:p>
          </table:table-cell>
          <table:table-cell table:style-name="Tableau3.B1" office:value-type="string">
            <text:p text:style-name="P17"><text:span text:style-name="T12"><draw:g text:anchor-type="as-char" svg:y="-0.166cm" draw:z-index="30" draw:style-name="gr1"><svg:title>TexMaths</svg:title><svg:desc>12§display§- \infty    §svg§600§FALSE§</svg:desc><draw:g draw:style-name="gr2"><draw:path draw:style-name="gr94" draw:text-style-name="P19" svg:width="0.679cm" svg:height="0.144cm" svg:x="0.001cm" svg:y="0.022cm" svg:viewBox="0 0 680 145" svg:d="M0 0c227 0 453 0 680 0 0 48 0 97 0 145-227 0-453 0-680 0 0-48 0-97 0-145z"><text:p/></draw:path><draw:path draw:style-name="gr95" draw:text-style-name="P20" svg:width="0.256cm" svg:height="0.016cm" svg:x="0.014cm" svg:y="0.071cm" svg:viewBox="0 0 257 17" svg:d="M242 17c7 0 15 0 15-9 0-8-8-8-15-8-76 0-152 0-228 0-7 0-14 0-14 8 0 9 7 9 14 9 76 0 152 0 228 0z"><text:p/></draw:path><draw:path draw:style-name="gr96" draw:text-style-name="P20" svg:width="0.372cm" svg:height="0.188cm" svg:x="0.329cm" svg:y="0cm" svg:viewBox="0 0 373 189" svg:d="M191 72c-23-29-28-35-41-46-24-19-47-26-68-26-50 0-82 46-82 95 0 47 30 94 79 94 48 0 84-39 105-72 22 28 27 34 40 45 24 20 47 27 69 27 49 0 80-46 80-94s-30-95-78-95c-49 0-84 38-104 72zM201 87c18-32 50-74 96-74 45 0 66 44 66 82 0 40-26 73-63 73-24 0-43-17-53-26-10-11-19-24-46-55zM173 102c-17 31-48 74-96 74-45 0-67-44-67-81 0-41 27-75 64-75 26 0 44 17 53 27 10 11 21 24 46 55z"><text:p/></draw:path></draw:g></draw:g></text:span><text:span text:style-name="T12"><text:s text:c="12"/></text:span><text:span text:style-name="T12"><draw:g text:anchor-type="as-char" svg:y="-0.183cm" draw:z-index="38" draw:style-name="gr1"><svg:title>TexMaths</svg:title><svg:desc>12§display§{\color{blue}x_1}  §svg§600§FALSE§</svg:desc><draw:g draw:style-name="gr2"><draw:path draw:style-name="gr41" draw:text-style-name="P19" svg:width="0.334cm" svg:height="0.204cm" svg:x="0.01cm" svg:y="0.023cm" svg:viewBox="0 0 335 205" svg:d="M168 205c-57 0-112 0-168 0 0-69 0-137 0-205 111 0 224 0 335 0 0 68 0 136 0 205-56 0-112 0-167 0z"><text:p/></draw:path><draw:path draw:style-name="gr42" draw:text-style-name="P21" svg:width="0.207cm" svg:height="0.188cm" svg:x="0.001cm" svg:y="0cm" svg:viewBox="0 0 208 189" svg:d="M128 59c2-11 13-49 42-49 2 0 12 0 21 4-12 3-20 14-20 23 0 7 5 16 16 16 9 0 21-9 21-25 0-22-24-28-38-28-24 0-38 23-43 32-11-27-34-32-46-32-44 0-68 54-68 65 0 4 4 2 5 4 4 0 5-1 6-4 14-45 42-55 56-55 9 0 23 3 23 27 0 13-7 42-23 101-7 25-21 41-39 41-3 0-12 0-22-4 11-3 20-11 20-23s-9-13-15-13c-13 0-24 9-24 23 0 19 22 27 39 27 28 0 44-29 45-32 5 15 20 32 45 32 43 0 67-53 67-63 0-4-3-4-5-4-3 0-4 1-6 4-13 44-41 53-55 53-16 0-24-13-24-27 0-10 4-17 8-36s9-38 14-57z"><text:p/></draw:path><draw:path draw:style-name="gr43" draw:text-style-name="P21" svg:width="0.107cm" svg:height="0.193cm" svg:x="0.259cm" svg:y="0.055cm" svg:viewBox="0 0 108 194" svg:d="M67 8c0-8-1-8-8-8-20 18-47 19-59 19 0 4 0 6 0 10 7 0 28 0 43-9 0 51 0 101 0 150 0 9 0 13-30 13-3 0-7 0-11 0 0 4 0 7 0 11 6 0 42-1 53-1 8 0 46 1 53 1 0-4 0-7 0-11-5 0-9 0-12 0-29 0-29-4-29-13 0-54 0-108 0-162z"><text:p/></draw:path></draw:g></draw:g></text:span><text:span text:style-name="T12"><text:s text:c="24"/></text:span><text:span text:style-name="T12"><draw:g text:anchor-type="as-char" svg:y="-0.183cm" draw:z-index="39" draw:style-name="gr1"><svg:title>TexMaths</svg:title><svg:desc>12§display§{\color{green}x_2}§svg§600§FALSE§</svg:desc><draw:g draw:style-name="gr2"><draw:path draw:style-name="gr38" draw:text-style-name="P19" svg:width="0.345cm" svg:height="0.204cm" svg:x="0.01cm" svg:y="0.023cm" svg:viewBox="0 0 346 205" svg:d="M174 205c-59 0-116 0-174 0 0-69 0-137 0-205 115 0 231 0 346 0 0 68 0 136 0 205-57 0-115 0-172 0z"><text:p/></draw:path><draw:path draw:style-name="gr39" draw:text-style-name="P22" svg:width="0.209cm" svg:height="0.188cm" svg:x="0.001cm" svg:y="0cm" svg:viewBox="0 0 210 189" svg:d="M129 59c3-11 13-49 42-49 2 0 12 0 21 4-12 3-20 14-20 23 0 7 5 16 16 16 9 0 22-9 22-25 0-22-25-28-39-28-24 0-39 23-44 32-10-27-33-32-45-32-45 0-69 54-69 65 0 4 4 2 5 4 4 0 5-1 6-4 14-45 42-55 57-55 8 0 22 3 22 27 0 13-7 42-22 101-8 25-22 41-40 41-3 0-12 0-22-4 11-3 21-11 21-23s-10-13-16-13c-13 0-24 9-24 23 0 19 22 27 40 27 29 0 43-29 44-32 5 15 21 32 46 32 43 0 67-53 67-63 0-4-3-4-5-4-3 0-4 1-6 4-13 44-42 53-55 53-17 0-23-13-23-27 0-10 3-17 6-36 5-19 10-38 15-57z"><text:p/></draw:path><draw:path draw:style-name="gr40" draw:text-style-name="P22" svg:width="0.13cm" svg:height="0.193cm" svg:x="0.247cm" svg:y="0.055cm" svg:viewBox="0 0 131 194" svg:d="M131 140c-4 0-7 0-11 0 0 7-3 24-7 26-2 3-25 3-29 3-18 0-36 0-54 0 30-28 41-35 59-48 22-18 42-36 42-64 0-35-31-57-70-57-36 0-61 25-61 53 0 14 13 15 16 15 7 0 15-5 15-15 0-5-1-16-17-16 9-20 29-26 44-26 29 0 44 23 44 46 0 26-18 46-27 57-25 22-47 45-71 68-4 2-4 3-4 12 41 0 81 0 121 0 3-18 6-36 10-54z"><text:p/></draw:path></draw:g></draw:g></text:span><text:span text:style-name="T12"><text:s text:c="10"/></text:span><text:span text:style-name="T12"><draw:g text:anchor-type="as-char" svg:y="-0.245cm" draw:z-index="31" draw:style-name="gr1"><svg:title>TexMaths</svg:title><svg:desc>12§display§+ \infty§svg§600§FALSE§</svg:desc><draw:g draw:style-name="gr2"><draw:path draw:style-name="gr91" draw:text-style-name="P19" svg:width="0.679cm" svg:height="0.235cm" svg:x="0.001cm" svg:y="0.022cm" svg:viewBox="0 0 680 236" svg:d="M0 0c227 0 453 0 680 0 0 78 0 158 0 236-227 0-453 0-680 0 0-78 0-158 0-236z"><text:p/></draw:path><draw:path draw:style-name="gr92" draw:text-style-name="P20" svg:width="0.278cm" svg:height="0.278cm" svg:x="0.003cm" svg:y="0cm" svg:viewBox="0 0 279 279" svg:d="M148 147c38 0 77 0 117 0 6 0 14 1 14-6 0-9-8-8-14-8-40 0-79 0-117 0 0-40 0-80 0-119 0-6 0-14-9-14-8 0-8 8-8 14 0 39 0 79 0 119-40 0-78 0-118 0-6 0-13-1-13 8 0 7 7 6 13 6 40 0 78 0 118 0 0 40 0 79 0 118 0 6 0 14 8 14 9 0 9-8 9-14 0-39 0-78 0-118z"><text:p/></draw:path><draw:path draw:style-name="gr93" draw:text-style-name="P20" svg:width="0.372cm" svg:height="0.189cm" svg:x="0.329cm" svg:y="0.059cm" svg:viewBox="0 0 373 190" svg:d="M191 72c-23-29-28-35-41-46-24-18-47-26-68-26-50 0-82 47-82 96 0 47 30 94 79 94 48 0 84-38 105-71 22 28 27 34 40 45 24 19 47 26 69 26 49 0 80-47 80-95s-30-95-78-95c-49 0-84 39-104 72zM201 87c18-30 50-73 96-73 45 0 66 44 66 81 0 42-26 75-63 75-24 0-43-18-53-27s-19-23-46-56zM173 105c-17 30-48 72-96 72-45 0-67-43-67-81 0-42 27-76 64-76 26 0 44 19 53 27 10 12 21 24 46 58z"><text:p/></draw:path></draw:g></draw:g></text:span></text:p>
          </table:table-cell>
        </table:table-row>
        <table:table-row table:style-name="Tableau3.2">
          <table:table-cell table:style-name="Tableau3.A2" office:value-type="string">
            <text:p text:style-name="P13"><text:span text:style-name="T15">f</text:span><text:span text:style-name="T17">(</text:span><text:span text:style-name="T15">x</text:span><text:span text:style-name="T17">)</text:span></text:p>
          </table:table-cell>
          <table:table-cell table:style-name="Tableau3.B2" office:value-type="string">
            <text:p text:style-name="P11"><draw:line text:anchor-type="char" draw:z-index="11" draw:name="Line 10" draw:style-name="gr156" draw:text-style-name="P24" svg:x1="5.376cm" svg:y1="-0.016cm" svg:x2="5.377cm" svg:y2="1.465cm"><text:p/></draw:line><draw:line text:anchor-type="char" draw:z-index="12" draw:name="Line 11" draw:style-name="gr156" draw:text-style-name="P24" svg:x1="2.244cm" svg:y1="-0.005cm" svg:x2="2.245cm" svg:y2="1.476cm"><text:p/></draw:line></text:p>
            <text:p text:style-name="P15"><text:span text:style-name="T12">Signe de </text:span><text:span text:style-name="T15">a </text:span><text:span text:style-name="T17">O</text:span><text:span text:style-name="T15"> </text:span><text:span text:style-name="T12">Signe opposé </text:span><text:span text:style-name="T17">O </text:span><text:span text:style-name="T12">Signe de </text:span><text:span text:style-name="T15">a</text:span></text:p>
            <text:p text:style-name="P14"><text:span text:style-name="T12"><text:s text:c="29"/>de </text:span><text:span text:style-name="T15">a</text:span></text:p>
          </table:table-cell>
        </table:table-row>
      </table:table>
      <text:p text:style-name="P10"/>
      <text:p text:style-name="P10"><text:soft-page-break/></text:p>
      <text:p text:style-name="P7"/>
      <text:p text:style-name="P6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rial" svg:font-family="arial" style:font-family-generic="swiss"/>
    <style:font-face style:name="monospace" svg:font-family="monospace"/>
    <style:font-face style:name="sans-serif" svg:font-family="sans-serif"/>
    <style:font-face style:name="serif" svg:font-family="serif"/>
  </office:font-face-decls>
  <office:styles>
    <draw:marker draw:name="msArrowOpenEnd_20_5_20_35" draw:display-name="msArrowOpenEnd 5 35" svg:viewBox="0 0 350 350" svg:d="M175 0l175 312-38 38-112-213v213h-50v-213l-113 213-37-38z"/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list-style-name="" style:class="text">
      <style:paragraph-properties fo:margin-top="0.42cm" fo:margin-bottom="0.21cm" style:contextual-spacing="false" fo:text-align="center" style:justify-single-word="false"/>
      <style:text-properties style:font-name="arial" fo:font-family="arial" style:font-family-generic="swiss" fo:font-size="18pt" style:text-underline-style="solid" style:text-underline-width="bold" style:text-underline-color="#ff0000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arial" fo:font-family="arial" style:font-family-generic="swiss" fo:font-size="16pt" style:text-underline-style="solid" style:text-underline-type="double" style:text-underline-width="auto" style:text-underline-color="#ff0000" fo:font-weight="normal" style:font-size-asian="16pt" style:font-weight-asian="normal" style:font-size-complex="16pt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394cm" style:type="center"/>
          <style:tab-stop style:position="18.78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394cm" style:type="center"/>
          <style:tab-stop style:position="18.789cm" style:type="right"/>
        </style:tab-stops>
      </style:paragraph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0.721cm" fo:margin-right="0.31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1T14:38:04.244892701</meta:creation-date>
    <dc:date>2022-06-11T17:35:38.866528820</dc:date>
    <meta:editing-duration>PT2H5M45S</meta:editing-duration>
    <meta:editing-cycles>11</meta:editing-cycles>
    <meta:generator>LibreOffice/7.3.4.2$Linux_X86_64 LibreOffice_project/30$Build-2</meta:generator>
    <meta:document-statistic meta:table-count="3" meta:image-count="0" meta:object-count="1" meta:page-count="2" meta:paragraph-count="30" meta:word-count="212" meta:character-count="1067" meta:non-whitespace-character-count="690"/>
  </office:meta>
</office:document-meta>
</file>

<file path=Object 1/content.xml><?xml version="1.0" encoding="utf-8"?>
<math xmlns="http://www.w3.org/1998/Math/MathML" display="block">
  <semantics>
    <mi>R</mi>
    <annotation encoding="StarMath 5.0">R</annotation>
  </semantics>
</math>
</file>